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13mm"/>
    </style:style>
    <style:style style:name="co3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61"/>
    <style:style style:name="ce4" style:family="table-cell" style:parent-style-name="Default" style:data-style-name="N151"/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number-columns-repeated="5" table:default-cell-style-name="Default"/>
        <table:table-column table:style-name="co1" table:number-columns-repeated="2" table:default-cell-style-name="ce3"/>
        <table:table-column table:style-name="co1" table:number-columns-repeated="5" table:default-cell-style-name="Default"/>
        <table:table-column table:style-name="co2" table:number-columns-repeated="4" table:default-cell-style-name="ce4"/>
        <table:table-column table:style-name="co1" table:default-cell-style-name="Default"/>
        <table:table-column table:style-name="co3" table:number-columns-repeated="2" table:default-cell-style-name="ce4"/>
        <table:table-column table:style-name="co1" table:number-columns-repeated="1000" table:default-cell-style-name="Default"/>
        <table:table-row table:style-name="ro1">
          <table:table-cell table:style-name="ce1" table:number-columns-repeated="3"/>
          <table:table-cell table:style-name="ce2" office:value-type="string" calcext:value-type="string" table:number-columns-spanned="6" table:number-rows-spanned="1">
            <text:p>business as usual</text:p>
          </table:table-cell>
          <table:covered-table-cell table:number-columns-repeated="5" table:style-name="ce1"/>
          <table:table-cell table:style-name="ce1"/>
          <table:table-cell table:style-name="ce2" office:value-type="string" calcext:value-type="string" table:number-columns-spanned="6" table:number-rows-spanned="1">
            <text:p>PIF = 0.95</text:p>
          </table:table-cell>
          <table:covered-table-cell table:number-columns-repeated="5" table:style-name="ce1"/>
          <table:table-cell table:style-name="ce1"/>
          <table:table-cell table:style-name="ce2" office:value-type="string" calcext:value-type="string" table:number-columns-spanned="4" table:number-rows-spanned="1">
            <text:p>deltas</text:p>
          </table:table-cell>
          <table:covered-table-cell table:number-columns-repeated="3" table:style-name="ce1"/>
          <table:table-cell table:style-name="ce1"/>
          <table:table-cell table:style-name="ce1" office:value-type="string" calcext:value-type="string">
            <text:p>mslt</text:p>
          </table:table-cell>
          <table:table-cell table:style-name="ce1" table:number-columns-repeated="1001"/>
        </table:table-row>
        <table:table-row table:style-name="ro1"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age</text:p>
          </table:table-cell>
          <table:table-cell table:style-name="ce1"/>
          <table:table-cell table:style-name="ce1" office:value-type="string" calcext:value-type="string">
            <text:p>incidence rate</text:p>
          </table:table-cell>
          <table:table-cell table:style-name="ce1" office:value-type="string" calcext:value-type="string">
            <text:p>case fatality</text:p>
          </table:table-cell>
          <table:table-cell table:style-name="ce1" office:value-type="string" calcext:value-type="string">
            <text:p>healthy</text:p>
          </table:table-cell>
          <table:table-cell table:style-name="ce1" office:value-type="string" calcext:value-type="string">
            <text:p>diseased</text:p>
          </table:table-cell>
          <table:table-cell table:style-name="ce1" office:value-type="string" calcext:value-type="string">
            <text:p>dead</text:p>
          </table:table-cell>
          <table:table-cell table:style-name="ce1" office:value-type="string" calcext:value-type="string">
            <text:p>mortality risk</text:p>
          </table:table-cell>
          <table:table-cell table:style-name="ce1"/>
          <table:table-cell table:style-name="ce1" office:value-type="string" calcext:value-type="string">
            <text:p>incidence</text:p>
          </table:table-cell>
          <table:table-cell table:style-name="ce1" office:value-type="string" calcext:value-type="string">
            <text:p>case fatality</text:p>
          </table:table-cell>
          <table:table-cell table:style-name="ce1" office:value-type="string" calcext:value-type="string">
            <text:p>healthy</text:p>
          </table:table-cell>
          <table:table-cell table:style-name="ce1" office:value-type="string" calcext:value-type="string">
            <text:p>diseased</text:p>
          </table:table-cell>
          <table:table-cell table:style-name="ce1" office:value-type="string" calcext:value-type="string">
            <text:p>dead</text:p>
          </table:table-cell>
          <table:table-cell table:style-name="ce1" office:value-type="string" calcext:value-type="string">
            <text:p>mortality risk</text:p>
          </table:table-cell>
          <table:table-cell table:style-name="ce1"/>
          <table:table-cell table:style-name="ce1" office:value-type="string" calcext:value-type="string">
            <text:p>incidence</text:p>
          </table:table-cell>
          <table:table-cell table:style-name="ce1" office:value-type="string" calcext:value-type="string">
            <text:p>prevalence</text:p>
          </table:table-cell>
          <table:table-cell table:style-name="ce1" office:value-type="string" calcext:value-type="string">
            <text:p>mortality</text:p>
          </table:table-cell>
          <table:table-cell table:style-name="ce1" office:value-type="string" calcext:value-type="string">
            <text:p>pYLD</text:p>
          </table:table-cell>
          <table:table-cell table:style-name="ce1"/>
          <table:table-cell table:style-name="ce1" office:value-type="string" calcext:value-type="string">
            <text:p>BAU mortality rate</text:p>
          </table:table-cell>
          <table:table-cell table:style-name="ce1" office:value-type="string" calcext:value-type="string">
            <text:p>INT mortality rate</text:p>
          </table:table-cell>
          <table:table-cell table:style-name="ce1" office:value-type="string" calcext:value-type="string">
            <text:p>delta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000019034" calcext:value-type="float">
            <text:p>1.90E-05</text:p>
          </table:table-cell>
          <table:table-cell office:value-type="float" office:value="0.06871387" calcext:value-type="float">
            <text:p>6.87E-02</text:p>
          </table:table-cell>
          <table:table-cell office:value-type="float" office:value="999.980966181145" calcext:value-type="float">
            <text:p>999.980966181145</text:p>
          </table:table-cell>
          <table:table-cell office:value-type="float" office:value="0.019033818854597" calcext:value-type="float">
            <text:p>0.01903381885459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0143060762432224" calcext:value-type="float">
            <text:p>1.43E-06</text:p>
          </table:table-cell>
          <table:table-cell table:style-name="ce3"/>
          <table:table-cell office:value-type="float" office:value="0.0000180823" calcext:value-type="float">
            <text:p>1.81E-05</text:p>
          </table:table-cell>
          <table:table-cell office:value-type="float" office:value="0.06871387" calcext:value-type="float">
            <text:p>6.87E-02</text:p>
          </table:table-cell>
          <table:table-cell office:value-type="float" office:value="999.981917863484" calcext:value-type="float">
            <text:p>999.981917863484</text:p>
          </table:table-cell>
          <table:table-cell office:value-type="float" office:value="0.018082136516218" calcext:value-type="float">
            <text:p>0.01808213651621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0135907788982078" calcext:value-type="float">
            <text:p>1.36E-06</text:p>
          </table:table-cell>
          <table:table-cell table:style-name="ce3"/>
          <table:table-cell office:value-type="float" office:value="-0.0000009517" calcext:value-type="float">
            <text:p>-9.517000E-07</text:p>
          </table:table-cell>
          <table:table-cell office:value-type="float" office:value="-0.000001741513" calcext:value-type="float">
            <text:p>-1.741513E-06</text:p>
          </table:table-cell>
          <table:table-cell office:value-type="float" office:value="-0.00000007152983" calcext:value-type="float">
            <text:p>-7.152983E-08</text:p>
          </table:table-cell>
          <table:table-cell office:value-type="float" office:value="-0.0000001381209" calcext:value-type="float">
            <text:p>-1.381209E-07</text:p>
          </table:table-cell>
          <table:table-cell/>
          <table:table-cell table:number-columns-repeated="2" office:value-type="float" office:value="0.00079" calcext:value-type="float">
            <text:p>7.900000E-04</text:p>
          </table:table-cell>
          <table:table-cell table:formula="of:=[.X3]-[.W3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000033026" calcext:value-type="float">
            <text:p>3.30E-05</text:p>
          </table:table-cell>
          <table:table-cell office:value-type="float" office:value="0.078136" calcext:value-type="float">
            <text:p>7.81E-02</text:p>
          </table:table-cell>
          <table:table-cell office:value-type="float" office:value="999.947941355098" calcext:value-type="float">
            <text:p>999.947941355098</text:p>
          </table:table-cell>
          <table:table-cell office:value-type="float" office:value="0.050628037277426" calcext:value-type="float">
            <text:p>0.050628037277426</text:p>
          </table:table-cell>
          <table:table-cell office:value-type="float" office:value="0.001430607624322" calcext:value-type="float">
            <text:p>0.001430607624322</text:p>
          </table:table-cell>
          <table:table-cell table:style-name="ce3" office:value-type="float" office:value="0.00000403833841564716" calcext:value-type="float">
            <text:p>4.04E-06</text:p>
          </table:table-cell>
          <table:table-cell table:style-name="ce3"/>
          <table:table-cell office:value-type="float" office:value="0.0000313747" calcext:value-type="float">
            <text:p>3.14E-05</text:p>
          </table:table-cell>
          <table:table-cell office:value-type="float" office:value="0.078136" calcext:value-type="float">
            <text:p>7.81E-02</text:p>
          </table:table-cell>
          <table:table-cell office:value-type="float" office:value="999.950544222977" calcext:value-type="float">
            <text:p>999.950544222977</text:p>
          </table:table-cell>
          <table:table-cell office:value-type="float" office:value="0.048096699132978" calcext:value-type="float">
            <text:p>0.048096699132978</text:p>
          </table:table-cell>
          <table:table-cell office:value-type="float" office:value="0.001359077889821" calcext:value-type="float">
            <text:p>0.001359077889821</text:p>
          </table:table-cell>
          <table:table-cell table:style-name="ce3" office:value-type="float" office:value="0.00000383642630301688" calcext:value-type="float">
            <text:p>3.84E-06</text:p>
          </table:table-cell>
          <table:table-cell table:style-name="ce3"/>
          <table:table-cell office:value-type="float" office:value="-0.0000016513" calcext:value-type="float">
            <text:p>-1.651300E-06</text:p>
          </table:table-cell>
          <table:table-cell office:value-type="float" office:value="-0.000003737533" calcext:value-type="float">
            <text:p>-3.737533E-06</text:p>
          </table:table-cell>
          <table:table-cell office:value-type="float" office:value="-0.0000002019129" calcext:value-type="float">
            <text:p>-2.019129E-07</text:p>
          </table:table-cell>
          <table:table-cell office:value-type="float" office:value="-0.000000296427" calcext:value-type="float">
            <text:p>-2.964270E-07</text:p>
          </table:table-cell>
          <table:table-cell/>
          <table:table-cell table:number-columns-repeated="2" office:value-type="float" office:value="0.00087" calcext:value-type="float">
            <text:p>8.700000E-04</text:p>
          </table:table-cell>
          <table:table-cell table:formula="of:=[.X4]-[.W4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.000052293" calcext:value-type="float">
            <text:p>5.23E-05</text:p>
          </table:table-cell>
          <table:table-cell office:value-type="float" office:value="0.08312593" calcext:value-type="float">
            <text:p>8.31E-02</text:p>
          </table:table-cell>
          <table:table-cell office:value-type="float" office:value="999.895652444585" calcext:value-type="float">
            <text:p>999.895652444585</text:p>
          </table:table-cell>
          <table:table-cell office:value-type="float" office:value="0.09887861515241" calcext:value-type="float">
            <text:p>0.09887861515241</text:p>
          </table:table-cell>
          <table:table-cell office:value-type="float" office:value="0.005468940262692" calcext:value-type="float">
            <text:p>0.005468940262692</text:p>
          </table:table-cell>
          <table:table-cell table:style-name="ce3" office:value-type="float" office:value="0.00000793780728150314" calcext:value-type="float">
            <text:p>7.94E-06</text:p>
          </table:table-cell>
          <table:table-cell table:style-name="ce3"/>
          <table:table-cell office:value-type="float" office:value="0.00004967835" calcext:value-type="float">
            <text:p>4.97E-05</text:p>
          </table:table-cell>
          <table:table-cell office:value-type="float" office:value="0.08312593" calcext:value-type="float">
            <text:p>8.31E-02</text:p>
          </table:table-cell>
          <table:table-cell office:value-type="float" office:value="999.900869563746" calcext:value-type="float">
            <text:p>999.900869563746</text:p>
          </table:table-cell>
          <table:table-cell office:value-type="float" office:value="0.093934937274783" calcext:value-type="float">
            <text:p>0.093934937274783</text:p>
          </table:table-cell>
          <table:table-cell office:value-type="float" office:value="0.005195498978836" calcext:value-type="float">
            <text:p>0.005195498978836</text:p>
          </table:table-cell>
          <table:table-cell table:style-name="ce3" office:value-type="float" office:value="0.00000754093515619008" calcext:value-type="float">
            <text:p>7.54E-06</text:p>
          </table:table-cell>
          <table:table-cell table:style-name="ce3"/>
          <table:table-cell office:value-type="float" office:value="-0.00000261465" calcext:value-type="float">
            <text:p>-2.614650E-06</text:p>
          </table:table-cell>
          <table:table-cell office:value-type="float" office:value="-0.000006665732" calcext:value-type="float">
            <text:p>-6.665732E-06</text:p>
          </table:table-cell>
          <table:table-cell office:value-type="float" office:value="-0.0000003968752" calcext:value-type="float">
            <text:p>-3.968752E-07</text:p>
          </table:table-cell>
          <table:table-cell office:value-type="float" office:value="-0.0000005286649" calcext:value-type="float">
            <text:p>-5.286649E-07</text:p>
          </table:table-cell>
          <table:table-cell/>
          <table:table-cell table:number-columns-repeated="2" office:value-type="float" office:value="0.00089" calcext:value-type="float">
            <text:p>8.900000E-04</text:p>
          </table:table-cell>
          <table:table-cell table:formula="of:=[.X5]-[.W5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000076836" calcext:value-type="float">
            <text:p>7.68E-05</text:p>
          </table:table-cell>
          <table:table-cell office:value-type="float" office:value="0.08368368" calcext:value-type="float">
            <text:p>8.37E-02</text:p>
          </table:table-cell>
          <table:table-cell office:value-type="float" office:value="999.818827413736" calcext:value-type="float">
            <text:p>999.818827413736</text:p>
          </table:table-cell>
          <table:table-cell office:value-type="float" office:value="0.16776588213172" calcext:value-type="float">
            <text:p>0.16776588213172</text:p>
          </table:table-cell>
          <table:table-cell office:value-type="float" office:value="0.013406704132801" calcext:value-type="float">
            <text:p>0.013406704132801</text:p>
          </table:table-cell>
          <table:table-cell table:style-name="ce3" office:value-type="float" office:value="0.0000128690802439851" calcext:value-type="float">
            <text:p>1.29E-05</text:p>
          </table:table-cell>
          <table:table-cell table:style-name="ce3"/>
          <table:table-cell office:value-type="float" office:value="0.0000729942" calcext:value-type="float">
            <text:p>7.30E-05</text:p>
          </table:table-cell>
          <table:table-cell office:value-type="float" office:value="0.08368368" calcext:value-type="float">
            <text:p>8.37E-02</text:p>
          </table:table-cell>
          <table:table-cell office:value-type="float" office:value="999.827885263441" calcext:value-type="float">
            <text:p>999.827885263441</text:p>
          </table:table-cell>
          <table:table-cell office:value-type="float" office:value="0.159378341602874" calcext:value-type="float">
            <text:p>0.159378341602874</text:p>
          </table:table-cell>
          <table:table-cell office:value-type="float" office:value="0.012736394956105" calcext:value-type="float">
            <text:p>0.012736394956105</text:p>
          </table:table-cell>
          <table:table-cell table:style-name="ce3" office:value-type="float" office:value="0.0000122256758425611" calcext:value-type="float">
            <text:p>1.22E-05</text:p>
          </table:table-cell>
          <table:table-cell table:style-name="ce3"/>
          <table:table-cell office:value-type="float" office:value="-0.0000038418" calcext:value-type="float">
            <text:p>-3.841800E-06</text:p>
          </table:table-cell>
          <table:table-cell office:value-type="float" office:value="-0.00001073142" calcext:value-type="float">
            <text:p>-1.073142E-05</text:p>
          </table:table-cell>
          <table:table-cell office:value-type="float" office:value="-0.0000006434125" calcext:value-type="float">
            <text:p>-6.434125E-07</text:p>
          </table:table-cell>
          <table:table-cell office:value-type="float" office:value="-0.000000851118" calcext:value-type="float">
            <text:p>-8.511180E-07</text:p>
          </table:table-cell>
          <table:table-cell/>
          <table:table-cell table:number-columns-repeated="2" office:value-type="float" office:value="0.00085" calcext:value-type="float">
            <text:p>8.500000E-04</text:p>
          </table:table-cell>
          <table:table-cell table:formula="of:=[.X6]-[.W6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000106655" calcext:value-type="float">
            <text:p>1.07E-04</text:p>
          </table:table-cell>
          <table:table-cell office:value-type="float" office:value="0.07980923" calcext:value-type="float">
            <text:p>7.98E-02</text:p>
          </table:table-cell>
          <table:table-cell office:value-type="float" office:value="999.71219742311" calcext:value-type="float">
            <text:p>999.71219742311</text:p>
          </table:table-cell>
          <table:table-cell office:value-type="float" office:value="0.261526965045567" calcext:value-type="float">
            <text:p>0.261526965045567</text:p>
          </table:table-cell>
          <table:table-cell office:value-type="float" office:value="0.026275611844835" calcext:value-type="float">
            <text:p>0.026275611844835</text:p>
          </table:table-cell>
          <table:table-cell table:style-name="ce3" office:value-type="float" office:value="0.0000180474403798983" calcext:value-type="float">
            <text:p>1.80E-05</text:p>
          </table:table-cell>
          <table:table-cell table:style-name="ce3"/>
          <table:table-cell office:value-type="float" office:value="0.0001013223" calcext:value-type="float">
            <text:p>1.01E-04</text:p>
          </table:table-cell>
          <table:table-cell office:value-type="float" office:value="0.07980923" calcext:value-type="float">
            <text:p>7.98E-02</text:p>
          </table:table-cell>
          <table:table-cell office:value-type="float" office:value="999.726585584536" calcext:value-type="float">
            <text:p>999.726585584536</text:p>
          </table:table-cell>
          <table:table-cell office:value-type="float" office:value="0.248452500376608" calcext:value-type="float">
            <text:p>0.248452500376608</text:p>
          </table:table-cell>
          <table:table-cell office:value-type="float" office:value="0.02496191508763" calcext:value-type="float">
            <text:p>0.02496191508763</text:p>
          </table:table-cell>
          <table:table-cell table:style-name="ce3" office:value-type="float" office:value="0.0000171451758189779" calcext:value-type="float">
            <text:p>1.71E-05</text:p>
          </table:table-cell>
          <table:table-cell table:style-name="ce3"/>
          <table:table-cell office:value-type="float" office:value="-0.00000533275" calcext:value-type="float">
            <text:p>-5.332750E-06</text:p>
          </table:table-cell>
          <table:table-cell office:value-type="float" office:value="-0.00001616572" calcext:value-type="float">
            <text:p>-1.616572E-05</text:p>
          </table:table-cell>
          <table:table-cell office:value-type="float" office:value="-0.0000009022804" calcext:value-type="float">
            <text:p>-9.022804E-07</text:p>
          </table:table-cell>
          <table:table-cell office:value-type="float" office:value="-0.000001282117" calcext:value-type="float">
            <text:p>-1.282117E-06</text:p>
          </table:table-cell>
          <table:table-cell/>
          <table:table-cell office:value-type="float" office:value="0.00077" calcext:value-type="float">
            <text:p>7.700000E-04</text:p>
          </table:table-cell>
          <table:table-cell office:value-type="float" office:value="0.000769" calcext:value-type="float">
            <text:p>7.690000E-04</text:p>
          </table:table-cell>
          <table:table-cell table:formula="of:=[.X7]-[.W7]" office:value-type="float" office:value="-0.00000100000000000013" calcext:value-type="float">
            <text:p>-1.00000000000013E-0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.000141749" calcext:value-type="float">
            <text:p>1.42E-04</text:p>
          </table:table-cell>
          <table:table-cell office:value-type="float" office:value="0.0715026" calcext:value-type="float">
            <text:p>7.15E-02</text:p>
          </table:table-cell>
          <table:table-cell office:value-type="float" office:value="999.570499261861" calcext:value-type="float">
            <text:p>999.570499261861</text:p>
          </table:table-cell>
          <table:table-cell office:value-type="float" office:value="0.385178160122178" calcext:value-type="float">
            <text:p>0.385178160122178</text:p>
          </table:table-cell>
          <table:table-cell office:value-type="float" office:value="0.044322578017195" calcext:value-type="float">
            <text:p>0.044322578017195</text:p>
          </table:table-cell>
          <table:table-cell table:style-name="ce3" office:value-type="float" office:value="0.0000224639142531954" calcext:value-type="float">
            <text:p>2.25E-05</text:p>
          </table:table-cell>
          <table:table-cell table:style-name="ce3"/>
          <table:table-cell office:value-type="float" office:value="0.0001346616" calcext:value-type="float">
            <text:p>1.35E-04</text:p>
          </table:table-cell>
          <table:table-cell office:value-type="float" office:value="0.0715026" calcext:value-type="float">
            <text:p>7.15E-02</text:p>
          </table:table-cell>
          <table:table-cell office:value-type="float" office:value="999.591969916925" calcext:value-type="float">
            <text:p>999.591969916925</text:p>
          </table:table-cell>
          <table:table-cell office:value-type="float" office:value="0.365923420144473" calcext:value-type="float">
            <text:p>0.365923420144473</text:p>
          </table:table-cell>
          <table:table-cell office:value-type="float" office:value="0.042106662930185" calcext:value-type="float">
            <text:p>0.042106662930185</text:p>
          </table:table-cell>
          <table:table-cell table:style-name="ce3" office:value-type="float" office:value="0.0000213409143317075" calcext:value-type="float">
            <text:p>2.13E-05</text:p>
          </table:table-cell>
          <table:table-cell table:style-name="ce3"/>
          <table:table-cell office:value-type="float" office:value="-0.00000708745" calcext:value-type="float">
            <text:p>-7.087450E-06</text:p>
          </table:table-cell>
          <table:table-cell office:value-type="float" office:value="-0.0000230451" calcext:value-type="float">
            <text:p>-2.304510E-05</text:p>
          </table:table-cell>
          <table:table-cell office:value-type="float" office:value="-0.000001123025" calcext:value-type="float">
            <text:p>-1.123025E-06</text:p>
          </table:table-cell>
          <table:table-cell office:value-type="float" office:value="-0.000001827727" calcext:value-type="float">
            <text:p>-1.827727E-06</text:p>
          </table:table-cell>
          <table:table-cell/>
          <table:table-cell office:value-type="float" office:value="0.00069" calcext:value-type="float">
            <text:p>6.900000E-04</text:p>
          </table:table-cell>
          <table:table-cell office:value-type="float" office:value="0.000689" calcext:value-type="float">
            <text:p>6.890000E-04</text:p>
          </table:table-cell>
          <table:table-cell table:formula="of:=[.X8]-[.W8]" office:value-type="float" office:value="-0.00000100000000000013" calcext:value-type="float">
            <text:p>-1.00000000000013E-0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000174148" calcext:value-type="float">
            <text:p>1.74E-04</text:p>
          </table:table-cell>
          <table:table-cell office:value-type="float" office:value="0.06008791" calcext:value-type="float">
            <text:p>6.01E-02</text:p>
          </table:table-cell>
          <table:table-cell office:value-type="float" office:value="999.396441214926" calcext:value-type="float">
            <text:p>999.396441214926</text:p>
          </table:table-cell>
          <table:table-cell office:value-type="float" office:value="0.536773288462701" calcext:value-type="float">
            <text:p>0.536773288462701</text:p>
          </table:table-cell>
          <table:table-cell office:value-type="float" office:value="0.066785496611798" calcext:value-type="float">
            <text:p>0.066785496611798</text:p>
          </table:table-cell>
          <table:table-cell table:style-name="ce3" office:value-type="float" office:value="0.0000261791517979684" calcext:value-type="float">
            <text:p>2.62E-05</text:p>
          </table:table-cell>
          <table:table-cell table:style-name="ce3"/>
          <table:table-cell office:value-type="float" office:value="0.0001654406" calcext:value-type="float">
            <text:p>1.65E-04</text:p>
          </table:table-cell>
          <table:table-cell office:value-type="float" office:value="0.06008791" calcext:value-type="float">
            <text:p>6.01E-02</text:p>
          </table:table-cell>
          <table:table-cell office:value-type="float" office:value="999.426610500625" calcext:value-type="float">
            <text:p>999.426610500625</text:p>
          </table:table-cell>
          <table:table-cell office:value-type="float" office:value="0.509942820708017" calcext:value-type="float">
            <text:p>0.509942820708017</text:p>
          </table:table-cell>
          <table:table-cell office:value-type="float" office:value="0.063446678667206" calcext:value-type="float">
            <text:p>0.063446678667206</text:p>
          </table:table-cell>
          <table:table-cell table:style-name="ce3" office:value-type="float" office:value="0.000024870510926908" calcext:value-type="float">
            <text:p>2.49E-05</text:p>
          </table:table-cell>
          <table:table-cell table:style-name="ce3"/>
          <table:table-cell office:value-type="float" office:value="-0.0000087074" calcext:value-type="float">
            <text:p>-8.707400E-06</text:p>
          </table:table-cell>
          <table:table-cell office:value-type="float" office:value="-0.00003113863" calcext:value-type="float">
            <text:p>-3.113863E-05</text:p>
          </table:table-cell>
          <table:table-cell office:value-type="float" office:value="-0.000001308674" calcext:value-type="float">
            <text:p>-1.308674E-06</text:p>
          </table:table-cell>
          <table:table-cell office:value-type="float" office:value="-0.000002469632" calcext:value-type="float">
            <text:p>-2.469632E-06</text:p>
          </table:table-cell>
          <table:table-cell/>
          <table:table-cell office:value-type="float" office:value="0.00061" calcext:value-type="float">
            <text:p>6.100000E-04</text:p>
          </table:table-cell>
          <table:table-cell office:value-type="float" office:value="0.000609" calcext:value-type="float">
            <text:p>6.090000E-04</text:p>
          </table:table-cell>
          <table:table-cell table:formula="of:=[.X9]-[.W9]" office:value-type="float" office:value="-0.00000100000000000013" calcext:value-type="float">
            <text:p>-1.00000000000013E-0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.000198574" calcext:value-type="float">
            <text:p>1.99E-04</text:p>
          </table:table-cell>
          <table:table-cell office:value-type="float" office:value="0.04999738" calcext:value-type="float">
            <text:p>5.00E-02</text:p>
          </table:table-cell>
          <table:table-cell office:value-type="float" office:value="999.198006768621" calcext:value-type="float">
            <text:p>999.198006768621</text:p>
          </table:table-cell>
          <table:table-cell office:value-type="float" office:value="0.709030331357271" calcext:value-type="float">
            <text:p>0.709030331357271</text:p>
          </table:table-cell>
          <table:table-cell office:value-type="float" office:value="0.092962900022113" calcext:value-type="float">
            <text:p>0.092962900022113</text:p>
          </table:table-cell>
          <table:table-cell table:style-name="ce3" office:value-type="float" office:value="0.0000286422095871768" calcext:value-type="float">
            <text:p>2.86E-05</text:p>
          </table:table-cell>
          <table:table-cell table:style-name="ce3"/>
          <table:table-cell office:value-type="float" office:value="0.0001886453" calcext:value-type="float">
            <text:p>1.89E-04</text:p>
          </table:table-cell>
          <table:table-cell office:value-type="float" office:value="0.04999738" calcext:value-type="float">
            <text:p>5.00E-02</text:p>
          </table:table-cell>
          <table:table-cell office:value-type="float" office:value="999.238091150063" calcext:value-type="float">
            <text:p>999.238091150063</text:p>
          </table:table-cell>
          <table:table-cell office:value-type="float" office:value="0.673593238294462" calcext:value-type="float">
            <text:p>0.673593238294462</text:p>
          </table:table-cell>
          <table:table-cell office:value-type="float" office:value="0.088315611642799" calcext:value-type="float">
            <text:p>0.088315611642799</text:p>
          </table:table-cell>
          <table:table-cell table:style-name="ce3" office:value-type="float" office:value="0.0000272105552971558" calcext:value-type="float">
            <text:p>2.72E-05</text:p>
          </table:table-cell>
          <table:table-cell table:style-name="ce3"/>
          <table:table-cell office:value-type="float" office:value="-0.0000099287" calcext:value-type="float">
            <text:p>-9.928700E-06</text:p>
          </table:table-cell>
          <table:table-cell office:value-type="float" office:value="-0.00004009593" calcext:value-type="float">
            <text:p>-4.009593E-05</text:p>
          </table:table-cell>
          <table:table-cell office:value-type="float" office:value="-0.000001431694" calcext:value-type="float">
            <text:p>-1.431694E-06</text:p>
          </table:table-cell>
          <table:table-cell office:value-type="float" office:value="-0.000003180043" calcext:value-type="float">
            <text:p>-3.180043E-06</text:p>
          </table:table-cell>
          <table:table-cell/>
          <table:table-cell office:value-type="float" office:value="0.00056" calcext:value-type="float">
            <text:p>5.600000E-04</text:p>
          </table:table-cell>
          <table:table-cell office:value-type="float" office:value="0.000559" calcext:value-type="float">
            <text:p>5.590000E-04</text:p>
          </table:table-cell>
          <table:table-cell table:formula="of:=[.X10]-[.W10]" office:value-type="float" office:value="-0.00000100000000000013" calcext:value-type="float">
            <text:p>-1.00000000000013E-0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000215027" calcext:value-type="float">
            <text:p>2.15E-04</text:p>
          </table:table-cell>
          <table:table-cell office:value-type="float" office:value="0.04123099" calcext:value-type="float">
            <text:p>4.12E-02</text:p>
          </table:table-cell>
          <table:table-cell office:value-type="float" office:value="998.983175316928" calcext:value-type="float">
            <text:p>998.983175316928</text:p>
          </table:table-cell>
          <table:table-cell office:value-type="float" office:value="0.895222236125398" calcext:value-type="float">
            <text:p>0.895222236125398</text:p>
          </table:table-cell>
          <table:table-cell office:value-type="float" office:value="0.121602446946423" calcext:value-type="float">
            <text:p>0.121602446946423</text:p>
          </table:table-cell>
          <table:table-cell table:style-name="ce3" office:value-type="float" office:value="0.0000297467356259524" calcext:value-type="float">
            <text:p>2.97E-05</text:p>
          </table:table-cell>
          <table:table-cell table:style-name="ce3"/>
          <table:table-cell office:value-type="float" office:value="0.0002042757" calcext:value-type="float">
            <text:p>2.04E-04</text:p>
          </table:table-cell>
          <table:table-cell office:value-type="float" office:value="0.04123099" calcext:value-type="float">
            <text:p>4.12E-02</text:p>
          </table:table-cell>
          <table:table-cell office:value-type="float" office:value="999.033991986443" calcext:value-type="float">
            <text:p>999.033991986443</text:p>
          </table:table-cell>
          <table:table-cell office:value-type="float" office:value="0.850484249734195" calcext:value-type="float">
            <text:p>0.850484249734195</text:p>
          </table:table-cell>
          <table:table-cell office:value-type="float" office:value="0.11552376382312" calcext:value-type="float">
            <text:p>0.11552376382312</text:p>
          </table:table-cell>
          <table:table-cell table:style-name="ce3" office:value-type="float" office:value="0.0000282599954590187" calcext:value-type="float">
            <text:p>2.83E-05</text:p>
          </table:table-cell>
          <table:table-cell table:style-name="ce3"/>
          <table:table-cell office:value-type="float" office:value="-0.00001075135" calcext:value-type="float">
            <text:p>-1.075135E-05</text:p>
          </table:table-cell>
          <table:table-cell office:value-type="float" office:value="-0.00004958342" calcext:value-type="float">
            <text:p>-4.958342E-05</text:p>
          </table:table-cell>
          <table:table-cell office:value-type="float" office:value="-0.000001486783" calcext:value-type="float">
            <text:p>-1.486783E-06</text:p>
          </table:table-cell>
          <table:table-cell office:value-type="float" office:value="-0.000003932504" calcext:value-type="float">
            <text:p>-3.932504E-06</text:p>
          </table:table-cell>
          <table:table-cell/>
          <table:table-cell office:value-type="float" office:value="0.00054" calcext:value-type="float">
            <text:p>5.400000E-04</text:p>
          </table:table-cell>
          <table:table-cell office:value-type="float" office:value="0.000539" calcext:value-type="float">
            <text:p>5.390000E-04</text:p>
          </table:table-cell>
          <table:table-cell table:formula="of:=[.X11]-[.W11]" office:value-type="float" office:value="-0.00000100000000000002" calcext:value-type="float">
            <text:p>-1.00000000000002E-0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.000223509" calcext:value-type="float">
            <text:p>2.24E-04</text:p>
          </table:table-cell>
          <table:table-cell office:value-type="float" office:value="0.03378875" calcext:value-type="float">
            <text:p>3.38E-02</text:p>
          </table:table-cell>
          <table:table-cell office:value-type="float" office:value="998.759918537276" calcext:value-type="float">
            <text:p>998.759918537276</text:p>
          </table:table-cell>
          <table:table-cell office:value-type="float" office:value="1.08873589742799" calcext:value-type="float">
            <text:p>1.08873589742799</text:p>
          </table:table-cell>
          <table:table-cell office:value-type="float" office:value="0.151345565296535" calcext:value-type="float">
            <text:p>0.151345565296535</text:p>
          </table:table-cell>
          <table:table-cell table:style-name="ce3" office:value-type="float" office:value="0.0000297175484773496" calcext:value-type="float">
            <text:p>2.97E-05</text:p>
          </table:table-cell>
          <table:table-cell table:style-name="ce3"/>
          <table:table-cell office:value-type="float" office:value="0.0002123336" calcext:value-type="float">
            <text:p>2.12E-04</text:p>
          </table:table-cell>
          <table:table-cell office:value-type="float" office:value="0.03378875" calcext:value-type="float">
            <text:p>3.38E-02</text:p>
          </table:table-cell>
          <table:table-cell office:value-type="float" office:value="998.821886071751" calcext:value-type="float">
            <text:p>998.821886071751</text:p>
          </table:table-cell>
          <table:table-cell office:value-type="float" office:value="1.03433343366756" calcext:value-type="float">
            <text:p>1.03433343366756</text:p>
          </table:table-cell>
          <table:table-cell office:value-type="float" office:value="0.143780494581098" calcext:value-type="float">
            <text:p>0.143780494581098</text:p>
          </table:table-cell>
          <table:table-cell table:style-name="ce3" office:value-type="float" office:value="0.0000282323945246003" calcext:value-type="float">
            <text:p>2.82E-05</text:p>
          </table:table-cell>
          <table:table-cell table:style-name="ce3"/>
          <table:table-cell office:value-type="float" office:value="-0.00001117545" calcext:value-type="float">
            <text:p>-1.117545E-05</text:p>
          </table:table-cell>
          <table:table-cell office:value-type="float" office:value="-0.00005926501" calcext:value-type="float">
            <text:p>-5.926501E-05</text:p>
          </table:table-cell>
          <table:table-cell office:value-type="float" office:value="-0.000001485197" calcext:value-type="float">
            <text:p>-1.485197E-06</text:p>
          </table:table-cell>
          <table:table-cell office:value-type="float" office:value="-0.000004700359" calcext:value-type="float">
            <text:p>-4.700359E-06</text:p>
          </table:table-cell>
          <table:table-cell/>
          <table:table-cell office:value-type="float" office:value="0.00054" calcext:value-type="float">
            <text:p>5.400000E-04</text:p>
          </table:table-cell>
          <table:table-cell office:value-type="float" office:value="0.000539" calcext:value-type="float">
            <text:p>5.390000E-04</text:p>
          </table:table-cell>
          <table:table-cell table:formula="of:=[.X12]-[.W12]" office:value-type="float" office:value="-0.00000100000000000002" calcext:value-type="float">
            <text:p>-1.00000000000002E-0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.000224018" calcext:value-type="float">
            <text:p>2.24E-04</text:p>
          </table:table-cell>
          <table:table-cell office:value-type="float" office:value="0.02767066" calcext:value-type="float">
            <text:p>2.77E-02</text:p>
          </table:table-cell>
          <table:table-cell office:value-type="float" office:value="998.536203396889" calcext:value-type="float">
            <text:p>998.536203396889</text:p>
          </table:table-cell>
          <table:table-cell office:value-type="float" office:value="1.28273798695597" calcext:value-type="float">
            <text:p>1.28273798695597</text:p>
          </table:table-cell>
          <table:table-cell office:value-type="float" office:value="0.181058616154711" calcext:value-type="float">
            <text:p>0.181058616154711</text:p>
          </table:table-cell>
          <table:table-cell table:style-name="ce3" office:value-type="float" office:value="0.0000290169671808963" calcext:value-type="float">
            <text:p>2.90E-05</text:p>
          </table:table-cell>
          <table:table-cell table:style-name="ce3"/>
          <table:table-cell office:value-type="float" office:value="0.0002128171" calcext:value-type="float">
            <text:p>2.13E-04</text:p>
          </table:table-cell>
          <table:table-cell office:value-type="float" office:value="0.02767066" calcext:value-type="float">
            <text:p>2.77E-02</text:p>
          </table:table-cell>
          <table:table-cell office:value-type="float" office:value="998.609342311816" calcext:value-type="float">
            <text:p>998.609342311816</text:p>
          </table:table-cell>
          <table:table-cell office:value-type="float" office:value="1.21864885834547" calcext:value-type="float">
            <text:p>1.21864885834547</text:p>
          </table:table-cell>
          <table:table-cell office:value-type="float" office:value="0.17200882983805" calcext:value-type="float">
            <text:p>0.17200882983805</text:p>
          </table:table-cell>
          <table:table-cell table:style-name="ce3" office:value-type="float" office:value="0.0000275669499291459" calcext:value-type="float">
            <text:p>2.76E-05</text:p>
          </table:table-cell>
          <table:table-cell table:style-name="ce3"/>
          <table:table-cell office:value-type="float" office:value="-0.0000112009" calcext:value-type="float">
            <text:p>-1.120090E-05</text:p>
          </table:table-cell>
          <table:table-cell office:value-type="float" office:value="-0.0000687879" calcext:value-type="float">
            <text:p>-6.878790E-05</text:p>
          </table:table-cell>
          <table:table-cell office:value-type="float" office:value="-0.000001450058" calcext:value-type="float">
            <text:p>-1.450058E-06</text:p>
          </table:table-cell>
          <table:table-cell office:value-type="float" office:value="-0.000005455627" calcext:value-type="float">
            <text:p>-5.455627E-06</text:p>
          </table:table-cell>
          <table:table-cell/>
          <table:table-cell office:value-type="float" office:value="0.00056" calcext:value-type="float">
            <text:p>5.600000E-04</text:p>
          </table:table-cell>
          <table:table-cell office:value-type="float" office:value="0.000559" calcext:value-type="float">
            <text:p>5.590000E-04</text:p>
          </table:table-cell>
          <table:table-cell table:formula="of:=[.X13]-[.W13]" office:value-type="float" office:value="-0.00000100000000000013" calcext:value-type="float">
            <text:p>-1.00000000000013E-0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.000216555" calcext:value-type="float">
            <text:p>2.17E-04</text:p>
          </table:table-cell>
          <table:table-cell office:value-type="float" office:value="0.02287671" calcext:value-type="float">
            <text:p>2.29E-02</text:p>
          </table:table-cell>
          <table:table-cell office:value-type="float" office:value="998.319988801384" calcext:value-type="float">
            <text:p>998.319988801384</text:p>
          </table:table-cell>
          <table:table-cell office:value-type="float" office:value="1.46994086905281" calcext:value-type="float">
            <text:p>1.46994086905281</text:p>
          </table:table-cell>
          <table:table-cell office:value-type="float" office:value="0.210070329563685" calcext:value-type="float">
            <text:p>0.210070329563685</text:p>
          </table:table-cell>
          <table:table-cell table:style-name="ce3" office:value-type="float" office:value="0.0000288901444486904" calcext:value-type="float">
            <text:p>2.89E-05</text:p>
          </table:table-cell>
          <table:table-cell table:style-name="ce3"/>
          <table:table-cell office:value-type="float" office:value="0.0002057273" calcext:value-type="float">
            <text:p>2.06E-04</text:p>
          </table:table-cell>
          <table:table-cell office:value-type="float" office:value="0.02287671" calcext:value-type="float">
            <text:p>2.29E-02</text:p>
          </table:table-cell>
          <table:table-cell office:value-type="float" office:value="998.403922288971" calcext:value-type="float">
            <text:p>998.403922288971</text:p>
          </table:table-cell>
          <table:table-cell office:value-type="float" office:value="1.39650667302058" calcext:value-type="float">
            <text:p>1.39650667302058</text:p>
          </table:table-cell>
          <table:table-cell office:value-type="float" office:value="0.199571038008397" calcext:value-type="float">
            <text:p>0.199571038008397</text:p>
          </table:table-cell>
          <table:table-cell table:style-name="ce3" office:value-type="float" office:value="0.0000274465841960804" calcext:value-type="float">
            <text:p>2.74E-05</text:p>
          </table:table-cell>
          <table:table-cell table:style-name="ce3"/>
          <table:table-cell office:value-type="float" office:value="-0.00001082775" calcext:value-type="float">
            <text:p>-1.082775E-05</text:p>
          </table:table-cell>
          <table:table-cell office:value-type="float" office:value="-0.00007829164" calcext:value-type="float">
            <text:p>-7.829164E-05</text:p>
          </table:table-cell>
          <table:table-cell office:value-type="float" office:value="-0.000001443601" calcext:value-type="float">
            <text:p>-1.443601E-06</text:p>
          </table:table-cell>
          <table:table-cell office:value-type="float" office:value="-0.000006209378" calcext:value-type="float">
            <text:p>-6.209378E-06</text:p>
          </table:table-cell>
          <table:table-cell/>
          <table:table-cell office:value-type="float" office:value="0.0006" calcext:value-type="float">
            <text:p>6.000000E-04</text:p>
          </table:table-cell>
          <table:table-cell office:value-type="float" office:value="0.000599" calcext:value-type="float">
            <text:p>5.990000E-04</text:p>
          </table:table-cell>
          <table:table-cell table:formula="of:=[.X14]-[.W14]" office:value-type="float" office:value="-0.00000100000000000013" calcext:value-type="float">
            <text:p>-1.00000000000013E-0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.000222563" calcext:value-type="float">
            <text:p>2.23E-04</text:p>
          </table:table-cell>
          <table:table-cell office:value-type="float" office:value="0.01984545" calcext:value-type="float">
            <text:p>1.98E-02</text:p>
          </table:table-cell>
          <table:table-cell office:value-type="float" office:value="998.097824433417" calcext:value-type="float">
            <text:p>998.097824433417</text:p>
          </table:table-cell>
          <table:table-cell office:value-type="float" office:value="1.66322116153275" calcext:value-type="float">
            <text:p>1.66322116153275</text:p>
          </table:table-cell>
          <table:table-cell office:value-type="float" office:value="0.238954405050209" calcext:value-type="float">
            <text:p>0.238954405050209</text:p>
          </table:table-cell>
          <table:table-cell table:style-name="ce3" office:value-type="float" office:value="0.0000284557686187991" calcext:value-type="float">
            <text:p>2.85E-05</text:p>
          </table:table-cell>
          <table:table-cell table:style-name="ce3"/>
          <table:table-cell office:value-type="float" office:value="0.0002114349" calcext:value-type="float">
            <text:p>2.11E-04</text:p>
          </table:table-cell>
          <table:table-cell office:value-type="float" office:value="0.01984545" calcext:value-type="float">
            <text:p>1.98E-02</text:p>
          </table:table-cell>
          <table:table-cell office:value-type="float" office:value="998.192847220521" calcext:value-type="float">
            <text:p>998.192847220521</text:p>
          </table:table-cell>
          <table:table-cell office:value-type="float" office:value="1.58014063481735" calcext:value-type="float">
            <text:p>1.58014063481735</text:p>
          </table:table-cell>
          <table:table-cell office:value-type="float" office:value="0.227012144661179" calcext:value-type="float">
            <text:p>0.227012144661179</text:p>
          </table:table-cell>
          <table:table-cell table:style-name="ce3" office:value-type="float" office:value="0.0000270340350606028" calcext:value-type="float">
            <text:p>2.70E-05</text:p>
          </table:table-cell>
          <table:table-cell table:style-name="ce3"/>
          <table:table-cell office:value-type="float" office:value="-0.00001112815" calcext:value-type="float">
            <text:p>-1.112815E-05</text:p>
          </table:table-cell>
          <table:table-cell office:value-type="float" office:value="-0.00008863944" calcext:value-type="float">
            <text:p>-8.863944E-05</text:p>
          </table:table-cell>
          <table:table-cell office:value-type="float" office:value="-0.000001421773" calcext:value-type="float">
            <text:p>-1.421773E-06</text:p>
          </table:table-cell>
          <table:table-cell office:value-type="float" office:value="-0.00000703007" calcext:value-type="float">
            <text:p>-7.030070E-06</text:p>
          </table:table-cell>
          <table:table-cell/>
          <table:table-cell office:value-type="float" office:value="0.00065" calcext:value-type="float">
            <text:p>6.500000E-04</text:p>
          </table:table-cell>
          <table:table-cell office:value-type="float" office:value="0.000649" calcext:value-type="float">
            <text:p>6.490000E-04</text:p>
          </table:table-cell>
          <table:table-cell table:formula="of:=[.X15]-[.W15]" office:value-type="float" office:value="-0.00000100000000000013" calcext:value-type="float">
            <text:p>-1.00000000000013E-0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.000250015" calcext:value-type="float">
            <text:p>2.50E-04</text:p>
          </table:table-cell>
          <table:table-cell office:value-type="float" office:value="0.01725272" calcext:value-type="float">
            <text:p>1.73E-02</text:p>
          </table:table-cell>
          <table:table-cell office:value-type="float" office:value="997.848316197542" calcext:value-type="float">
            <text:p>997.848316197542</text:p>
          </table:table-cell>
          <table:table-cell office:value-type="float" office:value="1.88428042842042" calcext:value-type="float">
            <text:p>1.88428042842042</text:p>
          </table:table-cell>
          <table:table-cell office:value-type="float" office:value="0.267403374037748" calcext:value-type="float">
            <text:p>0.267403374037748</text:p>
          </table:table-cell>
          <table:table-cell table:style-name="ce3" office:value-type="float" office:value="0.0000282437090568387" calcext:value-type="float">
            <text:p>2.82E-05</text:p>
          </table:table-cell>
          <table:table-cell table:style-name="ce3"/>
          <table:table-cell office:value-type="float" office:value="0.0002375143" calcext:value-type="float">
            <text:p>2.38E-04</text:p>
          </table:table-cell>
          <table:table-cell office:value-type="float" office:value="0.01725272" calcext:value-type="float">
            <text:p>1.73E-02</text:p>
          </table:table-cell>
          <table:table-cell office:value-type="float" office:value="997.955790348365" calcext:value-type="float">
            <text:p>997.955790348365</text:p>
          </table:table-cell>
          <table:table-cell office:value-type="float" office:value="1.7901696089669" calcext:value-type="float">
            <text:p>1.7901696089669</text:p>
          </table:table-cell>
          <table:table-cell office:value-type="float" office:value="0.254040042667504" calcext:value-type="float">
            <text:p>0.254040042667504</text:p>
          </table:table-cell>
          <table:table-cell table:style-name="ce3" office:value-type="float" office:value="0.0000268327118405395" calcext:value-type="float">
            <text:p>2.68E-05</text:p>
          </table:table-cell>
          <table:table-cell table:style-name="ce3"/>
          <table:table-cell office:value-type="float" office:value="-0.00001250075" calcext:value-type="float">
            <text:p>-1.250075E-05</text:p>
          </table:table-cell>
          <table:table-cell office:value-type="float" office:value="-0.0001009003" calcext:value-type="float">
            <text:p>-1.009003E-04</text:p>
          </table:table-cell>
          <table:table-cell office:value-type="float" office:value="-0.000001411036" calcext:value-type="float">
            <text:p>-1.411036E-06</text:p>
          </table:table-cell>
          <table:table-cell office:value-type="float" office:value="-0.000008002492" calcext:value-type="float">
            <text:p>-8.002492E-06</text:p>
          </table:table-cell>
          <table:table-cell/>
          <table:table-cell office:value-type="float" office:value="0.0007" calcext:value-type="float">
            <text:p>7.000000E-04</text:p>
          </table:table-cell>
          <table:table-cell office:value-type="float" office:value="0.000699" calcext:value-type="float">
            <text:p>6.990000E-04</text:p>
          </table:table-cell>
          <table:table-cell table:formula="of:=[.X16]-[.W16]" office:value-type="float" office:value="-0.00000100000000000002" calcext:value-type="float">
            <text:p>-1.00000000000002E-0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.00029891" calcext:value-type="float">
            <text:p>2.99E-04</text:p>
          </table:table-cell>
          <table:table-cell office:value-type="float" office:value="0.01509853" calcext:value-type="float">
            <text:p>1.51E-02</text:p>
          </table:table-cell>
          <table:table-cell office:value-type="float" office:value="997.550093930377" calcext:value-type="float">
            <text:p>997.550093930377</text:p>
          </table:table-cell>
          <table:table-cell office:value-type="float" office:value="2.15426653899192" calcext:value-type="float">
            <text:p>2.15426653899192</text:p>
          </table:table-cell>
          <table:table-cell office:value-type="float" office:value="0.29563953063149" calcext:value-type="float">
            <text:p>0.29563953063149</text:p>
          </table:table-cell>
          <table:table-cell table:style-name="ce3" office:value-type="float" office:value="0.0000286466735953811" calcext:value-type="float">
            <text:p>2.86E-05</text:p>
          </table:table-cell>
          <table:table-cell table:style-name="ce3"/>
          <table:table-cell office:value-type="float" office:value="0.0002839645" calcext:value-type="float">
            <text:p>2.84E-04</text:p>
          </table:table-cell>
          <table:table-cell office:value-type="float" office:value="0.01509853" calcext:value-type="float">
            <text:p>1.51E-02</text:p>
          </table:table-cell>
          <table:table-cell office:value-type="float" office:value="997.672446563029" calcext:value-type="float">
            <text:p>997.672446563029</text:p>
          </table:table-cell>
          <table:table-cell office:value-type="float" office:value="2.04668749904587" calcext:value-type="float">
            <text:p>2.04668749904587</text:p>
          </table:table-cell>
          <table:table-cell office:value-type="float" office:value="0.280865937924783" calcext:value-type="float">
            <text:p>0.280865937924783</text:p>
          </table:table-cell>
          <table:table-cell table:style-name="ce3" office:value-type="float" office:value="0.0000272157234237161" calcext:value-type="float">
            <text:p>2.72E-05</text:p>
          </table:table-cell>
          <table:table-cell table:style-name="ce3"/>
          <table:table-cell office:value-type="float" office:value="-0.0000149455" calcext:value-type="float">
            <text:p>-1.494550E-05</text:p>
          </table:table-cell>
          <table:table-cell office:value-type="float" office:value="-0.000116118" calcext:value-type="float">
            <text:p>-1.161180E-04</text:p>
          </table:table-cell>
          <table:table-cell office:value-type="float" office:value="-0.00000143099" calcext:value-type="float">
            <text:p>-1.430990E-06</text:p>
          </table:table-cell>
          <table:table-cell office:value-type="float" office:value="-0.00000920942" calcext:value-type="float">
            <text:p>-9.209420E-06</text:p>
          </table:table-cell>
          <table:table-cell/>
          <table:table-cell office:value-type="float" office:value="0.00076" calcext:value-type="float">
            <text:p>7.600000E-04</text:p>
          </table:table-cell>
          <table:table-cell office:value-type="float" office:value="0.000759" calcext:value-type="float">
            <text:p>7.590000E-04</text:p>
          </table:table-cell>
          <table:table-cell table:formula="of:=[.X17]-[.W17]" office:value-type="float" office:value="-0.00000100000000000002" calcext:value-type="float">
            <text:p>-1.00000000000002E-0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.000369249" calcext:value-type="float">
            <text:p>3.69E-04</text:p>
          </table:table-cell>
          <table:table-cell office:value-type="float" office:value="0.01338287" calcext:value-type="float">
            <text:p>1.34E-02</text:p>
          </table:table-cell>
          <table:table-cell office:value-type="float" office:value="997.181817552769" calcext:value-type="float">
            <text:p>997.181817552769</text:p>
          </table:table-cell>
          <table:table-cell office:value-type="float" office:value="2.49390471209297" calcext:value-type="float">
            <text:p>2.49390471209297</text:p>
          </table:table-cell>
          <table:table-cell office:value-type="float" office:value="0.324277735137735" calcext:value-type="float">
            <text:p>0.324277735137735</text:p>
          </table:table-cell>
          <table:table-cell table:style-name="ce3" office:value-type="float" office:value="0.0000300183017775299" calcext:value-type="float">
            <text:p>3.00E-05</text:p>
          </table:table-cell>
          <table:table-cell table:style-name="ce3"/>
          <table:table-cell office:value-type="float" office:value="0.0003507866" calcext:value-type="float">
            <text:p>3.51E-04</text:p>
          </table:table-cell>
          <table:table-cell office:value-type="float" office:value="0.01338287" calcext:value-type="float">
            <text:p>1.34E-02</text:p>
          </table:table-cell>
          <table:table-cell office:value-type="float" office:value="997.32253786269" calcext:value-type="float">
            <text:p>997.32253786269</text:p>
          </table:table-cell>
          <table:table-cell office:value-type="float" office:value="2.36938811993075" calcext:value-type="float">
            <text:p>2.36938811993075</text:p>
          </table:table-cell>
          <table:table-cell office:value-type="float" office:value="0.308074017378813" calcext:value-type="float">
            <text:p>0.308074017378813</text:p>
          </table:table-cell>
          <table:table-cell table:style-name="ce3" office:value-type="float" office:value="0.0000285190746954302" calcext:value-type="float">
            <text:p>2.85E-05</text:p>
          </table:table-cell>
          <table:table-cell table:style-name="ce3"/>
          <table:table-cell office:value-type="float" office:value="-0.00001846245" calcext:value-type="float">
            <text:p>-1.846245E-05</text:p>
          </table:table-cell>
          <table:table-cell office:value-type="float" office:value="-0.0001353143" calcext:value-type="float">
            <text:p>-1.353143E-04</text:p>
          </table:table-cell>
          <table:table-cell office:value-type="float" office:value="-0.000001499271" calcext:value-type="float">
            <text:p>-1.499271E-06</text:p>
          </table:table-cell>
          <table:table-cell office:value-type="float" office:value="-0.0000107319" calcext:value-type="float">
            <text:p>-1.073190E-05</text:p>
          </table:table-cell>
          <table:table-cell/>
          <table:table-cell office:value-type="float" office:value="0.00081" calcext:value-type="float">
            <text:p>8.100000E-04</text:p>
          </table:table-cell>
          <table:table-cell office:value-type="float" office:value="0.000808" calcext:value-type="float">
            <text:p>8.080000E-04</text:p>
          </table:table-cell>
          <table:table-cell table:formula="of:=[.X18]-[.W18]" office:value-type="float" office:value="-0.00000200000000000005" calcext:value-type="float">
            <text:p>-2.00000000000005E-0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.000461031" calcext:value-type="float">
            <text:p>4.61E-04</text:p>
          </table:table-cell>
          <table:table-cell office:value-type="float" office:value="0.01210574" calcext:value-type="float">
            <text:p>1.21E-02</text:p>
          </table:table-cell>
          <table:table-cell office:value-type="float" office:value="996.722191781247" calcext:value-type="float">
            <text:p>996.722191781247</text:p>
          </table:table-cell>
          <table:table-cell office:value-type="float" office:value="2.92352191610484" calcext:value-type="float">
            <text:p>2.92352191610484</text:p>
          </table:table-cell>
          <table:table-cell office:value-type="float" office:value="0.354286302648352" calcext:value-type="float">
            <text:p>0.354286302648352</text:p>
          </table:table-cell>
          <table:table-cell table:style-name="ce3" office:value-type="float" office:value="0.0000327665152961542" calcext:value-type="float">
            <text:p>3.28E-05</text:p>
          </table:table-cell>
          <table:table-cell table:style-name="ce3"/>
          <table:table-cell office:value-type="float" office:value="0.0004379795" calcext:value-type="float">
            <text:p>4.38E-04</text:p>
          </table:table-cell>
          <table:table-cell office:value-type="float" office:value="0.01210574" calcext:value-type="float">
            <text:p>1.21E-02</text:p>
          </table:table-cell>
          <table:table-cell office:value-type="float" office:value="996.885826728317" calcext:value-type="float">
            <text:p>996.885826728317</text:p>
          </table:table-cell>
          <table:table-cell office:value-type="float" office:value="2.7775889655947" calcext:value-type="float">
            <text:p>2.7775889655947</text:p>
          </table:table-cell>
          <table:table-cell office:value-type="float" office:value="0.33658430608833" calcext:value-type="float">
            <text:p>0.33658430608833</text:p>
          </table:table-cell>
          <table:table-cell table:style-name="ce3" office:value-type="float" office:value="0.0000311303634124465" calcext:value-type="float">
            <text:p>3.11E-05</text:p>
          </table:table-cell>
          <table:table-cell table:style-name="ce3"/>
          <table:table-cell office:value-type="float" office:value="-0.00002305155" calcext:value-type="float">
            <text:p>-2.305155E-05</text:p>
          </table:table-cell>
          <table:table-cell office:value-type="float" office:value="-0.0001594875" calcext:value-type="float">
            <text:p>-1.594875E-04</text:p>
          </table:table-cell>
          <table:table-cell office:value-type="float" office:value="-0.000001636204" calcext:value-type="float">
            <text:p>-1.636204E-06</text:p>
          </table:table-cell>
          <table:table-cell office:value-type="float" office:value="-0.00001264909" calcext:value-type="float">
            <text:p>-1.264909E-05</text:p>
          </table:table-cell>
          <table:table-cell/>
          <table:table-cell office:value-type="float" office:value="0.00087" calcext:value-type="float">
            <text:p>8.700000E-04</text:p>
          </table:table-cell>
          <table:table-cell office:value-type="float" office:value="0.000866" calcext:value-type="float">
            <text:p>8.660000E-04</text:p>
          </table:table-cell>
          <table:table-cell table:formula="of:=[.X19]-[.W19]" office:value-type="float" office:value="-0.00000400000000000021" calcext:value-type="float">
            <text:p>-4.00000000000021E-0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.000574257" calcext:value-type="float">
            <text:p>5.74E-04</text:p>
          </table:table-cell>
          <table:table-cell office:value-type="float" office:value="0.01126716" calcext:value-type="float">
            <text:p>1.13E-02</text:p>
          </table:table-cell>
          <table:table-cell office:value-type="float" office:value="996.149981399195" calcext:value-type="float">
            <text:p>996.149981399195</text:p>
          </table:table-cell>
          <table:table-cell office:value-type="float" office:value="3.46297739158842" calcext:value-type="float">
            <text:p>3.46297739158842</text:p>
          </table:table-cell>
          <table:table-cell office:value-type="float" office:value="0.387041209216951" calcext:value-type="float">
            <text:p>0.387041209216951</text:p>
          </table:table-cell>
          <table:table-cell table:style-name="ce3" office:value-type="float" office:value="0.0000380529501138632" calcext:value-type="float">
            <text:p>3.81E-05</text:p>
          </table:table-cell>
          <table:table-cell table:style-name="ce3"/>
          <table:table-cell office:value-type="float" office:value="0.0005455442" calcext:value-type="float">
            <text:p>5.46E-04</text:p>
          </table:table-cell>
          <table:table-cell office:value-type="float" office:value="0.01126716" calcext:value-type="float">
            <text:p>1.13E-02</text:p>
          </table:table-cell>
          <table:table-cell office:value-type="float" office:value="996.342129816147" calcext:value-type="float">
            <text:p>996.342129816147</text:p>
          </table:table-cell>
          <table:table-cell office:value-type="float" office:value="3.29016599234412" calcext:value-type="float">
            <text:p>3.29016599234412</text:p>
          </table:table-cell>
          <table:table-cell office:value-type="float" office:value="0.367704191509009" calcext:value-type="float">
            <text:p>0.367704191509009</text:p>
          </table:table-cell>
          <table:table-cell table:style-name="ce3" office:value-type="float" office:value="0.0000361533115352839" calcext:value-type="float">
            <text:p>3.62E-05</text:p>
          </table:table-cell>
          <table:table-cell table:style-name="ce3"/>
          <table:table-cell office:value-type="float" office:value="-0.00002871285" calcext:value-type="float">
            <text:p>-2.871285E-05</text:p>
          </table:table-cell>
          <table:table-cell office:value-type="float" office:value="-0.0001898369" calcext:value-type="float">
            <text:p>-1.898369E-04</text:p>
          </table:table-cell>
          <table:table-cell office:value-type="float" office:value="-0.000001899709" calcext:value-type="float">
            <text:p>-1.899709E-06</text:p>
          </table:table-cell>
          <table:table-cell office:value-type="float" office:value="-0.00001505613" calcext:value-type="float">
            <text:p>-1.505613E-05</text:p>
          </table:table-cell>
          <table:table-cell/>
          <table:table-cell office:value-type="float" office:value="0.00093" calcext:value-type="float">
            <text:p>9.300000E-04</text:p>
          </table:table-cell>
          <table:table-cell office:value-type="float" office:value="0.000925" calcext:value-type="float">
            <text:p>9.250000E-04</text:p>
          </table:table-cell>
          <table:table-cell table:formula="of:=[.X20]-[.W20]" office:value-type="float" office:value="-0.00000500000000000012" calcext:value-type="float">
            <text:p>-5.00000000000012E-0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.00071886" calcext:value-type="float">
            <text:p>7.19E-04</text:p>
          </table:table-cell>
          <table:table-cell office:value-type="float" office:value="0.01104503" calcext:value-type="float">
            <text:p>1.10E-02</text:p>
          </table:table-cell>
          <table:table-cell office:value-type="float" office:value="995.434146346985" calcext:value-type="float">
            <text:p>995.434146346985</text:p>
          </table:table-cell>
          <table:table-cell office:value-type="float" office:value="4.14077422174398" calcext:value-type="float">
            <text:p>4.14077422174398</text:p>
          </table:table-cell>
          <table:table-cell office:value-type="float" office:value="0.425079431270988" calcext:value-type="float">
            <text:p>0.425079431270988</text:p>
          </table:table-cell>
          <table:table-cell table:style-name="ce3" office:value-type="float" office:value="0.0000453215268908521" calcext:value-type="float">
            <text:p>4.53E-05</text:p>
          </table:table-cell>
          <table:table-cell table:style-name="ce3"/>
          <table:table-cell office:value-type="float" office:value="0.000682917" calcext:value-type="float">
            <text:p>6.83E-04</text:p>
          </table:table-cell>
          <table:table-cell office:value-type="float" office:value="0.01104503" calcext:value-type="float">
            <text:p>1.10E-02</text:p>
          </table:table-cell>
          <table:table-cell office:value-type="float" office:value="995.661943119843" calcext:value-type="float">
            <text:p>995.661943119843</text:p>
          </table:table-cell>
          <table:table-cell office:value-type="float" office:value="3.93421267083645" calcext:value-type="float">
            <text:p>3.93421267083645</text:p>
          </table:table-cell>
          <table:table-cell office:value-type="float" office:value="0.403844209320105" calcext:value-type="float">
            <text:p>0.403844209320105</text:p>
          </table:table-cell>
          <table:table-cell table:style-name="ce3" office:value-type="float" office:value="0.0000430597583788743" calcext:value-type="float">
            <text:p>4.31E-05</text:p>
          </table:table-cell>
          <table:table-cell table:style-name="ce3"/>
          <table:table-cell office:value-type="float" office:value="-0.000035943" calcext:value-type="float">
            <text:p>-3.594300E-05</text:p>
          </table:table-cell>
          <table:table-cell office:value-type="float" office:value="-0.0002272524" calcext:value-type="float">
            <text:p>-2.272524E-04</text:p>
          </table:table-cell>
          <table:table-cell office:value-type="float" office:value="-0.000002261868" calcext:value-type="float">
            <text:p>-2.261868E-06</text:p>
          </table:table-cell>
          <table:table-cell office:value-type="float" office:value="-0.00001802359" calcext:value-type="float">
            <text:p>-1.802359E-05</text:p>
          </table:table-cell>
          <table:table-cell/>
          <table:table-cell office:value-type="float" office:value="0.00099" calcext:value-type="float">
            <text:p>9.900000E-04</text:p>
          </table:table-cell>
          <table:table-cell office:value-type="float" office:value="0.000985" calcext:value-type="float">
            <text:p>9.850000E-04</text:p>
          </table:table-cell>
          <table:table-cell table:formula="of:=[.X21]-[.W21]" office:value-type="float" office:value="-0.00000500000000000001" calcext:value-type="float">
            <text:p>-5.00000000000001E-0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.000873398" calcext:value-type="float">
            <text:p>8.73E-04</text:p>
          </table:table-cell>
          <table:table-cell office:value-type="float" office:value="0.01100082" calcext:value-type="float">
            <text:p>1.10E-02</text:p>
          </table:table-cell>
          <table:table-cell office:value-type="float" office:value="994.565115714485" calcext:value-type="float">
            <text:p>994.565115714485</text:p>
          </table:table-cell>
          <table:table-cell office:value-type="float" office:value="4.9645025926019" calcext:value-type="float">
            <text:p>4.9645025926019</text:p>
          </table:table-cell>
          <table:table-cell office:value-type="float" office:value="0.470381692912965" calcext:value-type="float">
            <text:p>0.470381692912965</text:p>
          </table:table-cell>
          <table:table-cell table:style-name="ce3" office:value-type="float" office:value="0.0000549966626372127" calcext:value-type="float">
            <text:p>5.50E-05</text:p>
          </table:table-cell>
          <table:table-cell table:style-name="ce3"/>
          <table:table-cell office:value-type="float" office:value="0.0008297281" calcext:value-type="float">
            <text:p>8.30E-04</text:p>
          </table:table-cell>
          <table:table-cell office:value-type="float" office:value="0.01100082" calcext:value-type="float">
            <text:p>1.10E-02</text:p>
          </table:table-cell>
          <table:table-cell office:value-type="float" office:value="994.83615706386" calcext:value-type="float">
            <text:p>994.83615706386</text:p>
          </table:table-cell>
          <table:table-cell office:value-type="float" office:value="4.71695635787527" calcext:value-type="float">
            <text:p>4.71695635787527</text:p>
          </table:table-cell>
          <table:table-cell office:value-type="float" office:value="0.446886578264903" calcext:value-type="float">
            <text:p>0.446886578264903</text:p>
          </table:table-cell>
          <table:table-cell table:style-name="ce3" office:value-type="float" office:value="0.000052253122018968" calcext:value-type="float">
            <text:p>5.23E-05</text:p>
          </table:table-cell>
          <table:table-cell table:style-name="ce3"/>
          <table:table-cell office:value-type="float" office:value="-0.0000436699" calcext:value-type="float">
            <text:p>-4.366990E-05</text:p>
          </table:table-cell>
          <table:table-cell office:value-type="float" office:value="-0.0002720862" calcext:value-type="float">
            <text:p>-2.720862E-04</text:p>
          </table:table-cell>
          <table:table-cell office:value-type="float" office:value="-0.000002743688" calcext:value-type="float">
            <text:p>-2.743688E-06</text:p>
          </table:table-cell>
          <table:table-cell office:value-type="float" office:value="-0.00002157939" calcext:value-type="float">
            <text:p>-2.157939E-05</text:p>
          </table:table-cell>
          <table:table-cell/>
          <table:table-cell office:value-type="float" office:value="0.001051" calcext:value-type="float">
            <text:p>1.051000E-03</text:p>
          </table:table-cell>
          <table:table-cell office:value-type="float" office:value="0.001044" calcext:value-type="float">
            <text:p>1.044000E-03</text:p>
          </table:table-cell>
          <table:table-cell table:formula="of:=[.X22]-[.W22]" office:value-type="float" office:value="-0.00000699999999999985" calcext:value-type="float">
            <text:p>-6.99999999999985E-0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.00103787" calcext:value-type="float">
            <text:p>1.04E-03</text:p>
          </table:table-cell>
          <table:table-cell office:value-type="float" office:value="0.01113453" calcext:value-type="float">
            <text:p>1.11E-02</text:p>
          </table:table-cell>
          <table:table-cell office:value-type="float" office:value="993.533421892482" calcext:value-type="float">
            <text:p>993.533421892482</text:p>
          </table:table-cell>
          <table:table-cell office:value-type="float" office:value="5.94122562139158" calcext:value-type="float">
            <text:p>5.94122562139158</text:p>
          </table:table-cell>
          <table:table-cell office:value-type="float" office:value="0.525352486126902" calcext:value-type="float">
            <text:p>0.525352486126902</text:p>
          </table:table-cell>
          <table:table-cell table:style-name="ce3" office:value-type="float" office:value="0.0000676520649584409" calcext:value-type="float">
            <text:p>6.77E-05</text:p>
          </table:table-cell>
          <table:table-cell table:style-name="ce3"/>
          <table:table-cell office:value-type="float" office:value="0.0009859765" calcext:value-type="float">
            <text:p>9.86E-04</text:p>
          </table:table-cell>
          <table:table-cell office:value-type="float" office:value="0.01113453" calcext:value-type="float">
            <text:p>1.11E-02</text:p>
          </table:table-cell>
          <table:table-cell office:value-type="float" office:value="993.855755397571" calcext:value-type="float">
            <text:p>993.855755397571</text:p>
          </table:table-cell>
          <table:table-cell office:value-type="float" office:value="5.645128253364" calcext:value-type="float">
            <text:p>5.645128253364</text:p>
          </table:table-cell>
          <table:table-cell office:value-type="float" office:value="0.499116349064968" calcext:value-type="float">
            <text:p>0.499116349064968</text:p>
          </table:table-cell>
          <table:table-cell table:style-name="ce3" office:value-type="float" office:value="0.0000642787503668942" calcext:value-type="float">
            <text:p>6.43E-05</text:p>
          </table:table-cell>
          <table:table-cell table:style-name="ce3"/>
          <table:table-cell office:value-type="float" office:value="-0.0000518935" calcext:value-type="float">
            <text:p>-5.189350E-05</text:p>
          </table:table-cell>
          <table:table-cell office:value-type="float" office:value="-0.0003246566" calcext:value-type="float">
            <text:p>-3.246566E-04</text:p>
          </table:table-cell>
          <table:table-cell office:value-type="float" office:value="-0.000003373537" calcext:value-type="float">
            <text:p>-3.373537E-06</text:p>
          </table:table-cell>
          <table:table-cell office:value-type="float" office:value="-0.00002574879" calcext:value-type="float">
            <text:p>-2.574879E-05</text:p>
          </table:table-cell>
          <table:table-cell/>
          <table:table-cell office:value-type="float" office:value="0.001121" calcext:value-type="float">
            <text:p>1.121000E-03</text:p>
          </table:table-cell>
          <table:table-cell office:value-type="float" office:value="0.001114" calcext:value-type="float">
            <text:p>1.114000E-03</text:p>
          </table:table-cell>
          <table:table-cell table:formula="of:=[.X23]-[.W23]" office:value-type="float" office:value="-0.00000700000000000006" calcext:value-type="float">
            <text:p>-7.00000000000006E-0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001212276" calcext:value-type="float">
            <text:p>1.21E-03</text:p>
          </table:table-cell>
          <table:table-cell office:value-type="float" office:value="0.01144616" calcext:value-type="float">
            <text:p>1.14E-02</text:p>
          </table:table-cell>
          <table:table-cell office:value-type="float" office:value="992.32971492987" calcext:value-type="float">
            <text:p>992.32971492987</text:p>
          </table:table-cell>
          <table:table-cell office:value-type="float" office:value="7.07731606022555" calcext:value-type="float">
            <text:p>7.07731606022555</text:p>
          </table:table-cell>
          <table:table-cell office:value-type="float" office:value="0.592969009904825" calcext:value-type="float">
            <text:p>0.592969009904825</text:p>
          </table:table-cell>
          <table:table-cell table:style-name="ce3" office:value-type="float" office:value="0.0000840205479381676" calcext:value-type="float">
            <text:p>8.40E-05</text:p>
          </table:table-cell>
          <table:table-cell table:style-name="ce3"/>
          <table:table-cell office:value-type="float" office:value="0.001151662" calcext:value-type="float">
            <text:p>1.15E-03</text:p>
          </table:table-cell>
          <table:table-cell office:value-type="float" office:value="0.01144616" calcext:value-type="float">
            <text:p>1.14E-02</text:p>
          </table:table-cell>
          <table:table-cell office:value-type="float" office:value="992.711828127161" calcext:value-type="float">
            <text:p>992.711828127161</text:p>
          </table:table-cell>
          <table:table-cell office:value-type="float" office:value="6.72480885598265" calcext:value-type="float">
            <text:p>6.72480885598265</text:p>
          </table:table-cell>
          <table:table-cell office:value-type="float" office:value="0.563363016856657" calcext:value-type="float">
            <text:p>0.563363016856657</text:p>
          </table:table-cell>
          <table:table-cell table:style-name="ce3" office:value-type="float" office:value="0.000079833284620996" calcext:value-type="float">
            <text:p>7.98E-05</text:p>
          </table:table-cell>
          <table:table-cell table:style-name="ce3"/>
          <table:table-cell office:value-type="float" office:value="-0.0000606138" calcext:value-type="float">
            <text:p>-6.061380E-05</text:p>
          </table:table-cell>
          <table:table-cell office:value-type="float" office:value="-0.0003852406" calcext:value-type="float">
            <text:p>-3.852406E-04</text:p>
          </table:table-cell>
          <table:table-cell office:value-type="float" office:value="-0.000004187606" calcext:value-type="float">
            <text:p>-4.187606E-06</text:p>
          </table:table-cell>
          <table:table-cell office:value-type="float" office:value="-0.00003055377" calcext:value-type="float">
            <text:p>-3.055377E-05</text:p>
          </table:table-cell>
          <table:table-cell/>
          <table:table-cell office:value-type="float" office:value="0.001201" calcext:value-type="float">
            <text:p>1.201000E-03</text:p>
          </table:table-cell>
          <table:table-cell office:value-type="float" office:value="0.001196" calcext:value-type="float">
            <text:p>1.196000E-03</text:p>
          </table:table-cell>
          <table:table-cell table:formula="of:=[.X24]-[.W24]" office:value-type="float" office:value="-0.00000500000000000001" calcext:value-type="float">
            <text:p>-5.00000000000001E-0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.001396616" calcext:value-type="float">
            <text:p>1.40E-03</text:p>
          </table:table-cell>
          <table:table-cell office:value-type="float" office:value="0.01193572" calcext:value-type="float">
            <text:p>1.19E-02</text:p>
          </table:table-cell>
          <table:table-cell office:value-type="float" office:value="990.944778709879" calcext:value-type="float">
            <text:p>990.944778709879</text:p>
          </table:table-cell>
          <table:table-cell office:value-type="float" office:value="8.37828155385902" calcext:value-type="float">
            <text:p>8.37828155385902</text:p>
          </table:table-cell>
          <table:table-cell office:value-type="float" office:value="0.67693973626187" calcext:value-type="float">
            <text:p>0.67693973626187</text:p>
          </table:table-cell>
          <table:table-cell office:value-type="float" office:value="0.000105001577237" calcext:value-type="float">
            <text:p>0.000105001577237</text:p>
          </table:table-cell>
          <table:table-cell/>
          <table:table-cell office:value-type="float" office:value="0.001326785" calcext:value-type="float">
            <text:p>1.33E-03</text:p>
          </table:table-cell>
          <table:table-cell office:value-type="float" office:value="0.01193572" calcext:value-type="float">
            <text:p>1.19E-02</text:p>
          </table:table-cell>
          <table:table-cell office:value-type="float" office:value="991.395586144016" calcext:value-type="float">
            <text:p>991.395586144016</text:p>
          </table:table-cell>
          <table:table-cell office:value-type="float" office:value="7.96126252962617" calcext:value-type="float">
            <text:p>7.96126252962617</text:p>
          </table:table-cell>
          <table:table-cell office:value-type="float" office:value="0.643151326357583" calcext:value-type="float">
            <text:p>0.643151326357583</text:p>
          </table:table-cell>
          <table:table-cell table:style-name="ce3" office:value-type="float" office:value="0.0000997718748883516" calcext:value-type="float">
            <text:p>9.98E-05</text:p>
          </table:table-cell>
          <table:table-cell table:style-name="ce3"/>
          <table:table-cell office:value-type="float" office:value="-0.0000698308" calcext:value-type="float">
            <text:p>-6.983080E-05</text:p>
          </table:table-cell>
          <table:table-cell office:value-type="float" office:value="-0.0004540649" calcext:value-type="float">
            <text:p>-4.540649E-04</text:p>
          </table:table-cell>
          <table:table-cell office:value-type="float" office:value="-0.000005230238" calcext:value-type="float">
            <text:p>-5.230238E-06</text:p>
          </table:table-cell>
          <table:table-cell office:value-type="float" office:value="-0.00003601228" calcext:value-type="float">
            <text:p>-3.601228E-05</text:p>
          </table:table-cell>
          <table:table-cell/>
          <table:table-cell office:value-type="float" office:value="0.001281" calcext:value-type="float">
            <text:p>1.281000E-03</text:p>
          </table:table-cell>
          <table:table-cell office:value-type="float" office:value="0.001275" calcext:value-type="float">
            <text:p>1.275000E-03</text:p>
          </table:table-cell>
          <table:table-cell table:formula="of:=[.X25]-[.W25]" office:value-type="float" office:value="-0.00000600000000000015" calcext:value-type="float">
            <text:p>-6.00000000000015E-0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0.00159089" calcext:value-type="float">
            <text:p>1.59E-03</text:p>
          </table:table-cell>
          <table:table-cell office:value-type="float" office:value="0.0126032" calcext:value-type="float">
            <text:p>1.26E-02</text:p>
          </table:table-cell>
          <table:table-cell office:value-type="float" office:value="989.369547912572" calcext:value-type="float">
            <text:p>989.369547912572</text:p>
          </table:table-cell>
          <table:table-cell office:value-type="float" office:value="9.84858185366928" calcext:value-type="float">
            <text:p>9.84858185366928</text:p>
          </table:table-cell>
          <table:table-cell office:value-type="float" office:value="0.781870233758435" calcext:value-type="float">
            <text:p>0.781870233758435</text:p>
          </table:table-cell>
          <table:table-cell office:value-type="float" office:value="0.000130279957558" calcext:value-type="float">
            <text:p>0.000130279957558</text:p>
          </table:table-cell>
          <table:table-cell/>
          <table:table-cell office:value-type="float" office:value="0.001511346" calcext:value-type="float">
            <text:p>1.51E-03</text:p>
          </table:table-cell>
          <table:table-cell office:value-type="float" office:value="0.0126032" calcext:value-type="float">
            <text:p>1.26E-02</text:p>
          </table:table-cell>
          <table:table-cell office:value-type="float" office:value="989.898376571642" calcext:value-type="float">
            <text:p>989.898376571642</text:p>
          </table:table-cell>
          <table:table-cell office:value-type="float" office:value="9.35876439552576" calcext:value-type="float">
            <text:p>9.35876439552576</text:p>
          </table:table-cell>
          <table:table-cell office:value-type="float" office:value="0.742859032832267" calcext:value-type="float">
            <text:p>0.742859032832267</text:p>
          </table:table-cell>
          <table:table-cell office:value-type="float" office:value="0.000123795673959" calcext:value-type="float">
            <text:p>0.000123795673959</text:p>
          </table:table-cell>
          <table:table-cell/>
          <table:table-cell office:value-type="float" office:value="-0.0000795445" calcext:value-type="float">
            <text:p>-7.954450E-05</text:p>
          </table:table-cell>
          <table:table-cell office:value-type="float" office:value="-0.0005318379" calcext:value-type="float">
            <text:p>-5.318379E-04</text:p>
          </table:table-cell>
          <table:table-cell office:value-type="float" office:value="-0.000006485107" calcext:value-type="float">
            <text:p>-6.485107E-06</text:p>
          </table:table-cell>
          <table:table-cell office:value-type="float" office:value="-0.00004218052" calcext:value-type="float">
            <text:p>-4.218052E-05</text:p>
          </table:table-cell>
          <table:table-cell/>
          <table:table-cell office:value-type="float" office:value="0.001371" calcext:value-type="float">
            <text:p>1.371000E-03</text:p>
          </table:table-cell>
          <table:table-cell office:value-type="float" office:value="0.001363" calcext:value-type="float">
            <text:p>1.363000E-03</text:p>
          </table:table-cell>
          <table:table-cell table:formula="of:=[.X26]-[.W26]" office:value-type="float" office:value="-0.0000080000000000002" calcext:value-type="float">
            <text:p>-8.0000000000002E-0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.00181583" calcext:value-type="float">
            <text:p>1.82E-03</text:p>
          </table:table-cell>
          <table:table-cell office:value-type="float" office:value="0.01330609" calcext:value-type="float">
            <text:p>1.33E-02</text:p>
          </table:table-cell>
          <table:table-cell office:value-type="float" office:value="987.574651113297" calcext:value-type="float">
            <text:p>987.574651113297</text:p>
          </table:table-cell>
          <table:table-cell office:value-type="float" office:value="11.5133005574067" calcext:value-type="float">
            <text:p>11.5133005574067</text:p>
          </table:table-cell>
          <table:table-cell office:value-type="float" office:value="0.912048329296007" calcext:value-type="float">
            <text:p>0.912048329296007</text:p>
          </table:table-cell>
          <table:table-cell office:value-type="float" office:value="0.000158691855147" calcext:value-type="float">
            <text:p>0.000158691855147</text:p>
          </table:table-cell>
          <table:table-cell/>
          <table:table-cell office:value-type="float" office:value="0.001725039" calcext:value-type="float">
            <text:p>1.73E-03</text:p>
          </table:table-cell>
          <table:table-cell office:value-type="float" office:value="0.01330609" calcext:value-type="float">
            <text:p>1.33E-02</text:p>
          </table:table-cell>
          <table:table-cell office:value-type="float" office:value="988.192235763347" calcext:value-type="float">
            <text:p>988.192235763347</text:p>
          </table:table-cell>
          <table:table-cell office:value-type="float" office:value="10.9412014925962" calcext:value-type="float">
            <text:p>10.9412014925962</text:p>
          </table:table-cell>
          <table:table-cell office:value-type="float" office:value="0.866562744056486" calcext:value-type="float">
            <text:p>0.866562744056486</text:p>
          </table:table-cell>
          <table:table-cell office:value-type="float" office:value="0.00015079954784" calcext:value-type="float">
            <text:p>0.00015079954784</text:p>
          </table:table-cell>
          <table:table-cell/>
          <table:table-cell office:value-type="float" office:value="-0.0000907915" calcext:value-type="float">
            <text:p>-9.079150E-05</text:p>
          </table:table-cell>
          <table:table-cell office:value-type="float" office:value="-0.0006195503" calcext:value-type="float">
            <text:p>-6.195503E-04</text:p>
          </table:table-cell>
          <table:table-cell office:value-type="float" office:value="-0.000007893529" calcext:value-type="float">
            <text:p>-7.893529E-06</text:p>
          </table:table-cell>
          <table:table-cell office:value-type="float" office:value="-0.00004913707" calcext:value-type="float">
            <text:p>-4.913707E-05</text:p>
          </table:table-cell>
          <table:table-cell/>
          <table:table-cell office:value-type="float" office:value="0.001471" calcext:value-type="float">
            <text:p>1.471000E-03</text:p>
          </table:table-cell>
          <table:table-cell office:value-type="float" office:value="0.001462" calcext:value-type="float">
            <text:p>1.462000E-03</text:p>
          </table:table-cell>
          <table:table-cell table:formula="of:=[.X27]-[.W27]" office:value-type="float" office:value="-0.00000899999999999989" calcext:value-type="float">
            <text:p>-8.99999999999989E-0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0.002061501" calcext:value-type="float">
            <text:p>2.06E-03</text:p>
          </table:table-cell>
          <table:table-cell office:value-type="float" office:value="0.01386648" calcext:value-type="float">
            <text:p>1.39E-02</text:p>
          </table:table-cell>
          <table:table-cell office:value-type="float" office:value="985.540862031829" calcext:value-type="float">
            <text:p>985.540862031829</text:p>
          </table:table-cell>
          <table:table-cell office:value-type="float" office:value="13.3885425183694" calcext:value-type="float">
            <text:p>13.3885425183694</text:p>
          </table:table-cell>
          <table:table-cell office:value-type="float" office:value="1.07059544980132" calcext:value-type="float">
            <text:p>1.07059544980132</text:p>
          </table:table-cell>
          <table:table-cell office:value-type="float" office:value="0.000190090833395" calcext:value-type="float">
            <text:p>0.000190090833395</text:p>
          </table:table-cell>
          <table:table-cell/>
          <table:table-cell office:value-type="float" office:value="0.001958426" calcext:value-type="float">
            <text:p>1.96E-03</text:p>
          </table:table-cell>
          <table:table-cell office:value-type="float" office:value="0.01386648" calcext:value-type="float">
            <text:p>1.39E-02</text:p>
          </table:table-cell>
          <table:table-cell office:value-type="float" office:value="986.258828280887" calcext:value-type="float">
            <text:p>986.258828280887</text:p>
          </table:table-cell>
          <table:table-cell office:value-type="float" office:value="12.7239401044863" calcext:value-type="float">
            <text:p>12.7239401044863</text:p>
          </table:table-cell>
          <table:table-cell office:value-type="float" office:value="1.01723161462667" calcext:value-type="float">
            <text:p>1.01723161462667</text:p>
          </table:table-cell>
          <table:table-cell office:value-type="float" office:value="0.000180645142848" calcext:value-type="float">
            <text:p>0.000180645142848</text:p>
          </table:table-cell>
          <table:table-cell/>
          <table:table-cell office:value-type="float" office:value="-0.0001030751" calcext:value-type="float">
            <text:p>-1.030751E-04</text:p>
          </table:table-cell>
          <table:table-cell office:value-type="float" office:value="-0.0007179572" calcext:value-type="float">
            <text:p>-7.179572E-04</text:p>
          </table:table-cell>
          <table:table-cell office:value-type="float" office:value="-0.000009447442" calcext:value-type="float">
            <text:p>-9.447442E-06</text:p>
          </table:table-cell>
          <table:table-cell office:value-type="float" office:value="-0.0000569418" calcext:value-type="float">
            <text:p>-5.694180E-05</text:p>
          </table:table-cell>
          <table:table-cell/>
          <table:table-cell office:value-type="float" office:value="0.001581" calcext:value-type="float">
            <text:p>1.581000E-03</text:p>
          </table:table-cell>
          <table:table-cell office:value-type="float" office:value="0.00157" calcext:value-type="float">
            <text:p>1.570000E-03</text:p>
          </table:table-cell>
          <table:table-cell table:formula="of:=[.X28]-[.W28]" office:value-type="float" office:value="-0.0000109999999999997" calcext:value-type="float">
            <text:p>-1.09999999999997E-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.002327903" calcext:value-type="float">
            <text:p>2.33E-03</text:p>
          </table:table-cell>
          <table:table-cell office:value-type="float" office:value="0.01428436" calcext:value-type="float">
            <text:p>1.43E-02</text:p>
          </table:table-cell>
          <table:table-cell office:value-type="float" office:value="983.249286819751" calcext:value-type="float">
            <text:p>983.249286819751</text:p>
          </table:table-cell>
          <table:table-cell office:value-type="float" office:value="15.4902304074341" calcext:value-type="float">
            <text:p>15.4902304074341</text:p>
          </table:table-cell>
          <table:table-cell office:value-type="float" office:value="1.26048277281533" calcext:value-type="float">
            <text:p>1.26048277281533</text:p>
          </table:table-cell>
          <table:table-cell office:value-type="float" office:value="0.000224182357938" calcext:value-type="float">
            <text:p>0.000224182357938</text:p>
          </table:table-cell>
          <table:table-cell/>
          <table:table-cell office:value-type="float" office:value="0.002211508" calcext:value-type="float">
            <text:p>2.21E-03</text:p>
          </table:table-cell>
          <table:table-cell office:value-type="float" office:value="0.01428436" calcext:value-type="float">
            <text:p>1.43E-02</text:p>
          </table:table-cell>
          <table:table-cell office:value-type="float" office:value="984.080119144155" calcext:value-type="float">
            <text:p>984.080119144155</text:p>
          </table:table-cell>
          <table:table-cell office:value-type="float" office:value="14.7221878563207" calcext:value-type="float">
            <text:p>14.7221878563207</text:p>
          </table:table-cell>
          <table:table-cell office:value-type="float" office:value="1.19769299952473" calcext:value-type="float">
            <text:p>1.19769299952473</text:p>
          </table:table-cell>
          <table:table-cell office:value-type="float" office:value="0.000213053467735" calcext:value-type="float">
            <text:p>0.000213053467735</text:p>
          </table:table-cell>
          <table:table-cell/>
          <table:table-cell office:value-type="float" office:value="-0.0001163952" calcext:value-type="float">
            <text:p>-1.163952E-04</text:p>
          </table:table-cell>
          <table:table-cell office:value-type="float" office:value="-0.000827798" calcext:value-type="float">
            <text:p>-8.277980E-04</text:p>
          </table:table-cell>
          <table:table-cell office:value-type="float" office:value="-0.00001113132" calcext:value-type="float">
            <text:p>-1.113132E-05</text:p>
          </table:table-cell>
          <table:table-cell office:value-type="float" office:value="-0.00007283587" calcext:value-type="float">
            <text:p>-7.283587E-05</text:p>
          </table:table-cell>
          <table:table-cell/>
          <table:table-cell office:value-type="float" office:value="0.001701" calcext:value-type="float">
            <text:p>1.701000E-03</text:p>
          </table:table-cell>
          <table:table-cell office:value-type="float" office:value="0.001685" calcext:value-type="float">
            <text:p>1.685000E-03</text:p>
          </table:table-cell>
          <table:table-cell table:formula="of:=[.X29]-[.W29]" office:value-type="float" office:value="-0.000016" calcext:value-type="float">
            <text:p>-1.6E-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.002615037" calcext:value-type="float">
            <text:p>2.62E-03</text:p>
          </table:table-cell>
          <table:table-cell office:value-type="float" office:value="0.01455974" calcext:value-type="float">
            <text:p>1.46E-02</text:p>
          </table:table-cell>
          <table:table-cell office:value-type="float" office:value="980.681412560942" calcext:value-type="float">
            <text:p>980.681412560942</text:p>
          </table:table-cell>
          <table:table-cell office:value-type="float" office:value="17.8342048863048" calcext:value-type="float">
            <text:p>17.8342048863048</text:p>
          </table:table-cell>
          <table:table-cell office:value-type="float" office:value="1.48438255275309" calcext:value-type="float">
            <text:p>1.48438255275309</text:p>
          </table:table-cell>
          <table:table-cell office:value-type="float" office:value="0.000260502170342" calcext:value-type="float">
            <text:p>0.000260502170342</text:p>
          </table:table-cell>
          <table:table-cell/>
          <table:table-cell office:value-type="float" office:value="0.002484285" calcext:value-type="float">
            <text:p>2.48E-03</text:p>
          </table:table-cell>
          <table:table-cell office:value-type="float" office:value="0.01455974" calcext:value-type="float">
            <text:p>1.46E-02</text:p>
          </table:table-cell>
          <table:table-cell office:value-type="float" office:value="981.638417714837" calcext:value-type="float">
            <text:p>981.638417714837</text:p>
          </table:table-cell>
          <table:table-cell office:value-type="float" office:value="16.9510909905496" calcext:value-type="float">
            <text:p>16.9510909905496</text:p>
          </table:table-cell>
          <table:table-cell office:value-type="float" office:value="1.41049129461339" calcext:value-type="float">
            <text:p>1.41049129461339</text:p>
          </table:table-cell>
          <table:table-cell office:value-type="float" office:value="0.000247584306183" calcext:value-type="float">
            <text:p>0.000247584306183</text:p>
          </table:table-cell>
          <table:table-cell/>
          <table:table-cell office:value-type="float" office:value="-0.0001307519" calcext:value-type="float">
            <text:p>-1.307519E-04</text:p>
          </table:table-cell>
          <table:table-cell office:value-type="float" office:value="-0.0009498005" calcext:value-type="float">
            <text:p>-9.498005E-04</text:p>
          </table:table-cell>
          <table:table-cell office:value-type="float" office:value="-0.00001292115" calcext:value-type="float">
            <text:p>-1.292115E-05</text:p>
          </table:table-cell>
          <table:table-cell office:value-type="float" office:value="-0.00008357056" calcext:value-type="float">
            <text:p>-8.357056E-05</text:p>
          </table:table-cell>
          <table:table-cell/>
          <table:table-cell office:value-type="float" office:value="0.001842" calcext:value-type="float">
            <text:p>1.842000E-03</text:p>
          </table:table-cell>
          <table:table-cell office:value-type="float" office:value="0.001823" calcext:value-type="float">
            <text:p>1.823000E-03</text:p>
          </table:table-cell>
          <table:table-cell table:formula="of:=[.X30]-[.W30]" office:value-type="float" office:value="-0.0000189999999999999" calcext:value-type="float">
            <text:p>-1.89999999999999E-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.002922901" calcext:value-type="float">
            <text:p>2.92E-03</text:p>
          </table:table-cell>
          <table:table-cell office:value-type="float" office:value="0.01469261" calcext:value-type="float">
            <text:p>1.47E-02</text:p>
          </table:table-cell>
          <table:table-cell office:value-type="float" office:value="977.819162953373" calcext:value-type="float">
            <text:p>977.819162953373</text:p>
          </table:table-cell>
          <table:table-cell office:value-type="float" office:value="20.4363390084083" calcext:value-type="float">
            <text:p>20.4363390084083</text:p>
          </table:table-cell>
          <table:table-cell office:value-type="float" office:value="1.74449803821879" calcext:value-type="float">
            <text:p>1.74449803821879</text:p>
          </table:table-cell>
          <table:table-cell office:value-type="float" office:value="0.00029839473436" calcext:value-type="float">
            <text:p>0.00029839473436</text:p>
          </table:table-cell>
          <table:table-cell/>
          <table:table-cell office:value-type="float" office:value="0.002776756" calcext:value-type="float">
            <text:p>2.78E-03</text:p>
          </table:table-cell>
          <table:table-cell office:value-type="float" office:value="0.01469261" calcext:value-type="float">
            <text:p>1.47E-02</text:p>
          </table:table-cell>
          <table:table-cell office:value-type="float" office:value="978.916428296818" calcext:value-type="float">
            <text:p>978.916428296818</text:p>
          </table:table-cell>
          <table:table-cell office:value-type="float" office:value="19.4258453178941" calcext:value-type="float">
            <text:p>19.4258453178941</text:p>
          </table:table-cell>
          <table:table-cell office:value-type="float" office:value="1.65772638528828" calcext:value-type="float">
            <text:p>1.65772638528828</text:p>
          </table:table-cell>
          <table:table-cell office:value-type="float" office:value="0.000283615677829" calcext:value-type="float">
            <text:p>0.000283615677829</text:p>
          </table:table-cell>
          <table:table-cell/>
          <table:table-cell office:value-type="float" office:value="-0.0001461451" calcext:value-type="float">
            <text:p>-1.461451E-04</text:p>
          </table:table-cell>
          <table:table-cell office:value-type="float" office:value="-0.001084685" calcext:value-type="float">
            <text:p>-1.084685E-03</text:p>
          </table:table-cell>
          <table:table-cell office:value-type="float" office:value="-0.00001478336" calcext:value-type="float">
            <text:p>-1.478336E-05</text:p>
          </table:table-cell>
          <table:table-cell office:value-type="float" office:value="-0.0000954387" calcext:value-type="float">
            <text:p>-9.543870E-05</text:p>
          </table:table-cell>
          <table:table-cell/>
          <table:table-cell office:value-type="float" office:value="0.001992" calcext:value-type="float">
            <text:p>1.992000E-03</text:p>
          </table:table-cell>
          <table:table-cell office:value-type="float" office:value="0.001971" calcext:value-type="float">
            <text:p>1.971000E-03</text:p>
          </table:table-cell>
          <table:table-cell table:formula="of:=[.X31]-[.W31]" office:value-type="float" office:value="-0.0000209999999999997" calcext:value-type="float">
            <text:p>-2.09999999999997E-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.003251497" calcext:value-type="float">
            <text:p>3.25E-03</text:p>
          </table:table-cell>
          <table:table-cell office:value-type="float" office:value="0.01468298" calcext:value-type="float">
            <text:p>1.47E-02</text:p>
          </table:table-cell>
          <table:table-cell office:value-type="float" office:value="974.644950146739" calcext:value-type="float">
            <text:p>974.644950146739</text:p>
          </table:table-cell>
          <table:table-cell office:value-type="float" office:value="23.3126776297109" calcext:value-type="float">
            <text:p>23.3126776297109</text:p>
          </table:table-cell>
          <table:table-cell office:value-type="float" office:value="2.04237222354998" calcext:value-type="float">
            <text:p>2.04237222354998</text:p>
          </table:table-cell>
          <table:table-cell office:value-type="float" office:value="0.000337038254953" calcext:value-type="float">
            <text:p>0.000337038254953</text:p>
          </table:table-cell>
          <table:table-cell/>
          <table:table-cell office:value-type="float" office:value="0.003088922" calcext:value-type="float">
            <text:p>3.09E-03</text:p>
          </table:table-cell>
          <table:table-cell office:value-type="float" office:value="0.01468298" calcext:value-type="float">
            <text:p>1.47E-02</text:p>
          </table:table-cell>
          <table:table-cell office:value-type="float" office:value="975.897296989808" calcext:value-type="float">
            <text:p>975.897296989808</text:p>
          </table:table-cell>
          <table:table-cell office:value-type="float" office:value="22.1618311042674" calcext:value-type="float">
            <text:p>22.1618311042674</text:p>
          </table:table-cell>
          <table:table-cell office:value-type="float" office:value="1.94087190592467" calcext:value-type="float">
            <text:p>1.94087190592467</text:p>
          </table:table-cell>
          <table:table-cell office:value-type="float" office:value="0.000320367543416" calcext:value-type="float">
            <text:p>0.000320367543416</text:p>
          </table:table-cell>
          <table:table-cell/>
          <table:table-cell office:value-type="float" office:value="-0.0001625749" calcext:value-type="float">
            <text:p>-1.625749E-04</text:p>
          </table:table-cell>
          <table:table-cell office:value-type="float" office:value="-0.00123364" calcext:value-type="float">
            <text:p>-1.233640E-03</text:p>
          </table:table-cell>
          <table:table-cell office:value-type="float" office:value="-0.00001667619" calcext:value-type="float">
            <text:p>-1.667619E-05</text:p>
          </table:table-cell>
          <table:table-cell office:value-type="float" office:value="-0.0001085449" calcext:value-type="float">
            <text:p>-1.085449E-04</text:p>
          </table:table-cell>
          <table:table-cell/>
          <table:table-cell office:value-type="float" office:value="0.002152" calcext:value-type="float">
            <text:p>2.152000E-03</text:p>
          </table:table-cell>
          <table:table-cell office:value-type="float" office:value="0.002129" calcext:value-type="float">
            <text:p>2.129000E-03</text:p>
          </table:table-cell>
          <table:table-cell table:formula="of:=[.X32]-[.W32]" office:value-type="float" office:value="-0.000023" calcext:value-type="float">
            <text:p>-2.3E-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.003620793" calcext:value-type="float">
            <text:p>3.62E-03</text:p>
          </table:table-cell>
          <table:table-cell office:value-type="float" office:value="0.01453286" calcext:value-type="float">
            <text:p>1.45E-02</text:p>
          </table:table-cell>
          <table:table-cell office:value-type="float" office:value="971.122343696639" calcext:value-type="float">
            <text:p>971.122343696639</text:p>
          </table:table-cell>
          <table:table-cell office:value-type="float" office:value="26.4989341824283" calcext:value-type="float">
            <text:p>26.4989341824283</text:p>
          </table:table-cell>
          <table:table-cell office:value-type="float" office:value="2.37872212093283" calcext:value-type="float">
            <text:p>2.37872212093283</text:p>
          </table:table-cell>
          <table:table-cell office:value-type="float" office:value="0.000379354584507" calcext:value-type="float">
            <text:p>0.000379354584507</text:p>
          </table:table-cell>
          <table:table-cell/>
          <table:table-cell office:value-type="float" office:value="0.003439753" calcext:value-type="float">
            <text:p>3.44E-03</text:p>
          </table:table-cell>
          <table:table-cell office:value-type="float" office:value="0.01453286" calcext:value-type="float">
            <text:p>1.45E-02</text:p>
          </table:table-cell>
          <table:table-cell office:value-type="float" office:value="972.546217740405" calcext:value-type="float">
            <text:p>972.546217740405</text:p>
          </table:table-cell>
          <table:table-cell office:value-type="float" office:value="25.1931646026188" calcext:value-type="float">
            <text:p>25.1931646026188</text:p>
          </table:table-cell>
          <table:table-cell office:value-type="float" office:value="2.2606176569763" calcext:value-type="float">
            <text:p>2.2606176569763</text:p>
          </table:table-cell>
          <table:table-cell office:value-type="float" office:value="0.000360618699825" calcext:value-type="float">
            <text:p>0.000360618699825</text:p>
          </table:table-cell>
          <table:table-cell/>
          <table:table-cell office:value-type="float" office:value="-0.0001810397" calcext:value-type="float">
            <text:p>-1.810397E-04</text:p>
          </table:table-cell>
          <table:table-cell office:value-type="float" office:value="-0.001397735" calcext:value-type="float">
            <text:p>-1.397735E-03</text:p>
          </table:table-cell>
          <table:table-cell office:value-type="float" office:value="-0.00001874282" calcext:value-type="float">
            <text:p>-1.874282E-05</text:p>
          </table:table-cell>
          <table:table-cell office:value-type="float" office:value="-0.0001229832" calcext:value-type="float">
            <text:p>-1.229832E-04</text:p>
          </table:table-cell>
          <table:table-cell/>
          <table:table-cell office:value-type="float" office:value="0.002333" calcext:value-type="float">
            <text:p>2.333000E-03</text:p>
          </table:table-cell>
          <table:table-cell office:value-type="float" office:value="0.002306" calcext:value-type="float">
            <text:p>2.306000E-03</text:p>
          </table:table-cell>
          <table:table-cell table:formula="of:=[.X33]-[.W33]" office:value-type="float" office:value="-0.0000270000000000001" calcext:value-type="float">
            <text:p>-2.70000000000001E-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004010058" calcext:value-type="float">
            <text:p>4.01E-03</text:p>
          </table:table-cell>
          <table:table-cell office:value-type="float" office:value="0.01438476" calcext:value-type="float">
            <text:p>1.44E-02</text:p>
          </table:table-cell>
          <table:table-cell office:value-type="float" office:value="967.235884444864" calcext:value-type="float">
            <text:p>967.235884444864</text:p>
          </table:table-cell>
          <table:table-cell office:value-type="float" office:value="30.0069412288382" calcext:value-type="float">
            <text:p>30.0069412288382</text:p>
          </table:table-cell>
          <table:table-cell office:value-type="float" office:value="2.75717432629817" calcext:value-type="float">
            <text:p>2.75717432629817</text:p>
          </table:table-cell>
          <table:table-cell office:value-type="float" office:value="0.000425404345391" calcext:value-type="float">
            <text:p>0.000425404345391</text:p>
          </table:table-cell>
          <table:table-cell/>
          <table:table-cell office:value-type="float" office:value="0.003809555" calcext:value-type="float">
            <text:p>3.81E-03</text:p>
          </table:table-cell>
          <table:table-cell office:value-type="float" office:value="0.01438476" calcext:value-type="float">
            <text:p>1.44E-02</text:p>
          </table:table-cell>
          <table:table-cell office:value-type="float" office:value="968.848297524272" calcext:value-type="float">
            <text:p>968.848297524272</text:p>
          </table:table-cell>
          <table:table-cell office:value-type="float" office:value="28.5312813399271" calcext:value-type="float">
            <text:p>28.5312813399271</text:p>
          </table:table-cell>
          <table:table-cell office:value-type="float" office:value="2.62042113580132" calcext:value-type="float">
            <text:p>2.62042113580132</text:p>
          </table:table-cell>
          <table:table-cell office:value-type="float" office:value="0.000404428655004" calcext:value-type="float">
            <text:p>0.000404428655004</text:p>
          </table:table-cell>
          <table:table-cell/>
          <table:table-cell office:value-type="float" office:value="-0.0002005029" calcext:value-type="float">
            <text:p>-2.005029E-04</text:p>
          </table:table-cell>
          <table:table-cell office:value-type="float" office:value="-0.001577419" calcext:value-type="float">
            <text:p>-1.577419E-03</text:p>
          </table:table-cell>
          <table:table-cell office:value-type="float" office:value="-0.0000209844" calcext:value-type="float">
            <text:p>-2.098440E-05</text:p>
          </table:table-cell>
          <table:table-cell office:value-type="float" office:value="-0.0001387931" calcext:value-type="float">
            <text:p>-1.387931E-04</text:p>
          </table:table-cell>
          <table:table-cell/>
          <table:table-cell office:value-type="float" office:value="0.002533" calcext:value-type="float">
            <text:p>2.533000E-03</text:p>
          </table:table-cell>
          <table:table-cell office:value-type="float" office:value="0.002489" calcext:value-type="float">
            <text:p>2.489000E-03</text:p>
          </table:table-cell>
          <table:table-cell table:formula="of:=[.X34]-[.W34]" office:value-type="float" office:value="-0.0000440000000000002" calcext:value-type="float">
            <text:p>-4.40000000000002E-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.004419291" calcext:value-type="float">
            <text:p>4.42E-03</text:p>
          </table:table-cell>
          <table:table-cell office:value-type="float" office:value="0.01423867" calcext:value-type="float">
            <text:p>1.42E-02</text:p>
          </table:table-cell>
          <table:table-cell office:value-type="float" office:value="962.970818830341" calcext:value-type="float">
            <text:p>962.970818830341</text:p>
          </table:table-cell>
          <table:table-cell office:value-type="float" office:value="33.8477754119095" calcext:value-type="float">
            <text:p>33.8477754119095</text:p>
          </table:table-cell>
          <table:table-cell office:value-type="float" office:value="3.18140575774947" calcext:value-type="float">
            <text:p>3.18140575774947</text:p>
          </table:table-cell>
          <table:table-cell office:value-type="float" office:value="0.000475236253125" calcext:value-type="float">
            <text:p>0.000475236253125</text:p>
          </table:table-cell>
          <table:table-cell/>
          <table:table-cell office:value-type="float" office:value="0.004198326" calcext:value-type="float">
            <text:p>4.20E-03</text:p>
          </table:table-cell>
          <table:table-cell office:value-type="float" office:value="0.01423867" calcext:value-type="float">
            <text:p>1.42E-02</text:p>
          </table:table-cell>
          <table:table-cell office:value-type="float" office:value="964.789282587619" calcext:value-type="float">
            <text:p>964.789282587619</text:p>
          </table:table-cell>
          <table:table-cell office:value-type="float" office:value="32.1869273949712" calcext:value-type="float">
            <text:p>32.1869273949712</text:p>
          </table:table-cell>
          <table:table-cell office:value-type="float" office:value="3.02379001741011" calcext:value-type="float">
            <text:p>3.02379001741011</text:p>
          </table:table-cell>
          <table:table-cell office:value-type="float" office:value="0.000451845839904" calcext:value-type="float">
            <text:p>0.000451845839904</text:p>
          </table:table-cell>
          <table:table-cell/>
          <table:table-cell office:value-type="float" office:value="-0.0002209646" calcext:value-type="float">
            <text:p>-2.209646E-04</text:p>
          </table:table-cell>
          <table:table-cell office:value-type="float" office:value="-0.001773085" calcext:value-type="float">
            <text:p>-1.773085E-03</text:p>
          </table:table-cell>
          <table:table-cell office:value-type="float" office:value="-0.00002340126" calcext:value-type="float">
            <text:p>-2.340126E-05</text:p>
          </table:table-cell>
          <table:table-cell office:value-type="float" office:value="-0.0001560093" calcext:value-type="float">
            <text:p>-1.560093E-04</text:p>
          </table:table-cell>
          <table:table-cell/>
          <table:table-cell office:value-type="float" office:value="0.002754" calcext:value-type="float">
            <text:p>2.754000E-03</text:p>
          </table:table-cell>
          <table:table-cell office:value-type="float" office:value="0.002706" calcext:value-type="float">
            <text:p>2.706000E-03</text:p>
          </table:table-cell>
          <table:table-cell table:formula="of:=[.X35]-[.W35]" office:value-type="float" office:value="-0.0000479999999999999" calcext:value-type="float">
            <text:p>-4.79999999999999E-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.004848493" calcext:value-type="float">
            <text:p>4.85E-03</text:p>
          </table:table-cell>
          <table:table-cell office:value-type="float" office:value="0.01409459" calcext:value-type="float">
            <text:p>1.41E-02</text:p>
          </table:table-cell>
          <table:table-cell office:value-type="float" office:value="958.313161988636" calcext:value-type="float">
            <text:p>958.313161988636</text:p>
          </table:table-cell>
          <table:table-cell office:value-type="float" office:value="38.0317079198417" calcext:value-type="float">
            <text:p>38.0317079198417</text:p>
          </table:table-cell>
          <table:table-cell office:value-type="float" office:value="3.65513009152244" calcext:value-type="float">
            <text:p>3.65513009152244</text:p>
          </table:table-cell>
          <table:table-cell office:value-type="float" office:value="0.000528887204106" calcext:value-type="float">
            <text:p>0.000528887204106</text:p>
          </table:table-cell>
          <table:table-cell/>
          <table:table-cell office:value-type="float" office:value="0.004606068" calcext:value-type="float">
            <text:p>4.61E-03</text:p>
          </table:table-cell>
          <table:table-cell office:value-type="float" office:value="0.01409459" calcext:value-type="float">
            <text:p>1.41E-02</text:p>
          </table:table-cell>
          <table:table-cell office:value-type="float" office:value="960.355615933169" calcext:value-type="float">
            <text:p>960.355615933169</text:p>
          </table:table-cell>
          <table:table-cell office:value-type="float" office:value="36.1701144964572" calcext:value-type="float">
            <text:p>36.1701144964572</text:p>
          </table:table-cell>
          <table:table-cell office:value-type="float" office:value="3.47426957037408" calcext:value-type="float">
            <text:p>3.47426957037408</text:p>
          </table:table-cell>
          <table:table-cell office:value-type="float" office:value="0.000502907701662" calcext:value-type="float">
            <text:p>0.000502907701662</text:p>
          </table:table-cell>
          <table:table-cell/>
          <table:table-cell office:value-type="float" office:value="-0.0002424247" calcext:value-type="float">
            <text:p>-2.424247E-04</text:p>
          </table:table-cell>
          <table:table-cell office:value-type="float" office:value="-0.00198507" calcext:value-type="float">
            <text:p>-1.985070E-03</text:p>
          </table:table-cell>
          <table:table-cell office:value-type="float" office:value="-0.00002599291" calcext:value-type="float">
            <text:p>-2.599291E-05</text:p>
          </table:table-cell>
          <table:table-cell office:value-type="float" office:value="-0.0001746613" calcext:value-type="float">
            <text:p>-1.746613E-04</text:p>
          </table:table-cell>
          <table:table-cell/>
          <table:table-cell office:value-type="float" office:value="0.003005" calcext:value-type="float">
            <text:p>3.005000E-03</text:p>
          </table:table-cell>
          <table:table-cell office:value-type="float" office:value="0.002953" calcext:value-type="float">
            <text:p>2.953000E-03</text:p>
          </table:table-cell>
          <table:table-cell table:formula="of:=[.X36]-[.W36]" office:value-type="float" office:value="-0.000052" calcext:value-type="float">
            <text:p>-5.2E-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.005297664" calcext:value-type="float">
            <text:p>5.30E-03</text:p>
          </table:table-cell>
          <table:table-cell office:value-type="float" office:value="0.01395254" calcext:value-type="float">
            <text:p>1.40E-02</text:p>
          </table:table-cell>
          <table:table-cell office:value-type="float" office:value="953.249764780314" calcext:value-type="float">
            <text:p>953.249764780314</text:p>
          </table:table-cell>
          <table:table-cell office:value-type="float" office:value="42.5681510755923" calcext:value-type="float">
            <text:p>42.5681510755923</text:p>
          </table:table-cell>
          <table:table-cell office:value-type="float" office:value="4.18208414409352" calcext:value-type="float">
            <text:p>4.18208414409352</text:p>
          </table:table-cell>
          <table:table-cell office:value-type="float" office:value="0.000586382624301" calcext:value-type="float">
            <text:p>0.000586382624301</text:p>
          </table:table-cell>
          <table:table-cell/>
          <table:table-cell office:value-type="float" office:value="0.005032781" calcext:value-type="float">
            <text:p>5.03E-03</text:p>
          </table:table-cell>
          <table:table-cell office:value-type="float" office:value="0.01395254" calcext:value-type="float">
            <text:p>1.40E-02</text:p>
          </table:table-cell>
          <table:table-cell office:value-type="float" office:value="955.53449861758" calcext:value-type="float">
            <text:p>955.53449861758</text:p>
          </table:table-cell>
          <table:table-cell office:value-type="float" office:value="40.4900713473082" calcext:value-type="float">
            <text:p>40.4900713473082</text:p>
          </table:table-cell>
          <table:table-cell office:value-type="float" office:value="3.97543003511156" calcext:value-type="float">
            <text:p>3.97543003511156</text:p>
          </table:table-cell>
          <table:table-cell office:value-type="float" office:value="0.000557641043606" calcext:value-type="float">
            <text:p>0.000557641043606</text:p>
          </table:table-cell>
          <table:table-cell/>
          <table:table-cell office:value-type="float" office:value="-0.0002648832" calcext:value-type="float">
            <text:p>-2.648832E-04</text:p>
          </table:table-cell>
          <table:table-cell office:value-type="float" office:value="-0.002213649" calcext:value-type="float">
            <text:p>-2.213649E-03</text:p>
          </table:table-cell>
          <table:table-cell office:value-type="float" office:value="-0.00002875803" calcext:value-type="float">
            <text:p>-2.875803E-05</text:p>
          </table:table-cell>
          <table:table-cell office:value-type="float" office:value="-0.0001947734" calcext:value-type="float">
            <text:p>-1.947734E-04</text:p>
          </table:table-cell>
          <table:table-cell/>
          <table:table-cell office:value-type="float" office:value="0.003275" calcext:value-type="float">
            <text:p>3.275000E-03</text:p>
          </table:table-cell>
          <table:table-cell office:value-type="float" office:value="0.00322" calcext:value-type="float">
            <text:p>3.220000E-03</text:p>
          </table:table-cell>
          <table:table-cell table:formula="of:=[.X37]-[.W37]" office:value-type="float" office:value="-0.0000549999999999995" calcext:value-type="float">
            <text:p>-5.49999999999995E-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0.005766803" calcext:value-type="float">
            <text:p>5.77E-03</text:p>
          </table:table-cell>
          <table:table-cell office:value-type="float" office:value="0.0138125" calcext:value-type="float">
            <text:p>1.38E-02</text:p>
          </table:table-cell>
          <table:table-cell office:value-type="float" office:value="947.76838139684" calcext:value-type="float">
            <text:p>947.76838139684</text:p>
          </table:table-cell>
          <table:table-cell office:value-type="float" office:value="47.4656041362418" calcext:value-type="float">
            <text:p>47.4656041362418</text:p>
          </table:table-cell>
          <table:table-cell office:value-type="float" office:value="4.76601446691862" calcext:value-type="float">
            <text:p>4.76601446691862</text:p>
          </table:table-cell>
          <table:table-cell office:value-type="float" office:value="0.000650522510649" calcext:value-type="float">
            <text:p>0.000650522510649</text:p>
          </table:table-cell>
          <table:table-cell/>
          <table:table-cell office:value-type="float" office:value="0.005478463" calcext:value-type="float">
            <text:p>5.48E-03</text:p>
          </table:table-cell>
          <table:table-cell office:value-type="float" office:value="0.0138125" calcext:value-type="float">
            <text:p>1.38E-02</text:p>
          </table:table-cell>
          <table:table-cell office:value-type="float" office:value="950.313951708418" calcext:value-type="float">
            <text:p>950.313951708418</text:p>
          </table:table-cell>
          <table:table-cell office:value-type="float" office:value="45.1551940758186" calcext:value-type="float">
            <text:p>45.1551940758186</text:p>
          </table:table-cell>
          <table:table-cell office:value-type="float" office:value="4.53085421576388" calcext:value-type="float">
            <text:p>4.53085421576388</text:p>
          </table:table-cell>
          <table:table-cell office:value-type="float" office:value="0.000618711835768" calcext:value-type="float">
            <text:p>0.000618711835768</text:p>
          </table:table-cell>
          <table:table-cell/>
          <table:table-cell office:value-type="float" office:value="-0.0002883402" calcext:value-type="float">
            <text:p>-2.883402E-04</text:p>
          </table:table-cell>
          <table:table-cell office:value-type="float" office:value="-0.002459646" calcext:value-type="float">
            <text:p>-2.459646E-03</text:p>
          </table:table-cell>
          <table:table-cell office:value-type="float" office:value="-0.00003183088" calcext:value-type="float">
            <text:p>-3.183088E-05</text:p>
          </table:table-cell>
          <table:table-cell office:value-type="float" office:value="-0.0002164181" calcext:value-type="float">
            <text:p>-2.164181E-04</text:p>
          </table:table-cell>
          <table:table-cell/>
          <table:table-cell office:value-type="float" office:value="0.003576" calcext:value-type="float">
            <text:p>3.576000E-03</text:p>
          </table:table-cell>
          <table:table-cell office:value-type="float" office:value="0.003516" calcext:value-type="float">
            <text:p>3.516000E-03</text:p>
          </table:table-cell>
          <table:table-cell table:formula="of:=[.X38]-[.W38]" office:value-type="float" office:value="-0.0000599999999999997" calcext:value-type="float">
            <text:p>-5.99999999999997E-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.006285953" calcext:value-type="float">
            <text:p>6.29E-03</text:p>
          </table:table-cell>
          <table:table-cell office:value-type="float" office:value="0.01373369" calcext:value-type="float">
            <text:p>1.37E-02</text:p>
          </table:table-cell>
          <table:table-cell office:value-type="float" office:value="941.829439407141" calcext:value-type="float">
            <text:p>941.829439407141</text:p>
          </table:table-cell>
          <table:table-cell office:value-type="float" office:value="52.7571240149883" calcext:value-type="float">
            <text:p>52.7571240149883</text:p>
          </table:table-cell>
          <table:table-cell office:value-type="float" office:value="5.41343657787038" calcext:value-type="float">
            <text:p>5.41343657787038</text:p>
          </table:table-cell>
          <table:table-cell office:value-type="float" office:value="0.000722489768762" calcext:value-type="float">
            <text:p>0.000722489768762</text:p>
          </table:table-cell>
          <table:table-cell/>
          <table:table-cell office:value-type="float" office:value="0.005971655" calcext:value-type="float">
            <text:p>5.97E-03</text:p>
          </table:table-cell>
          <table:table-cell office:value-type="float" office:value="0.01373369" calcext:value-type="float">
            <text:p>1.37E-02</text:p>
          </table:table-cell>
          <table:table-cell office:value-type="float" office:value="944.65591505106" calcext:value-type="float">
            <text:p>944.65591505106</text:p>
          </table:table-cell>
          <table:table-cell office:value-type="float" office:value="50.1973221905381" calcext:value-type="float">
            <text:p>50.1973221905381</text:p>
          </table:table-cell>
          <table:table-cell office:value-type="float" office:value="5.14676275840226" calcext:value-type="float">
            <text:p>5.14676275840226</text:p>
          </table:table-cell>
          <table:table-cell office:value-type="float" office:value="0.000687249937736" calcext:value-type="float">
            <text:p>0.000687249937736</text:p>
          </table:table-cell>
          <table:table-cell/>
          <table:table-cell office:value-type="float" office:value="-0.0003142977" calcext:value-type="float">
            <text:p>-3.142977E-04</text:p>
          </table:table-cell>
          <table:table-cell office:value-type="float" office:value="-0.002723932" calcext:value-type="float">
            <text:p>-2.723932E-03</text:p>
          </table:table-cell>
          <table:table-cell office:value-type="float" office:value="-0.00003526469" calcext:value-type="float">
            <text:p>-3.526469E-05</text:p>
          </table:table-cell>
          <table:table-cell office:value-type="float" office:value="-0.0002408272" calcext:value-type="float">
            <text:p>-2.408272E-04</text:p>
          </table:table-cell>
          <table:table-cell/>
          <table:table-cell office:value-type="float" office:value="0.003928" calcext:value-type="float">
            <text:p>3.928000E-03</text:p>
          </table:table-cell>
          <table:table-cell office:value-type="float" office:value="0.00386" calcext:value-type="float">
            <text:p>3.860000E-03</text:p>
          </table:table-cell>
          <table:table-cell table:formula="of:=[.X39]-[.W39]" office:value-type="float" office:value="-0.0000679999999999999" calcext:value-type="float">
            <text:p>-6.79999999999999E-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0.006835145" calcext:value-type="float">
            <text:p>6.84E-03</text:p>
          </table:table-cell>
          <table:table-cell office:value-type="float" office:value="0.01371411" calcext:value-type="float">
            <text:p>1.37E-02</text:p>
          </table:table-cell>
          <table:table-cell office:value-type="float" office:value="935.413849345279" calcext:value-type="float">
            <text:p>935.413849345279</text:p>
          </table:table-cell>
          <table:table-cell office:value-type="float" office:value="58.4541354606302" calcext:value-type="float">
            <text:p>58.4541354606302</text:p>
          </table:table-cell>
          <table:table-cell office:value-type="float" office:value="6.13201519409105" calcext:value-type="float">
            <text:p>6.13201519409105</text:p>
          </table:table-cell>
          <table:table-cell office:value-type="float" office:value="0.000803386968779" calcext:value-type="float">
            <text:p>0.000803386968779</text:p>
          </table:table-cell>
          <table:table-cell/>
          <table:table-cell office:value-type="float" office:value="0.006493388" calcext:value-type="float">
            <text:p>6.49E-03</text:p>
          </table:table-cell>
          <table:table-cell office:value-type="float" office:value="0.01371411" calcext:value-type="float">
            <text:p>1.37E-02</text:p>
          </table:table-cell>
          <table:table-cell office:value-type="float" office:value="938.541770144217" calcext:value-type="float">
            <text:p>938.541770144217</text:p>
          </table:table-cell>
          <table:table-cell office:value-type="float" office:value="55.6277542720301" calcext:value-type="float">
            <text:p>55.6277542720301</text:p>
          </table:table-cell>
          <table:table-cell office:value-type="float" office:value="5.83047558375287" calcext:value-type="float">
            <text:p>5.83047558375287</text:p>
          </table:table-cell>
          <table:table-cell office:value-type="float" office:value="0.000764309616596" calcext:value-type="float">
            <text:p>0.000764309616596</text:p>
          </table:table-cell>
          <table:table-cell/>
          <table:table-cell office:value-type="float" office:value="-0.0003417573" calcext:value-type="float">
            <text:p>-3.417573E-04</text:p>
          </table:table-cell>
          <table:table-cell office:value-type="float" office:value="-0.003006777" calcext:value-type="float">
            <text:p>-3.006777E-03</text:p>
          </table:table-cell>
          <table:table-cell office:value-type="float" office:value="-0.00003910801" calcext:value-type="float">
            <text:p>-3.910801E-05</text:p>
          </table:table-cell>
          <table:table-cell office:value-type="float" office:value="-0.000265834" calcext:value-type="float">
            <text:p>-2.658340E-04</text:p>
          </table:table-cell>
          <table:table-cell/>
          <table:table-cell office:value-type="float" office:value="0.004309" calcext:value-type="float">
            <text:p>4.309000E-03</text:p>
          </table:table-cell>
          <table:table-cell office:value-type="float" office:value="0.004235" calcext:value-type="float">
            <text:p>4.235000E-03</text:p>
          </table:table-cell>
          <table:table-cell table:formula="of:=[.X40]-[.W40]" office:value-type="float" office:value="-0.0000739999999999994" calcext:value-type="float">
            <text:p>-7.39999999999994E-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.007414379" calcext:value-type="float">
            <text:p>7.41E-03</text:p>
          </table:table-cell>
          <table:table-cell office:value-type="float" office:value="0.01375376" calcext:value-type="float">
            <text:p>1.38E-02</text:p>
          </table:table-cell>
          <table:table-cell office:value-type="float" office:value="928.503984377885" calcext:value-type="float">
            <text:p>928.503984377885</text:p>
          </table:table-cell>
          <table:table-cell office:value-type="float" office:value="64.5655398403445" calcext:value-type="float">
            <text:p>64.5655398403445</text:p>
          </table:table-cell>
          <table:table-cell office:value-type="float" office:value="6.93047578177055" calcext:value-type="float">
            <text:p>6.93047578177055</text:p>
          </table:table-cell>
          <table:table-cell office:value-type="float" office:value="0.000894434858734" calcext:value-type="float">
            <text:p>0.000894434858734</text:p>
          </table:table-cell>
          <table:table-cell/>
          <table:table-cell office:value-type="float" office:value="0.00704366" calcext:value-type="float">
            <text:p>7.04E-03</text:p>
          </table:table-cell>
          <table:table-cell office:value-type="float" office:value="0.01375376" calcext:value-type="float">
            <text:p>1.38E-02</text:p>
          </table:table-cell>
          <table:table-cell office:value-type="float" office:value="931.954228410565" calcext:value-type="float">
            <text:p>931.954228410565</text:p>
          </table:table-cell>
          <table:table-cell office:value-type="float" office:value="61.4554426776443" calcext:value-type="float">
            <text:p>61.4554426776443</text:p>
          </table:table-cell>
          <table:table-cell office:value-type="float" office:value="6.59032891179072" calcext:value-type="float">
            <text:p>6.59032891179072</text:p>
          </table:table-cell>
          <table:table-cell office:value-type="float" office:value="0.000851058771166" calcext:value-type="float">
            <text:p>0.000851058771166</text:p>
          </table:table-cell>
          <table:table-cell/>
          <table:table-cell office:value-type="float" office:value="-0.000370719" calcext:value-type="float">
            <text:p>-3.707190E-04</text:p>
          </table:table-cell>
          <table:table-cell office:value-type="float" office:value="-0.00330831" calcext:value-type="float">
            <text:p>-3.308310E-03</text:p>
          </table:table-cell>
          <table:table-cell office:value-type="float" office:value="-0.00004341398" calcext:value-type="float">
            <text:p>-4.341398E-05</text:p>
          </table:table-cell>
          <table:table-cell office:value-type="float" office:value="-0.000292493" calcext:value-type="float">
            <text:p>-2.924930E-04</text:p>
          </table:table-cell>
          <table:table-cell/>
          <table:table-cell office:value-type="float" office:value="0.004741" calcext:value-type="float">
            <text:p>4.741000E-03</text:p>
          </table:table-cell>
          <table:table-cell office:value-type="float" office:value="0.00466" calcext:value-type="float">
            <text:p>4.660000E-03</text:p>
          </table:table-cell>
          <table:table-cell table:formula="of:=[.X41]-[.W41]" office:value-type="float" office:value="-0.0000809999999999995" calcext:value-type="float">
            <text:p>-8.09999999999995E-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0.008023654" calcext:value-type="float">
            <text:p>8.02E-03</text:p>
          </table:table-cell>
          <table:table-cell office:value-type="float" office:value="0.01385263" calcext:value-type="float">
            <text:p>1.39E-02</text:p>
          </table:table-cell>
          <table:table-cell office:value-type="float" office:value="921.083797982395" calcext:value-type="float">
            <text:p>921.083797982395</text:p>
          </table:table-cell>
          <table:table-cell office:value-type="float" office:value="71.0974902362269" calcext:value-type="float">
            <text:p>71.0974902362269</text:p>
          </table:table-cell>
          <table:table-cell office:value-type="float" office:value="7.81871178137774" calcext:value-type="float">
            <text:p>7.81871178137774</text:p>
          </table:table-cell>
          <table:table-cell office:value-type="float" office:value="0.000996976417501" calcext:value-type="float">
            <text:p>0.000996976417501</text:p>
          </table:table-cell>
          <table:table-cell/>
          <table:table-cell office:value-type="float" office:value="0.007622471" calcext:value-type="float">
            <text:p>7.62E-03</text:p>
          </table:table-cell>
          <table:table-cell office:value-type="float" office:value="0.01385263" calcext:value-type="float">
            <text:p>1.39E-02</text:p>
          </table:table-cell>
          <table:table-cell office:value-type="float" office:value="924.877439625935" calcext:value-type="float">
            <text:p>924.877439625935</text:p>
          </table:table-cell>
          <table:table-cell office:value-type="float" office:value="67.6867814483346" calcext:value-type="float">
            <text:p>67.6867814483346</text:p>
          </table:table-cell>
          <table:table-cell office:value-type="float" office:value="7.43577892573099" calcext:value-type="float">
            <text:p>7.43577892573099</text:p>
          </table:table-cell>
          <table:table-cell office:value-type="float" office:value="0.000948783001274" calcext:value-type="float">
            <text:p>0.000948783001274</text:p>
          </table:table-cell>
          <table:table-cell/>
          <table:table-cell office:value-type="float" office:value="-0.0004011827" calcext:value-type="float">
            <text:p>-4.011827E-04</text:p>
          </table:table-cell>
          <table:table-cell office:value-type="float" office:value="-0.003628511" calcext:value-type="float">
            <text:p>-3.628511E-03</text:p>
          </table:table-cell>
          <table:table-cell office:value-type="float" office:value="-0.00004824035" calcext:value-type="float">
            <text:p>-4.824035E-05</text:p>
          </table:table-cell>
          <table:table-cell office:value-type="float" office:value="-0.0003208025" calcext:value-type="float">
            <text:p>-3.208025E-04</text:p>
          </table:table-cell>
          <table:table-cell/>
          <table:table-cell office:value-type="float" office:value="0.005224" calcext:value-type="float">
            <text:p>5.224000E-03</text:p>
          </table:table-cell>
          <table:table-cell office:value-type="float" office:value="0.005135" calcext:value-type="float">
            <text:p>5.135000E-03</text:p>
          </table:table-cell>
          <table:table-cell table:formula="of:=[.X42]-[.W42]" office:value-type="float" office:value="-0.0000889999999999997" calcext:value-type="float">
            <text:p>-8.89999999999997E-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0.008662971" calcext:value-type="float">
            <text:p>8.66E-03</text:p>
          </table:table-cell>
          <table:table-cell office:value-type="float" office:value="0.01401072" calcext:value-type="float">
            <text:p>1.40E-02</text:p>
          </table:table-cell>
          <table:table-cell office:value-type="float" office:value="913.1389384821" calcext:value-type="float">
            <text:p>913.1389384821</text:p>
          </table:table-cell>
          <table:table-cell office:value-type="float" office:value="78.0531683902825" calcext:value-type="float">
            <text:p>78.0531683902825</text:p>
          </table:table-cell>
          <table:table-cell office:value-type="float" office:value="8.80789312761723" calcext:value-type="float">
            <text:p>8.80789312761723</text:p>
          </table:table-cell>
          <table:table-cell office:value-type="float" office:value="0.001112478873066" calcext:value-type="float">
            <text:p>0.001112478873066</text:p>
          </table:table-cell>
          <table:table-cell/>
          <table:table-cell office:value-type="float" office:value="0.008229822" calcext:value-type="float">
            <text:p>8.23E-03</text:p>
          </table:table-cell>
          <table:table-cell office:value-type="float" office:value="0.01401072" calcext:value-type="float">
            <text:p>1.40E-02</text:p>
          </table:table-cell>
          <table:table-cell office:value-type="float" office:value="917.297097728417" calcext:value-type="float">
            <text:p>917.297097728417</text:p>
          </table:table-cell>
          <table:table-cell office:value-type="float" office:value="74.3253952852245" calcext:value-type="float">
            <text:p>74.3253952852245</text:p>
          </table:table-cell>
          <table:table-cell office:value-type="float" office:value="8.37750698635901" calcext:value-type="float">
            <text:p>8.37750698635901</text:p>
          </table:table-cell>
          <table:table-cell office:value-type="float" office:value="0.001058887760502" calcext:value-type="float">
            <text:p>0.001058887760502</text:p>
          </table:table-cell>
          <table:table-cell/>
          <table:table-cell office:value-type="float" office:value="-0.0004331486" calcext:value-type="float">
            <text:p>-4.331486E-04</text:p>
          </table:table-cell>
          <table:table-cell office:value-type="float" office:value="-0.003967208" calcext:value-type="float">
            <text:p>-3.967208E-03</text:p>
          </table:table-cell>
          <table:table-cell office:value-type="float" office:value="-0.00005364936" calcext:value-type="float">
            <text:p>-5.364936E-05</text:p>
          </table:table-cell>
          <table:table-cell office:value-type="float" office:value="-0.0003507472" calcext:value-type="float">
            <text:p>-3.507472E-04</text:p>
          </table:table-cell>
          <table:table-cell/>
          <table:table-cell office:value-type="float" office:value="0.005767" calcext:value-type="float">
            <text:p>5.767000E-03</text:p>
          </table:table-cell>
          <table:table-cell office:value-type="float" office:value="0.005669" calcext:value-type="float">
            <text:p>5.669000E-03</text:p>
          </table:table-cell>
          <table:table-cell table:formula="of:=[.X43]-[.W43]" office:value-type="float" office:value="-0.000098" calcext:value-type="float">
            <text:p>-9.8E-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00933233" calcext:value-type="float">
            <text:p>9.33E-03</text:p>
          </table:table-cell>
          <table:table-cell office:value-type="float" office:value="0.01422804" calcext:value-type="float">
            <text:p>1.42E-02</text:p>
          </table:table-cell>
          <table:table-cell office:value-type="float" office:value="904.656864887514" calcext:value-type="float">
            <text:p>904.656864887514</text:p>
          </table:table-cell>
          <table:table-cell office:value-type="float" office:value="85.4325617068231" calcext:value-type="float">
            <text:p>85.4325617068231</text:p>
          </table:table-cell>
          <table:table-cell office:value-type="float" office:value="9.91057340566256" calcext:value-type="float">
            <text:p>9.91057340566256</text:p>
          </table:table-cell>
          <table:table-cell office:value-type="float" office:value="0.00124012038538" calcext:value-type="float">
            <text:p>0.00124012038538</text:p>
          </table:table-cell>
          <table:table-cell/>
          <table:table-cell office:value-type="float" office:value="0.008865714" calcext:value-type="float">
            <text:p>8.87E-03</text:p>
          </table:table-cell>
          <table:table-cell office:value-type="float" office:value="0.01422804" calcext:value-type="float">
            <text:p>1.42E-02</text:p>
          </table:table-cell>
          <table:table-cell office:value-type="float" office:value="909.200548342094" calcext:value-type="float">
            <text:p>909.200548342094</text:p>
          </table:table-cell>
          <table:table-cell office:value-type="float" office:value="81.3719277506564" calcext:value-type="float">
            <text:p>81.3719277506564</text:p>
          </table:table-cell>
          <table:table-cell office:value-type="float" office:value="9.42752390724987" calcext:value-type="float">
            <text:p>9.42752390724987</text:p>
          </table:table-cell>
          <table:table-cell office:value-type="float" office:value="0.001180601113517" calcext:value-type="float">
            <text:p>0.001180601113517</text:p>
          </table:table-cell>
          <table:table-cell/>
          <table:table-cell office:value-type="float" office:value="-0.0004666165" calcext:value-type="float">
            <text:p>-4.666165E-04</text:p>
          </table:table-cell>
          <table:table-cell office:value-type="float" office:value="-0.004325169" calcext:value-type="float">
            <text:p>-4.325169E-03</text:p>
          </table:table-cell>
          <table:table-cell office:value-type="float" office:value="-0.0000595914" calcext:value-type="float">
            <text:p>-5.959140E-05</text:p>
          </table:table-cell>
          <table:table-cell office:value-type="float" office:value="-0.0003823952" calcext:value-type="float">
            <text:p>-3.823952E-04</text:p>
          </table:table-cell>
          <table:table-cell/>
          <table:table-cell office:value-type="float" office:value="0.00637" calcext:value-type="float">
            <text:p>6.370000E-03</text:p>
          </table:table-cell>
          <table:table-cell office:value-type="float" office:value="0.006263" calcext:value-type="float">
            <text:p>6.263000E-03</text:p>
          </table:table-cell>
          <table:table-cell table:formula="of:=[.X44]-[.W44]" office:value-type="float" office:value="-0.000107000000000001" calcext:value-type="float">
            <text:p>-0.00010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0.01008298" calcext:value-type="float">
            <text:p>1.01E-02</text:p>
          </table:table-cell>
          <table:table-cell office:value-type="float" office:value="0.0144762" calcext:value-type="float">
            <text:p>1.45E-02</text:p>
          </table:table-cell>
          <table:table-cell office:value-type="float" office:value="895.581060282117" calcext:value-type="float">
            <text:p>895.581060282117</text:p>
          </table:table-cell>
          <table:table-cell office:value-type="float" office:value="93.2805362309511" calcext:value-type="float">
            <text:p>93.2805362309511</text:p>
          </table:table-cell>
          <table:table-cell office:value-type="float" office:value="11.1384034869317" calcext:value-type="float">
            <text:p>11.1384034869317</text:p>
          </table:table-cell>
          <table:table-cell office:value-type="float" office:value="0.001376153224104" calcext:value-type="float">
            <text:p>0.001376153224104</text:p>
          </table:table-cell>
          <table:table-cell/>
          <table:table-cell office:value-type="float" office:value="0.009578831" calcext:value-type="float">
            <text:p>9.58E-03</text:p>
          </table:table-cell>
          <table:table-cell office:value-type="float" office:value="0.0144762" calcext:value-type="float">
            <text:p>1.45E-02</text:p>
          </table:table-cell>
          <table:table-cell office:value-type="float" office:value="900.533048475674" calcext:value-type="float">
            <text:p>900.533048475674</text:p>
          </table:table-cell>
          <table:table-cell office:value-type="float" office:value="88.8699566487826" calcext:value-type="float">
            <text:p>88.8699566487826</text:p>
          </table:table-cell>
          <table:table-cell office:value-type="float" office:value="10.5969948755438" calcext:value-type="float">
            <text:p>10.5969948755438</text:p>
          </table:table-cell>
          <table:table-cell office:value-type="float" office:value="0.001310367195237" calcext:value-type="float">
            <text:p>0.001310367195237</text:p>
          </table:table-cell>
          <table:table-cell/>
          <table:table-cell office:value-type="float" office:value="-0.000504149" calcext:value-type="float">
            <text:p>-5.041490E-04</text:p>
          </table:table-cell>
          <table:table-cell office:value-type="float" office:value="-0.004703526" calcext:value-type="float">
            <text:p>-4.703526E-03</text:p>
          </table:table-cell>
          <table:table-cell office:value-type="float" office:value="-0.00006587452" calcext:value-type="float">
            <text:p>-6.587452E-05</text:p>
          </table:table-cell>
          <table:table-cell office:value-type="float" office:value="-0.0004158463" calcext:value-type="float">
            <text:p>-4.158463E-04</text:p>
          </table:table-cell>
          <table:table-cell/>
          <table:table-cell office:value-type="float" office:value="0.007035" calcext:value-type="float">
            <text:p>7.035000E-03</text:p>
          </table:table-cell>
          <table:table-cell office:value-type="float" office:value="0.006916" calcext:value-type="float">
            <text:p>6.916000E-03</text:p>
          </table:table-cell>
          <table:table-cell table:formula="of:=[.X45]-[.W45]" office:value-type="float" office:value="-0.000119" calcext:value-type="float">
            <text:p>-0.00011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.01088488" calcext:value-type="float">
            <text:p>1.09E-02</text:p>
          </table:table-cell>
          <table:table-cell office:value-type="float" office:value="0.01469598" calcext:value-type="float">
            <text:p>1.47E-02</text:p>
          </table:table-cell>
          <table:table-cell office:value-type="float" office:value="885.885630432422" calcext:value-type="float">
            <text:p>885.885630432422</text:p>
          </table:table-cell>
          <table:table-cell office:value-type="float" office:value="101.615141006413" calcext:value-type="float">
            <text:p>101.615141006413</text:p>
          </table:table-cell>
          <table:table-cell office:value-type="float" office:value="12.4992285611654" calcext:value-type="float">
            <text:p>12.4992285611654</text:p>
          </table:table-cell>
          <table:table-cell office:value-type="float" office:value="0.001520584637231" calcext:value-type="float">
            <text:p>0.001520584637231</text:p>
          </table:table-cell>
          <table:table-cell/>
          <table:table-cell office:value-type="float" office:value="0.01034064" calcext:value-type="float">
            <text:p>1.03E-02</text:p>
          </table:table-cell>
          <table:table-cell office:value-type="float" office:value="0.01469598" calcext:value-type="float">
            <text:p>1.47E-02</text:p>
          </table:table-cell>
          <table:table-cell office:value-type="float" office:value="891.268944926523" calcext:value-type="float">
            <text:p>891.268944926523</text:p>
          </table:table-cell>
          <table:table-cell office:value-type="float" office:value="96.8375789571488" calcext:value-type="float">
            <text:p>96.8375789571488</text:p>
          </table:table-cell>
          <table:table-cell office:value-type="float" office:value="11.8934761163281" calcext:value-type="float">
            <text:p>11.8934761163281</text:p>
          </table:table-cell>
          <table:table-cell office:value-type="float" office:value="0.001448204105159" calcext:value-type="float">
            <text:p>0.001448204105159</text:p>
          </table:table-cell>
          <table:table-cell/>
          <table:table-cell office:value-type="float" office:value="-0.000544244" calcext:value-type="float">
            <text:p>-5.442440E-04</text:p>
          </table:table-cell>
          <table:table-cell office:value-type="float" office:value="-0.005102645" calcext:value-type="float">
            <text:p>-5.102645E-03</text:p>
          </table:table-cell>
          <table:table-cell office:value-type="float" office:value="-0.00007248813" calcext:value-type="float">
            <text:p>-7.248813E-05</text:p>
          </table:table-cell>
          <table:table-cell office:value-type="float" office:value="-0.000451133" calcext:value-type="float">
            <text:p>-4.511330E-04</text:p>
          </table:table-cell>
          <table:table-cell/>
          <table:table-cell office:value-type="float" office:value="0.00777" calcext:value-type="float">
            <text:p>7.770000E-03</text:p>
          </table:table-cell>
          <table:table-cell office:value-type="float" office:value="0.007641" calcext:value-type="float">
            <text:p>7.641000E-03</text:p>
          </table:table-cell>
          <table:table-cell table:formula="of:=[.X46]-[.W46]" office:value-type="float" office:value="-0.000129000000000002" calcext:value-type="float">
            <text:p>-0.00012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0.01173803" calcext:value-type="float">
            <text:p>1.17E-02</text:p>
          </table:table-cell>
          <table:table-cell office:value-type="float" office:value="0.01488738" calcext:value-type="float">
            <text:p>1.49E-02</text:p>
          </table:table-cell>
          <table:table-cell office:value-type="float" office:value="875.547871246552" calcext:value-type="float">
            <text:p>875.547871246552</text:p>
          </table:table-cell>
          <table:table-cell office:value-type="float" office:value="110.451321689979" calcext:value-type="float">
            <text:p>110.451321689979</text:p>
          </table:table-cell>
          <table:table-cell office:value-type="float" office:value="14.0008070634694" calcext:value-type="float">
            <text:p>14.0008070634694</text:p>
          </table:table-cell>
          <table:table-cell office:value-type="float" office:value="0.001673318135788" calcext:value-type="float">
            <text:p>0.001673318135788</text:p>
          </table:table-cell>
          <table:table-cell/>
          <table:table-cell office:value-type="float" office:value="0.01115113" calcext:value-type="float">
            <text:p>1.12E-02</text:p>
          </table:table-cell>
          <table:table-cell office:value-type="float" office:value="0.01488738" calcext:value-type="float">
            <text:p>1.49E-02</text:p>
          </table:table-cell>
          <table:table-cell office:value-type="float" office:value="881.385500273312" calcext:value-type="float">
            <text:p>881.385500273312</text:p>
          </table:table-cell>
          <table:table-cell office:value-type="float" office:value="105.290043686138" calcext:value-type="float">
            <text:p>105.290043686138</text:p>
          </table:table-cell>
          <table:table-cell office:value-type="float" office:value="13.3244560405506" calcext:value-type="float">
            <text:p>13.3244560405506</text:p>
          </table:table-cell>
          <table:table-cell office:value-type="float" office:value="0.0015940322457" calcext:value-type="float">
            <text:p>0.0015940322457</text:p>
          </table:table-cell>
          <table:table-cell/>
          <table:table-cell office:value-type="float" office:value="-0.0005869014" calcext:value-type="float">
            <text:p>-5.869014E-04</text:p>
          </table:table-cell>
          <table:table-cell office:value-type="float" office:value="-0.005522691" calcext:value-type="float">
            <text:p>-5.522691E-03</text:p>
          </table:table-cell>
          <table:table-cell office:value-type="float" office:value="-0.00007941563" calcext:value-type="float">
            <text:p>-7.941563E-05</text:p>
          </table:table-cell>
          <table:table-cell office:value-type="float" office:value="-0.00048827" calcext:value-type="float">
            <text:p>-4.882700E-04</text:p>
          </table:table-cell>
          <table:table-cell/>
          <table:table-cell office:value-type="float" office:value="0.008577" calcext:value-type="float">
            <text:p>8.577000E-03</text:p>
          </table:table-cell>
          <table:table-cell office:value-type="float" office:value="0.008435" calcext:value-type="float">
            <text:p>8.435000E-03</text:p>
          </table:table-cell>
          <table:table-cell table:formula="of:=[.X47]-[.W47]" office:value-type="float" office:value="-0.000142" calcext:value-type="float">
            <text:p>-0.00014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.01264243" calcext:value-type="float">
            <text:p>1.26E-02</text:p>
          </table:table-cell>
          <table:table-cell office:value-type="float" office:value="0.01505041" calcext:value-type="float">
            <text:p>1.51E-02</text:p>
          </table:table-cell>
          <table:table-cell office:value-type="float" office:value="864.54849709468" calcext:value-type="float">
            <text:p>864.54849709468</text:p>
          </table:table-cell>
          <table:table-cell office:value-type="float" office:value="119.800805510438" calcext:value-type="float">
            <text:p>119.800805510438</text:p>
          </table:table-cell>
          <table:table-cell office:value-type="float" office:value="15.6506973948821" calcext:value-type="float">
            <text:p>15.6506973948821</text:p>
          </table:table-cell>
          <table:table-cell office:value-type="float" office:value="0.001834144448825" calcext:value-type="float">
            <text:p>0.001834144448825</text:p>
          </table:table-cell>
          <table:table-cell/>
          <table:table-cell office:value-type="float" office:value="0.01201031" calcext:value-type="float">
            <text:p>1.20E-02</text:p>
          </table:table-cell>
          <table:table-cell office:value-type="float" office:value="0.01505041" calcext:value-type="float">
            <text:p>1.51E-02</text:p>
          </table:table-cell>
          <table:table-cell office:value-type="float" office:value="870.863106090105" calcext:value-type="float">
            <text:p>870.863106090105</text:p>
          </table:table-cell>
          <table:table-cell office:value-type="float" office:value="114.239645236229" calcext:value-type="float">
            <text:p>114.239645236229</text:p>
          </table:table-cell>
          <table:table-cell office:value-type="float" office:value="14.8972486736654" calcext:value-type="float">
            <text:p>14.8972486736654</text:p>
          </table:table-cell>
          <table:table-cell office:value-type="float" office:value="0.001747665645561" calcext:value-type="float">
            <text:p>0.001747665645561</text:p>
          </table:table-cell>
          <table:table-cell/>
          <table:table-cell office:value-type="float" office:value="-0.0006321213" calcext:value-type="float">
            <text:p>-6.321213E-04</text:p>
          </table:table-cell>
          <table:table-cell office:value-type="float" office:value="-0.00596362" calcext:value-type="float">
            <text:p>-5.963620E-03</text:p>
          </table:table-cell>
          <table:table-cell office:value-type="float" office:value="-0.00008663396" calcext:value-type="float">
            <text:p>-8.663396E-05</text:p>
          </table:table-cell>
          <table:table-cell office:value-type="float" office:value="-0.0005272532" calcext:value-type="float">
            <text:p>-5.272532E-04</text:p>
          </table:table-cell>
          <table:table-cell/>
          <table:table-cell office:value-type="float" office:value="0.009465" calcext:value-type="float">
            <text:p>9.465000E-03</text:p>
          </table:table-cell>
          <table:table-cell office:value-type="float" office:value="0.009311" calcext:value-type="float">
            <text:p>9.311000E-03</text:p>
          </table:table-cell>
          <table:table-cell table:formula="of:=[.X48]-[.W48]" office:value-type="float" office:value="-0.000154" calcext:value-type="float">
            <text:p>-0.00015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.01359807" calcext:value-type="float">
            <text:p>1.36E-02</text:p>
          </table:table-cell>
          <table:table-cell office:value-type="float" office:value="0.01518505" calcext:value-type="float">
            <text:p>1.52E-02</text:p>
          </table:table-cell>
          <table:table-cell office:value-type="float" office:value="852.871872382236" calcext:value-type="float">
            <text:p>852.871872382236</text:p>
          </table:table-cell>
          <table:table-cell office:value-type="float" office:value="129.671991413804" calcext:value-type="float">
            <text:p>129.671991413804</text:p>
          </table:table-cell>
          <table:table-cell office:value-type="float" office:value="17.4561362039605" calcext:value-type="float">
            <text:p>17.4561362039605</text:p>
          </table:table-cell>
          <table:table-cell office:value-type="float" office:value="0.002002732106061" calcext:value-type="float">
            <text:p>0.002002732106061</text:p>
          </table:table-cell>
          <table:table-cell/>
          <table:table-cell office:value-type="float" office:value="0.01291817" calcext:value-type="float">
            <text:p>1.29E-02</text:p>
          </table:table-cell>
          <table:table-cell office:value-type="float" office:value="0.01518505" calcext:value-type="float">
            <text:p>1.52E-02</text:p>
          </table:table-cell>
          <table:table-cell office:value-type="float" office:value="859.68550072446" calcext:value-type="float">
            <text:p>859.68550072446</text:p>
          </table:table-cell>
          <table:table-cell office:value-type="float" office:value="123.695620366034" calcext:value-type="float">
            <text:p>123.695620366034</text:p>
          </table:table-cell>
          <table:table-cell office:value-type="float" office:value="16.618878909506" calcext:value-type="float">
            <text:p>16.618878909506</text:p>
          </table:table-cell>
          <table:table-cell office:value-type="float" office:value="0.001908802890202" calcext:value-type="float">
            <text:p>0.001908802890202</text:p>
          </table:table-cell>
          <table:table-cell/>
          <table:table-cell office:value-type="float" office:value="-0.0006799037" calcext:value-type="float">
            <text:p>-6.799037E-04</text:p>
          </table:table-cell>
          <table:table-cell office:value-type="float" office:value="-0.006425168" calcext:value-type="float">
            <text:p>-6.425168E-03</text:p>
          </table:table-cell>
          <table:table-cell office:value-type="float" office:value="-0.00009411328" calcext:value-type="float">
            <text:p>-9.411328E-05</text:p>
          </table:table-cell>
          <table:table-cell office:value-type="float" office:value="-0.0005548222" calcext:value-type="float">
            <text:p>-5.548222E-04</text:p>
          </table:table-cell>
          <table:table-cell/>
          <table:table-cell office:value-type="float" office:value="0.010444" calcext:value-type="float">
            <text:p>1.044400E-02</text:p>
          </table:table-cell>
          <table:table-cell office:value-type="float" office:value="0.010256" calcext:value-type="float">
            <text:p>1.025600E-02</text:p>
          </table:table-cell>
          <table:table-cell table:formula="of:=[.X49]-[.W49]" office:value-type="float" office:value="-0.000188000000000001" calcext:value-type="float">
            <text:p>-0.00018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0.01460497" calcext:value-type="float">
            <text:p>1.46E-02</text:p>
          </table:table-cell>
          <table:table-cell office:value-type="float" office:value="0.01529132" calcext:value-type="float">
            <text:p>1.53E-02</text:p>
          </table:table-cell>
          <table:table-cell office:value-type="float" office:value="840.506223197217" calcext:value-type="float">
            <text:p>840.506223197217</text:p>
          </table:table-cell>
          <table:table-cell office:value-type="float" office:value="140.069868457185" calcext:value-type="float">
            <text:p>140.069868457185</text:p>
          </table:table-cell>
          <table:table-cell office:value-type="float" office:value="19.4239083455981" calcext:value-type="float">
            <text:p>19.4239083455981</text:p>
          </table:table-cell>
          <table:table-cell office:value-type="float" office:value="0.002187482410209" calcext:value-type="float">
            <text:p>0.002187482410209</text:p>
          </table:table-cell>
          <table:table-cell/>
          <table:table-cell office:value-type="float" office:value="0.01387472" calcext:value-type="float">
            <text:p>1.39E-02</text:p>
          </table:table-cell>
          <table:table-cell office:value-type="float" office:value="0.01529132" calcext:value-type="float">
            <text:p>1.53E-02</text:p>
          </table:table-cell>
          <table:table-cell office:value-type="float" office:value="847.839969764063" calcext:value-type="float">
            <text:p>847.839969764063</text:p>
          </table:table-cell>
          <table:table-cell office:value-type="float" office:value="133.664070600323" calcext:value-type="float">
            <text:p>133.664070600323</text:p>
          </table:table-cell>
          <table:table-cell office:value-type="float" office:value="18.4959596356138" calcext:value-type="float">
            <text:p>18.4959596356138</text:p>
          </table:table-cell>
          <table:table-cell office:value-type="float" office:value="0.002085469007285" calcext:value-type="float">
            <text:p>0.002085469007285</text:p>
          </table:table-cell>
          <table:table-cell/>
          <table:table-cell office:value-type="float" office:value="-0.0007302486" calcext:value-type="float">
            <text:p>-7.302486E-04</text:p>
          </table:table-cell>
          <table:table-cell office:value-type="float" office:value="-0.006906679" calcext:value-type="float">
            <text:p>-6.906679E-03</text:p>
          </table:table-cell>
          <table:table-cell office:value-type="float" office:value="-0.0001022318" calcext:value-type="float">
            <text:p>-1.022318E-04</text:p>
          </table:table-cell>
          <table:table-cell office:value-type="float" office:value="-0.0005964014" calcext:value-type="float">
            <text:p>-5.964014E-04</text:p>
          </table:table-cell>
          <table:table-cell/>
          <table:table-cell office:value-type="float" office:value="0.011506" calcext:value-type="float">
            <text:p>1.150600E-02</text:p>
          </table:table-cell>
          <table:table-cell office:value-type="float" office:value="0.011304" calcext:value-type="float">
            <text:p>1.130400E-02</text:p>
          </table:table-cell>
          <table:table-cell table:formula="of:=[.X50]-[.W50]" office:value-type="float" office:value="-0.000201999999999999" calcext:value-type="float">
            <text:p>-0.00020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0.01566211" calcext:value-type="float">
            <text:p>1.57E-02</text:p>
          </table:table-cell>
          <table:table-cell office:value-type="float" office:value="0.0154322" calcext:value-type="float">
            <text:p>1.54E-02</text:p>
          </table:table-cell>
          <table:table-cell office:value-type="float" office:value="827.444674149434" calcext:value-type="float">
            <text:p>827.444674149434</text:p>
          </table:table-cell>
          <table:table-cell office:value-type="float" office:value="150.986424552602" calcext:value-type="float">
            <text:p>150.986424552602</text:p>
          </table:table-cell>
          <table:table-cell office:value-type="float" office:value="21.5689012979634" calcext:value-type="float">
            <text:p>21.5689012979634</text:p>
          </table:table-cell>
          <table:table-cell office:value-type="float" office:value="0.002394113977045" calcext:value-type="float">
            <text:p>0.002394113977045</text:p>
          </table:table-cell>
          <table:table-cell/>
          <table:table-cell office:value-type="float" office:value="0.01487901" calcext:value-type="float">
            <text:p>1.49E-02</text:p>
          </table:table-cell>
          <table:table-cell office:value-type="float" office:value="0.0154322" calcext:value-type="float">
            <text:p>1.54E-02</text:p>
          </table:table-cell>
          <table:table-cell office:value-type="float" office:value="835.318339939776" calcext:value-type="float">
            <text:p>835.318339939776</text:p>
          </table:table-cell>
          <table:table-cell office:value-type="float" office:value="144.138804167906" calcext:value-type="float">
            <text:p>144.138804167906</text:p>
          </table:table-cell>
          <table:table-cell office:value-type="float" office:value="20.5428558923187" calcext:value-type="float">
            <text:p>20.5428558923187</text:p>
          </table:table-cell>
          <table:table-cell office:value-type="float" office:value="0.002283140539945" calcext:value-type="float">
            <text:p>0.002283140539945</text:p>
          </table:table-cell>
          <table:table-cell/>
          <table:table-cell office:value-type="float" office:value="-0.0007831056" calcext:value-type="float">
            <text:p>-7.831056E-04</text:p>
          </table:table-cell>
          <table:table-cell office:value-type="float" office:value="-0.00740615" calcext:value-type="float">
            <text:p>-7.406150E-03</text:p>
          </table:table-cell>
          <table:table-cell office:value-type="float" office:value="-0.0001112336" calcext:value-type="float">
            <text:p>-1.112336E-04</text:p>
          </table:table-cell>
          <table:table-cell office:value-type="float" office:value="-0.0006395314" calcext:value-type="float">
            <text:p>-6.395314E-04</text:p>
          </table:table-cell>
          <table:table-cell/>
          <table:table-cell office:value-type="float" office:value="0.01269" calcext:value-type="float">
            <text:p>1.269000E-02</text:p>
          </table:table-cell>
          <table:table-cell office:value-type="float" office:value="0.012474" calcext:value-type="float">
            <text:p>1.247400E-02</text:p>
          </table:table-cell>
          <table:table-cell table:formula="of:=[.X51]-[.W51]" office:value-type="float" office:value="-0.000216000000000003" calcext:value-type="float">
            <text:p>-0.0002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0.01671825" calcext:value-type="float">
            <text:p>1.67E-02</text:p>
          </table:table-cell>
          <table:table-cell office:value-type="float" office:value="0.01563609" calcext:value-type="float">
            <text:p>1.56E-02</text:p>
          </table:table-cell>
          <table:table-cell office:value-type="float" office:value="813.72624491679" calcext:value-type="float">
            <text:p>813.72624491679</text:p>
          </table:table-cell>
          <table:table-cell office:value-type="float" office:value="162.362378216269" calcext:value-type="float">
            <text:p>162.362378216269</text:p>
          </table:table-cell>
          <table:table-cell office:value-type="float" office:value="23.911376866941" calcext:value-type="float">
            <text:p>23.911376866941</text:p>
          </table:table-cell>
          <table:table-cell office:value-type="float" office:value="0.002624373902497" calcext:value-type="float">
            <text:p>0.002624373902497</text:p>
          </table:table-cell>
          <table:table-cell/>
          <table:table-cell office:value-type="float" office:value="0.01588233" calcext:value-type="float">
            <text:p>1.59E-02</text:p>
          </table:table-cell>
          <table:table-cell office:value-type="float" office:value="0.01563609" calcext:value-type="float">
            <text:p>1.56E-02</text:p>
          </table:table-cell>
          <table:table-cell office:value-type="float" office:value="822.156334461514" calcext:value-type="float">
            <text:p>822.156334461514</text:p>
          </table:table-cell>
          <table:table-cell office:value-type="float" office:value="155.064571333316" calcext:value-type="float">
            <text:p>155.064571333316</text:p>
          </table:table-cell>
          <table:table-cell office:value-type="float" office:value="22.77909420517" calcext:value-type="float">
            <text:p>22.77909420517</text:p>
          </table:table-cell>
          <table:table-cell office:value-type="float" office:value="0.002503510347458" calcext:value-type="float">
            <text:p>0.002503510347458</text:p>
          </table:table-cell>
          <table:table-cell/>
          <table:table-cell office:value-type="float" office:value="-0.0008359122" calcext:value-type="float">
            <text:p>-8.359122E-04</text:p>
          </table:table-cell>
          <table:table-cell office:value-type="float" office:value="-0.007920495" calcext:value-type="float">
            <text:p>-7.920495E-03</text:p>
          </table:table-cell>
          <table:table-cell office:value-type="float" office:value="-0.0001211742" calcext:value-type="float">
            <text:p>-1.211742E-04</text:p>
          </table:table-cell>
          <table:table-cell office:value-type="float" office:value="-0.0006839459" calcext:value-type="float">
            <text:p>-6.839459E-04</text:p>
          </table:table-cell>
          <table:table-cell/>
          <table:table-cell office:value-type="float" office:value="0.014028" calcext:value-type="float">
            <text:p>1.402800E-02</text:p>
          </table:table-cell>
          <table:table-cell office:value-type="float" office:value="0.013796" calcext:value-type="float">
            <text:p>1.379600E-02</text:p>
          </table:table-cell>
          <table:table-cell table:formula="of:=[.X52]-[.W52]" office:value-type="float" office:value="-0.000232" calcext:value-type="float">
            <text:p>-0.00023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0.01777337" calcext:value-type="float">
            <text:p>1.78E-02</text:p>
          </table:table-cell>
          <table:table-cell office:value-type="float" office:value="0.01590297" calcext:value-type="float">
            <text:p>1.59E-02</text:p>
          </table:table-cell>
          <table:table-cell office:value-type="float" office:value="799.391352701078" calcext:value-type="float">
            <text:p>799.391352701078</text:p>
          </table:table-cell>
          <table:table-cell office:value-type="float" office:value="174.135648922906" calcext:value-type="float">
            <text:p>174.135648922906</text:p>
          </table:table-cell>
          <table:table-cell office:value-type="float" office:value="26.472998376016" calcext:value-type="float">
            <text:p>26.472998376016</text:p>
          </table:table-cell>
          <table:table-cell office:value-type="float" office:value="0.002880145436238" calcext:value-type="float">
            <text:p>0.002880145436238</text:p>
          </table:table-cell>
          <table:table-cell/>
          <table:table-cell office:value-type="float" office:value="0.0168847" calcext:value-type="float">
            <text:p>1.69E-02</text:p>
          </table:table-cell>
          <table:table-cell office:value-type="float" office:value="0.01590297" calcext:value-type="float">
            <text:p>1.59E-02</text:p>
          </table:table-cell>
          <table:table-cell office:value-type="float" office:value="808.391007370157" calcext:value-type="float">
            <text:p>808.391007370157</text:p>
          </table:table-cell>
          <table:table-cell office:value-type="float" office:value="166.383415775264" calcext:value-type="float">
            <text:p>166.383415775264</text:p>
          </table:table-cell>
          <table:table-cell office:value-type="float" office:value="25.2255768545792" calcext:value-type="float">
            <text:p>25.2255768545792</text:p>
          </table:table-cell>
          <table:table-cell office:value-type="float" office:value="0.00274840444339" calcext:value-type="float">
            <text:p>0.00274840444339</text:p>
          </table:table-cell>
          <table:table-cell/>
          <table:table-cell office:value-type="float" office:value="-0.0008886686" calcext:value-type="float">
            <text:p>-8.886686E-04</text:p>
          </table:table-cell>
          <table:table-cell office:value-type="float" office:value="-0.008446642" calcext:value-type="float">
            <text:p>-8.446642E-03</text:p>
          </table:table-cell>
          <table:table-cell office:value-type="float" office:value="-0.0001321128" calcext:value-type="float">
            <text:p>-1.321128E-04</text:p>
          </table:table-cell>
          <table:table-cell office:value-type="float" office:value="-0.0007293794" calcext:value-type="float">
            <text:p>-7.293794E-04</text:p>
          </table:table-cell>
          <table:table-cell/>
          <table:table-cell office:value-type="float" office:value="0.01554" calcext:value-type="float">
            <text:p>1.554000E-02</text:p>
          </table:table-cell>
          <table:table-cell office:value-type="float" office:value="0.015292" calcext:value-type="float">
            <text:p>1.529200E-02</text:p>
          </table:table-cell>
          <table:table-cell table:formula="of:=[.X53]-[.W53]" office:value-type="float" office:value="-0.000248000000000002" calcext:value-type="float">
            <text:p>-0.00024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0.01882749" calcext:value-type="float">
            <text:p>1.88E-02</text:p>
          </table:table-cell>
          <table:table-cell office:value-type="float" office:value="0.01623285" calcext:value-type="float">
            <text:p>1.62E-02</text:p>
          </table:table-cell>
          <table:table-cell office:value-type="float" office:value="784.481614523643" calcext:value-type="float">
            <text:p>784.481614523643</text:p>
          </table:table-cell>
          <table:table-cell office:value-type="float" office:value="186.241487749559" calcext:value-type="float">
            <text:p>186.241487749559</text:p>
          </table:table-cell>
          <table:table-cell office:value-type="float" office:value="29.2768977267981" calcext:value-type="float">
            <text:p>29.2768977267981</text:p>
          </table:table-cell>
          <table:table-cell office:value-type="float" office:value="0.00316341916846" calcext:value-type="float">
            <text:p>0.00316341916846</text:p>
          </table:table-cell>
          <table:table-cell/>
          <table:table-cell office:value-type="float" office:value="0.01788612" calcext:value-type="float">
            <text:p>1.79E-02</text:p>
          </table:table-cell>
          <table:table-cell office:value-type="float" office:value="0.01623285" calcext:value-type="float">
            <text:p>1.62E-02</text:p>
          </table:table-cell>
          <table:table-cell office:value-type="float" office:value="794.060570126863" calcext:value-type="float">
            <text:p>794.060570126863</text:p>
          </table:table-cell>
          <table:table-cell office:value-type="float" office:value="178.034778662682" calcext:value-type="float">
            <text:p>178.034778662682</text:p>
          </table:table-cell>
          <table:table-cell office:value-type="float" office:value="27.9046512104551" calcext:value-type="float">
            <text:p>27.9046512104551</text:p>
          </table:table-cell>
          <table:table-cell office:value-type="float" office:value="0.00301975465191" calcext:value-type="float">
            <text:p>0.00301975465191</text:p>
          </table:table-cell>
          <table:table-cell/>
          <table:table-cell office:value-type="float" office:value="-0.0009413747" calcext:value-type="float">
            <text:p>-9.413747E-04</text:p>
          </table:table-cell>
          <table:table-cell office:value-type="float" office:value="-0.008981553" calcext:value-type="float">
            <text:p>-8.981553E-03</text:p>
          </table:table-cell>
          <table:table-cell office:value-type="float" office:value="-0.00014411" calcext:value-type="float">
            <text:p>-1.441100E-04</text:p>
          </table:table-cell>
          <table:table-cell office:value-type="float" office:value="-0.0007755697" calcext:value-type="float">
            <text:p>-7.755697E-04</text:p>
          </table:table-cell>
          <table:table-cell/>
          <table:table-cell office:value-type="float" office:value="0.017268" calcext:value-type="float">
            <text:p>1.726800E-02</text:p>
          </table:table-cell>
          <table:table-cell office:value-type="float" office:value="0.016933" calcext:value-type="float">
            <text:p>1.693300E-02</text:p>
          </table:table-cell>
          <table:table-cell table:formula="of:=[.X54]-[.W54]" office:value-type="float" office:value="-0.000334999999999998" calcext:value-type="float">
            <text:p>-0.00033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0.01988061" calcext:value-type="float">
            <text:p>1.99E-02</text:p>
          </table:table-cell>
          <table:table-cell office:value-type="float" office:value="0.01662574" calcext:value-type="float">
            <text:p>1.66E-02</text:p>
          </table:table-cell>
          <table:table-cell office:value-type="float" office:value="769.039650259588" calcext:value-type="float">
            <text:p>769.039650259588</text:p>
          </table:table-cell>
          <table:table-cell office:value-type="float" office:value="198.612647944616" calcext:value-type="float">
            <text:p>198.612647944616</text:p>
          </table:table-cell>
          <table:table-cell office:value-type="float" office:value="32.3477017957963" calcext:value-type="float">
            <text:p>32.3477017957963</text:p>
          </table:table-cell>
          <table:table-cell office:value-type="float" office:value="0.003476263220189" calcext:value-type="float">
            <text:p>0.003476263220189</text:p>
          </table:table-cell>
          <table:table-cell/>
          <table:table-cell office:value-type="float" office:value="0.01888658" calcext:value-type="float">
            <text:p>1.89E-02</text:p>
          </table:table-cell>
          <table:table-cell office:value-type="float" office:value="0.01662574" calcext:value-type="float">
            <text:p>1.66E-02</text:p>
          </table:table-cell>
          <table:table-cell office:value-type="float" office:value="779.20421872007" calcext:value-type="float">
            <text:p>779.20421872007</text:p>
          </table:table-cell>
          <table:table-cell office:value-type="float" office:value="189.955640617867" calcext:value-type="float">
            <text:p>189.955640617867</text:p>
          </table:table-cell>
          <table:table-cell office:value-type="float" office:value="30.8401406620628" calcext:value-type="float">
            <text:p>30.8401406620628</text:p>
          </table:table-cell>
          <table:table-cell office:value-type="float" office:value="0.003319570223532" calcext:value-type="float">
            <text:p>0.003319570223532</text:p>
          </table:table-cell>
          <table:table-cell/>
          <table:table-cell office:value-type="float" office:value="-0.0009940303" calcext:value-type="float">
            <text:p>-9.940303E-04</text:p>
          </table:table-cell>
          <table:table-cell office:value-type="float" office:value="-0.009522261" calcext:value-type="float">
            <text:p>-9.522261E-03</text:p>
          </table:table-cell>
          <table:table-cell office:value-type="float" office:value="-0.0001572272" calcext:value-type="float">
            <text:p>-1.572272E-04</text:p>
          </table:table-cell>
          <table:table-cell office:value-type="float" office:value="-0.0008222606" calcext:value-type="float">
            <text:p>-8.222606E-04</text:p>
          </table:table-cell>
          <table:table-cell/>
          <table:table-cell office:value-type="float" office:value="0.019234" calcext:value-type="float">
            <text:p>1.923400E-02</text:p>
          </table:table-cell>
          <table:table-cell office:value-type="float" office:value="0.018879" calcext:value-type="float">
            <text:p>1.887900E-02</text:p>
          </table:table-cell>
          <table:table-cell table:formula="of:=[.X55]-[.W55]" office:value-type="float" office:value="-0.000354999999999998" calcext:value-type="float">
            <text:p>-0.0003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0.02093272" calcext:value-type="float">
            <text:p>2.09E-02</text:p>
          </table:table-cell>
          <table:table-cell office:value-type="float" office:value="0.01708162" calcext:value-type="float">
            <text:p>1.71E-02</text:p>
          </table:table-cell>
          <table:table-cell office:value-type="float" office:value="753.108881266403" calcext:value-type="float">
            <text:p>753.108881266403</text:p>
          </table:table-cell>
          <table:table-cell office:value-type="float" office:value="211.179602843622" calcext:value-type="float">
            <text:p>211.179602843622</text:p>
          </table:table-cell>
          <table:table-cell office:value-type="float" office:value="35.7115158899749" calcext:value-type="float">
            <text:p>35.7115158899749</text:p>
          </table:table-cell>
          <table:table-cell office:value-type="float" office:value="0.003849293545034" calcext:value-type="float">
            <text:p>0.003849293545034</text:p>
          </table:table-cell>
          <table:table-cell/>
          <table:table-cell office:value-type="float" office:value="0.01988608" calcext:value-type="float">
            <text:p>1.99E-02</text:p>
          </table:table-cell>
          <table:table-cell office:value-type="float" office:value="0.01708162" calcext:value-type="float">
            <text:p>1.71E-02</text:p>
          </table:table-cell>
          <table:table-cell office:value-type="float" office:value="763.861956194898" calcext:value-type="float">
            <text:p>763.861956194898</text:p>
          </table:table-cell>
          <table:table-cell office:value-type="float" office:value="202.080708932139" calcext:value-type="float">
            <text:p>202.080708932139</text:p>
          </table:table-cell>
          <table:table-cell office:value-type="float" office:value="34.0573348729637" calcext:value-type="float">
            <text:p>34.0573348729637</text:p>
          </table:table-cell>
          <table:table-cell office:value-type="float" office:value="0.003677134797733" calcext:value-type="float">
            <text:p>0.003677134797733</text:p>
          </table:table-cell>
          <table:table-cell/>
          <table:table-cell office:value-type="float" office:value="-0.001046636" calcext:value-type="float">
            <text:p>-1.046636E-03</text:p>
          </table:table-cell>
          <table:table-cell office:value-type="float" office:value="-0.0100671" calcext:value-type="float">
            <text:p>-1.006710E-02</text:p>
          </table:table-cell>
          <table:table-cell office:value-type="float" office:value="-0.0001728091" calcext:value-type="float">
            <text:p>-1.728091E-04</text:p>
          </table:table-cell>
          <table:table-cell office:value-type="float" office:value="-0.0008693082" calcext:value-type="float">
            <text:p>-8.693082E-04</text:p>
          </table:table-cell>
          <table:table-cell/>
          <table:table-cell office:value-type="float" office:value="0.021479" calcext:value-type="float">
            <text:p>2.147900E-02</text:p>
          </table:table-cell>
          <table:table-cell office:value-type="float" office:value="0.021101" calcext:value-type="float">
            <text:p>2.110100E-02</text:p>
          </table:table-cell>
          <table:table-cell table:formula="of:=[.X56]-[.W56]" office:value-type="float" office:value="-0.000378" calcext:value-type="float">
            <text:p>-0.0003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0.02209391" calcext:value-type="float">
            <text:p>2.21E-02</text:p>
          </table:table-cell>
          <table:table-cell office:value-type="float" office:value="0.01773295" calcext:value-type="float">
            <text:p>1.77E-02</text:p>
          </table:table-cell>
          <table:table-cell office:value-type="float" office:value="736.652226770182" calcext:value-type="float">
            <text:p>736.652226770182</text:p>
          </table:table-cell>
          <table:table-cell office:value-type="float" office:value="223.924427902408" calcext:value-type="float">
            <text:p>223.924427902408</text:p>
          </table:table-cell>
          <table:table-cell office:value-type="float" office:value="39.42334532741" calcext:value-type="float">
            <text:p>39.42334532741</text:p>
          </table:table-cell>
          <table:table-cell office:value-type="float" office:value="0.004276802352146" calcext:value-type="float">
            <text:p>0.004276802352146</text:p>
          </table:table-cell>
          <table:table-cell/>
          <table:table-cell office:value-type="float" office:value="0.02098921" calcext:value-type="float">
            <text:p>2.10E-02</text:p>
          </table:table-cell>
          <table:table-cell office:value-type="float" office:value="0.01773295" calcext:value-type="float">
            <text:p>1.77E-02</text:p>
          </table:table-cell>
          <table:table-cell office:value-type="float" office:value="747.996181288477" calcext:value-type="float">
            <text:p>747.996181288477</text:p>
          </table:table-cell>
          <table:table-cell office:value-type="float" office:value="214.394582452006" calcext:value-type="float">
            <text:p>214.394582452006</text:p>
          </table:table-cell>
          <table:table-cell office:value-type="float" office:value="37.6092362595171" calcext:value-type="float">
            <text:p>37.6092362595171</text:p>
          </table:table-cell>
          <table:table-cell office:value-type="float" office:value="0.004087070179861" calcext:value-type="float">
            <text:p>0.004087070179861</text:p>
          </table:table-cell>
          <table:table-cell/>
          <table:table-cell office:value-type="float" office:value="-0.001104696" calcext:value-type="float">
            <text:p>-1.104696E-03</text:p>
          </table:table-cell>
          <table:table-cell office:value-type="float" office:value="-0.01061567" calcext:value-type="float">
            <text:p>-1.061567E-02</text:p>
          </table:table-cell>
          <table:table-cell office:value-type="float" office:value="-0.000190529" calcext:value-type="float">
            <text:p>-1.905290E-04</text:p>
          </table:table-cell>
          <table:table-cell office:value-type="float" office:value="-0.000916678" calcext:value-type="float">
            <text:p>-9.166780E-04</text:p>
          </table:table-cell>
          <table:table-cell/>
          <table:table-cell office:value-type="float" office:value="0.024016" calcext:value-type="float">
            <text:p>2.401600E-02</text:p>
          </table:table-cell>
          <table:table-cell office:value-type="float" office:value="0.023613" calcext:value-type="float">
            <text:p>2.361300E-02</text:p>
          </table:table-cell>
          <table:table-cell table:formula="of:=[.X57]-[.W57]" office:value-type="float" office:value="-0.000403000000000001" calcext:value-type="float">
            <text:p>-0.0004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0.0233652" calcext:value-type="float">
            <text:p>2.34E-02</text:p>
          </table:table-cell>
          <table:table-cell office:value-type="float" office:value="0.01851673" calcext:value-type="float">
            <text:p>1.85E-02</text:p>
          </table:table-cell>
          <table:table-cell office:value-type="float" office:value="719.639725107445" calcext:value-type="float">
            <text:p>719.639725107445</text:p>
          </table:table-cell>
          <table:table-cell office:value-type="float" office:value="236.828733069025" calcext:value-type="float">
            <text:p>236.828733069025</text:p>
          </table:table-cell>
          <table:table-cell office:value-type="float" office:value="43.5315418235306" calcext:value-type="float">
            <text:p>43.5315418235306</text:p>
          </table:table-cell>
          <table:table-cell office:value-type="float" office:value="0.004765296114071" calcext:value-type="float">
            <text:p>0.004765296114071</text:p>
          </table:table-cell>
          <table:table-cell/>
          <table:table-cell office:value-type="float" office:value="0.02219694" calcext:value-type="float">
            <text:p>2.22E-02</text:p>
          </table:table-cell>
          <table:table-cell office:value-type="float" office:value="0.01851673" calcext:value-type="float">
            <text:p>1.85E-02</text:p>
          </table:table-cell>
          <table:table-cell office:value-type="float" office:value="731.575870156163" calcext:value-type="float">
            <text:p>731.575870156163</text:p>
          </table:table-cell>
          <table:table-cell office:value-type="float" office:value="226.881534992463" calcext:value-type="float">
            <text:p>226.881534992463</text:p>
          </table:table-cell>
          <table:table-cell office:value-type="float" office:value="41.542594851374" calcext:value-type="float">
            <text:p>41.542594851374</text:p>
          </table:table-cell>
          <table:table-cell office:value-type="float" office:value="0.004555672422287" calcext:value-type="float">
            <text:p>0.004555672422287</text:p>
          </table:table-cell>
          <table:table-cell/>
          <table:table-cell office:value-type="float" office:value="-0.00116826" calcext:value-type="float">
            <text:p>-1.168260E-03</text:p>
          </table:table-cell>
          <table:table-cell office:value-type="float" office:value="-0.01116736" calcext:value-type="float">
            <text:p>-1.116736E-02</text:p>
          </table:table-cell>
          <table:table-cell office:value-type="float" office:value="-0.0002106052" calcext:value-type="float">
            <text:p>-2.106052E-04</text:p>
          </table:table-cell>
          <table:table-cell office:value-type="float" office:value="-0.0009643174" calcext:value-type="float">
            <text:p>-9.643174E-04</text:p>
          </table:table-cell>
          <table:table-cell/>
          <table:table-cell office:value-type="float" office:value="0.026899" calcext:value-type="float">
            <text:p>2.689900E-02</text:p>
          </table:table-cell>
          <table:table-cell office:value-type="float" office:value="0.026467" calcext:value-type="float">
            <text:p>2.646700E-02</text:p>
          </table:table-cell>
          <table:table-cell table:formula="of:=[.X58]-[.W58]" office:value-type="float" office:value="-0.000432000000000002" calcext:value-type="float">
            <text:p>-0.00043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.02474658" calcext:value-type="float">
            <text:p>2.47E-02</text:p>
          </table:table-cell>
          <table:table-cell office:value-type="float" office:value="0.01943297" calcext:value-type="float">
            <text:p>1.94E-02</text:p>
          </table:table-cell>
          <table:table-cell office:value-type="float" office:value="702.049646462793" calcext:value-type="float">
            <text:p>702.049646462793</text:p>
          </table:table-cell>
          <table:table-cell office:value-type="float" office:value="249.860956286697" calcext:value-type="float">
            <text:p>249.860956286697</text:p>
          </table:table-cell>
          <table:table-cell office:value-type="float" office:value="48.0893972505103" calcext:value-type="float">
            <text:p>48.0893972505103</text:p>
          </table:table-cell>
          <table:table-cell office:value-type="float" office:value="0.005321416762206" calcext:value-type="float">
            <text:p>0.005321416762206</text:p>
          </table:table-cell>
          <table:table-cell/>
          <table:table-cell office:value-type="float" office:value="0.02350925" calcext:value-type="float">
            <text:p>2.35E-02</text:p>
          </table:table-cell>
          <table:table-cell office:value-type="float" office:value="0.01943297" calcext:value-type="float">
            <text:p>1.94E-02</text:p>
          </table:table-cell>
          <table:table-cell office:value-type="float" office:value="714.577658518047" calcext:value-type="float">
            <text:p>714.577658518047</text:p>
          </table:table-cell>
          <table:table-cell office:value-type="float" office:value="239.513328662006" calcext:value-type="float">
            <text:p>239.513328662006</text:p>
          </table:table-cell>
          <table:table-cell office:value-type="float" office:value="45.9090128199466" calcext:value-type="float">
            <text:p>45.9090128199466</text:p>
          </table:table-cell>
          <table:table-cell office:value-type="float" office:value="0.00508938063292" calcext:value-type="float">
            <text:p>0.00508938063292</text:p>
          </table:table-cell>
          <table:table-cell/>
          <table:table-cell office:value-type="float" office:value="-0.001237329" calcext:value-type="float">
            <text:p>-1.237329E-03</text:p>
          </table:table-cell>
          <table:table-cell office:value-type="float" office:value="-0.01172121" calcext:value-type="float">
            <text:p>-1.172121E-02</text:p>
          </table:table-cell>
          <table:table-cell office:value-type="float" office:value="-0.0002332503" calcext:value-type="float">
            <text:p>-2.332503E-04</text:p>
          </table:table-cell>
          <table:table-cell office:value-type="float" office:value="-0.0009773189" calcext:value-type="float">
            <text:p>-9.773189E-04</text:p>
          </table:table-cell>
          <table:table-cell/>
          <table:table-cell office:value-type="float" office:value="0.03014" calcext:value-type="float">
            <text:p>3.014000E-02</text:p>
          </table:table-cell>
          <table:table-cell office:value-type="float" office:value="0.029525" calcext:value-type="float">
            <text:p>2.952500E-02</text:p>
          </table:table-cell>
          <table:table-cell table:formula="of:=[.X59]-[.W59]" office:value-type="float" office:value="-0.000615000000000004" calcext:value-type="float">
            <text:p>-0.00061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0.02623806" calcext:value-type="float">
            <text:p>2.62E-02</text:p>
          </table:table-cell>
          <table:table-cell office:value-type="float" office:value="0.02048165" calcext:value-type="float">
            <text:p>2.05E-02</text:p>
          </table:table-cell>
          <table:table-cell office:value-type="float" office:value="683.868784697426" calcext:value-type="float">
            <text:p>683.868784697426</text:p>
          </table:table-cell>
          <table:table-cell office:value-type="float" office:value="262.976305014471" calcext:value-type="float">
            <text:p>262.976305014471</text:p>
          </table:table-cell>
          <table:table-cell office:value-type="float" office:value="53.154910288103" calcext:value-type="float">
            <text:p>53.154910288103</text:p>
          </table:table-cell>
          <table:table-cell office:value-type="float" office:value="0.005951912177307" calcext:value-type="float">
            <text:p>0.005951912177307</text:p>
          </table:table-cell>
          <table:table-cell/>
          <table:table-cell office:value-type="float" office:value="0.02492616" calcext:value-type="float">
            <text:p>2.49E-02</text:p>
          </table:table-cell>
          <table:table-cell office:value-type="float" office:value="0.02048165" calcext:value-type="float">
            <text:p>2.05E-02</text:p>
          </table:table-cell>
          <table:table-cell office:value-type="float" office:value="696.986139576029" calcext:value-type="float">
            <text:p>696.986139576029</text:p>
          </table:table-cell>
          <table:table-cell office:value-type="float" office:value="252.249115411827" calcext:value-type="float">
            <text:p>252.249115411827</text:p>
          </table:table-cell>
          <table:table-cell office:value-type="float" office:value="50.7647450121443" calcext:value-type="float">
            <text:p>50.7647450121443</text:p>
          </table:table-cell>
          <table:table-cell office:value-type="float" office:value="0.005694749418668" calcext:value-type="float">
            <text:p>0.005694749418668</text:p>
          </table:table-cell>
          <table:table-cell/>
          <table:table-cell office:value-type="float" office:value="-0.001311903" calcext:value-type="float">
            <text:p>-1.311903E-03</text:p>
          </table:table-cell>
          <table:table-cell office:value-type="float" office:value="-0.01227592" calcext:value-type="float">
            <text:p>-1.227592E-02</text:p>
          </table:table-cell>
          <table:table-cell office:value-type="float" office:value="-0.0002586691" calcext:value-type="float">
            <text:p>-2.586691E-04</text:p>
          </table:table-cell>
          <table:table-cell office:value-type="float" office:value="-0.001023571" calcext:value-type="float">
            <text:p>-1.023571E-03</text:p>
          </table:table-cell>
          <table:table-cell/>
          <table:table-cell office:value-type="float" office:value="0.033784" calcext:value-type="float">
            <text:p>3.378400E-02</text:p>
          </table:table-cell>
          <table:table-cell office:value-type="float" office:value="0.033136" calcext:value-type="float">
            <text:p>3.313600E-02</text:p>
          </table:table-cell>
          <table:table-cell table:formula="of:=[.X60]-[.W60]" office:value-type="float" office:value="-0.000648000000000003" calcext:value-type="float">
            <text:p>-0.00064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0.02783963" calcext:value-type="float">
            <text:p>2.78E-02</text:p>
          </table:table-cell>
          <table:table-cell office:value-type="float" office:value="0.02166279" calcext:value-type="float">
            <text:p>2.17E-02</text:p>
          </table:table-cell>
          <table:table-cell office:value-type="float" office:value="665.092703022919" calcext:value-type="float">
            <text:p>665.092703022919</text:p>
          </table:table-cell>
          <table:table-cell office:value-type="float" office:value="276.116847869498" calcext:value-type="float">
            <text:p>276.116847869498</text:p>
          </table:table-cell>
          <table:table-cell office:value-type="float" office:value="58.7904491075825" calcext:value-type="float">
            <text:p>58.7904491075825</text:p>
          </table:table-cell>
          <table:table-cell office:value-type="float" office:value="0.006663591853551" calcext:value-type="float">
            <text:p>0.006663591853551</text:p>
          </table:table-cell>
          <table:table-cell/>
          <table:table-cell office:value-type="float" office:value="0.02644765" calcext:value-type="float">
            <text:p>2.64E-02</text:p>
          </table:table-cell>
          <table:table-cell office:value-type="float" office:value="0.02166279" calcext:value-type="float">
            <text:p>2.17E-02</text:p>
          </table:table-cell>
          <table:table-cell office:value-type="float" office:value="678.794123566995" calcext:value-type="float">
            <text:p>678.794123566995</text:p>
          </table:table-cell>
          <table:table-cell office:value-type="float" office:value="265.03547450434" calcext:value-type="float">
            <text:p>265.03547450434</text:p>
          </table:table-cell>
          <table:table-cell office:value-type="float" office:value="56.1704019286657" calcext:value-type="float">
            <text:p>56.1704019286657</text:p>
          </table:table-cell>
          <table:table-cell office:value-type="float" office:value="0.006378406917152" calcext:value-type="float">
            <text:p>0.006378406917152</text:p>
          </table:table-cell>
          <table:table-cell/>
          <table:table-cell office:value-type="float" office:value="-0.001391982" calcext:value-type="float">
            <text:p>-1.391982E-03</text:p>
          </table:table-cell>
          <table:table-cell office:value-type="float" office:value="-0.01282996" calcext:value-type="float">
            <text:p>-1.282996E-02</text:p>
          </table:table-cell>
          <table:table-cell office:value-type="float" office:value="-0.0002870568" calcext:value-type="float">
            <text:p>-2.870568E-04</text:p>
          </table:table-cell>
          <table:table-cell office:value-type="float" office:value="-0.001069767" calcext:value-type="float">
            <text:p>-1.069767E-03</text:p>
          </table:table-cell>
          <table:table-cell/>
          <table:table-cell office:value-type="float" office:value="0.037858" calcext:value-type="float">
            <text:p>3.785800E-02</text:p>
          </table:table-cell>
          <table:table-cell office:value-type="float" office:value="0.037173" calcext:value-type="float">
            <text:p>3.717300E-02</text:p>
          </table:table-cell>
          <table:table-cell table:formula="of:=[.X61]-[.W61]" office:value-type="float" office:value="-0.000684999999999998" calcext:value-type="float">
            <text:p>-0.0006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0.0295513" calcext:value-type="float">
            <text:p>2.96E-02</text:p>
          </table:table-cell>
          <table:table-cell office:value-type="float" office:value="0.02297638" calcext:value-type="float">
            <text:p>2.30E-02</text:p>
          </table:table-cell>
          <table:table-cell office:value-type="float" office:value="645.725918498284" calcext:value-type="float">
            <text:p>645.725918498284</text:p>
          </table:table-cell>
          <table:table-cell office:value-type="float" office:value="289.211796098323" calcext:value-type="float">
            <text:p>289.211796098323</text:p>
          </table:table-cell>
          <table:table-cell office:value-type="float" office:value="65.0622854033935" calcext:value-type="float">
            <text:p>65.0622854033935</text:p>
          </table:table-cell>
          <table:table-cell office:value-type="float" office:value="0.007625024167315" calcext:value-type="float">
            <text:p>0.007625024167315</text:p>
          </table:table-cell>
          <table:table-cell/>
          <table:table-cell office:value-type="float" office:value="0.02807373" calcext:value-type="float">
            <text:p>2.81E-02</text:p>
          </table:table-cell>
          <table:table-cell office:value-type="float" office:value="0.02297638" calcext:value-type="float">
            <text:p>2.30E-02</text:p>
          </table:table-cell>
          <table:table-cell office:value-type="float" office:value="660.002845240832" calcext:value-type="float">
            <text:p>660.002845240832</text:p>
          </table:table-cell>
          <table:table-cell office:value-type="float" office:value="277.806623593551" calcext:value-type="float">
            <text:p>277.806623593551</text:p>
          </table:table-cell>
          <table:table-cell office:value-type="float" office:value="62.1905311656163" calcext:value-type="float">
            <text:p>62.1905311656163</text:p>
          </table:table-cell>
          <table:table-cell office:value-type="float" office:value="0.007301900049677" calcext:value-type="float">
            <text:p>0.007301900049677</text:p>
          </table:table-cell>
          <table:table-cell/>
          <table:table-cell office:value-type="float" office:value="-0.001477565" calcext:value-type="float">
            <text:p>-1.477565E-03</text:p>
          </table:table-cell>
          <table:table-cell office:value-type="float" office:value="-0.0133817" calcext:value-type="float">
            <text:p>-1.338170E-02</text:p>
          </table:table-cell>
          <table:table-cell office:value-type="float" office:value="-0.0003255539" calcext:value-type="float">
            <text:p>-3.255539E-04</text:p>
          </table:table-cell>
          <table:table-cell office:value-type="float" office:value="-0.001115772" calcext:value-type="float">
            <text:p>-1.115772E-03</text:p>
          </table:table-cell>
          <table:table-cell/>
          <table:table-cell office:value-type="float" office:value="0.04248" calcext:value-type="float">
            <text:p>4.248000E-02</text:p>
          </table:table-cell>
          <table:table-cell office:value-type="float" office:value="0.041749" calcext:value-type="float">
            <text:p>4.174900E-02</text:p>
          </table:table-cell>
          <table:table-cell table:formula="of:=[.X62]-[.W62]" office:value-type="float" office:value="-0.000731000000000002" calcext:value-type="float">
            <text:p>-0.00073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0.03151523" calcext:value-type="float">
            <text:p>3.15E-02</text:p>
          </table:table-cell>
          <table:table-cell office:value-type="float" office:value="0.02495837" calcext:value-type="float">
            <text:p>2.50E-02</text:p>
          </table:table-cell>
          <table:table-cell office:value-type="float" office:value="625.693045994965" calcext:value-type="float">
            <text:p>625.693045994965</text:p>
          </table:table-cell>
          <table:table-cell office:value-type="float" office:value="302.115745932908" calcext:value-type="float">
            <text:p>302.115745932908</text:p>
          </table:table-cell>
          <table:table-cell office:value-type="float" office:value="72.191208072127" calcext:value-type="float">
            <text:p>72.191208072127</text:p>
          </table:table-cell>
          <table:table-cell office:value-type="float" office:value="0.008825125060743" calcext:value-type="float">
            <text:p>0.008825125060743</text:p>
          </table:table-cell>
          <table:table-cell/>
          <table:table-cell office:value-type="float" office:value="0.02993947" calcext:value-type="float">
            <text:p>2.99E-02</text:p>
          </table:table-cell>
          <table:table-cell office:value-type="float" office:value="0.02495837" calcext:value-type="float">
            <text:p>2.50E-02</text:p>
          </table:table-cell>
          <table:table-cell office:value-type="float" office:value="640.535584699561" calcext:value-type="float">
            <text:p>640.535584699561</text:p>
          </table:table-cell>
          <table:table-cell office:value-type="float" office:value="290.426093127754" calcext:value-type="float">
            <text:p>290.426093127754</text:p>
          </table:table-cell>
          <table:table-cell office:value-type="float" office:value="69.0383221726853" calcext:value-type="float">
            <text:p>69.0383221726853</text:p>
          </table:table-cell>
          <table:table-cell office:value-type="float" office:value="0.008454926175792" calcext:value-type="float">
            <text:p>0.008454926175792</text:p>
          </table:table-cell>
          <table:table-cell/>
          <table:table-cell office:value-type="float" office:value="-0.001575762" calcext:value-type="float">
            <text:p>-1.575762E-03</text:p>
          </table:table-cell>
          <table:table-cell office:value-type="float" office:value="-0.01392876" calcext:value-type="float">
            <text:p>-1.392876E-02</text:p>
          </table:table-cell>
          <table:table-cell office:value-type="float" office:value="-0.0003734253" calcext:value-type="float">
            <text:p>-3.734253E-04</text:p>
          </table:table-cell>
          <table:table-cell office:value-type="float" office:value="-0.001161385" calcext:value-type="float">
            <text:p>-1.161385E-03</text:p>
          </table:table-cell>
          <table:table-cell/>
          <table:table-cell office:value-type="float" office:value="0.047763" calcext:value-type="float">
            <text:p>4.776300E-02</text:p>
          </table:table-cell>
          <table:table-cell office:value-type="float" office:value="0.046978" calcext:value-type="float">
            <text:p>4.697800E-02</text:p>
          </table:table-cell>
          <table:table-cell table:formula="of:=[.X63]-[.W63]" office:value-type="float" office:value="-0.000785000000000001" calcext:value-type="float">
            <text:p>-0.0007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03362134" calcext:value-type="float">
            <text:p>3.36E-02</text:p>
          </table:table-cell>
          <table:table-cell office:value-type="float" office:value="0.02747633" calcext:value-type="float">
            <text:p>2.75E-02</text:p>
          </table:table-cell>
          <table:table-cell office:value-type="float" office:value="605.006115946447" calcext:value-type="float">
            <text:p>605.006115946447</text:p>
          </table:table-cell>
          <table:table-cell office:value-type="float" office:value="314.614647360206" calcext:value-type="float">
            <text:p>314.614647360206</text:p>
          </table:table-cell>
          <table:table-cell office:value-type="float" office:value="80.3792366933477" calcext:value-type="float">
            <text:p>80.3792366933477</text:p>
          </table:table-cell>
          <table:table-cell office:value-type="float" office:value="0.010286978957788" calcext:value-type="float">
            <text:p>0.010286978957788</text:p>
          </table:table-cell>
          <table:table-cell/>
          <table:table-cell office:value-type="float" office:value="0.03194027" calcext:value-type="float">
            <text:p>3.19E-02</text:p>
          </table:table-cell>
          <table:table-cell office:value-type="float" office:value="0.02747633" calcext:value-type="float">
            <text:p>2.75E-02</text:p>
          </table:table-cell>
          <table:table-cell office:value-type="float" office:value="620.399982181959" calcext:value-type="float">
            <text:p>620.399982181959</text:p>
          </table:table-cell>
          <table:table-cell office:value-type="float" office:value="302.690483386834" calcext:value-type="float">
            <text:p>302.690483386834</text:p>
          </table:table-cell>
          <table:table-cell office:value-type="float" office:value="76.9095344312065" calcext:value-type="float">
            <text:p>76.9095344312065</text:p>
          </table:table-cell>
          <table:table-cell office:value-type="float" office:value="0.009859892578534" calcext:value-type="float">
            <text:p>0.009859892578534</text:p>
          </table:table-cell>
          <table:table-cell/>
          <table:table-cell office:value-type="float" office:value="-0.001681067" calcext:value-type="float">
            <text:p>-1.681067E-03</text:p>
          </table:table-cell>
          <table:table-cell office:value-type="float" office:value="-0.01446794" calcext:value-type="float">
            <text:p>-1.446794E-02</text:p>
          </table:table-cell>
          <table:table-cell office:value-type="float" office:value="-0.0004314324" calcext:value-type="float">
            <text:p>-4.314324E-04</text:p>
          </table:table-cell>
          <table:table-cell office:value-type="float" office:value="-0.001206343" calcext:value-type="float">
            <text:p>-1.206343E-03</text:p>
          </table:table-cell>
          <table:table-cell/>
          <table:table-cell office:value-type="float" office:value="0.053833" calcext:value-type="float">
            <text:p>5.383300E-02</text:p>
          </table:table-cell>
          <table:table-cell office:value-type="float" office:value="0.052195" calcext:value-type="float">
            <text:p>5.219500E-02</text:p>
          </table:table-cell>
          <table:table-cell table:formula="of:=[.X64]-[.W64]" office:value-type="float" office:value="-0.001638" calcext:value-type="float">
            <text:p>-0.00163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0.03586963" calcext:value-type="float">
            <text:p>3.59E-02</text:p>
          </table:table-cell>
          <table:table-cell office:value-type="float" office:value="0.03053025" calcext:value-type="float">
            <text:p>3.05E-02</text:p>
          </table:table-cell>
          <table:table-cell office:value-type="float" office:value="583.689367284789" calcext:value-type="float">
            <text:p>583.689367284789</text:p>
          </table:table-cell>
          <table:table-cell office:value-type="float" office:value="326.471276580583" calcext:value-type="float">
            <text:p>326.471276580583</text:p>
          </table:table-cell>
          <table:table-cell office:value-type="float" office:value="89.8393561346277" calcext:value-type="float">
            <text:p>89.8393561346277</text:p>
          </table:table-cell>
          <table:table-cell office:value-type="float" office:value="0.012032325974679" calcext:value-type="float">
            <text:p>0.012032325974679</text:p>
          </table:table-cell>
          <table:table-cell/>
          <table:table-cell office:value-type="float" office:value="0.03407615" calcext:value-type="float">
            <text:p>3.41E-02</text:p>
          </table:table-cell>
          <table:table-cell office:value-type="float" office:value="0.03053025" calcext:value-type="float">
            <text:p>3.05E-02</text:p>
          </table:table-cell>
          <table:table-cell office:value-type="float" office:value="599.615282142202" calcext:value-type="float">
            <text:p>599.615282142202</text:p>
          </table:table-cell>
          <table:table-cell office:value-type="float" office:value="314.373610595815" calcext:value-type="float">
            <text:p>314.373610595815</text:p>
          </table:table-cell>
          <table:table-cell office:value-type="float" office:value="86.0111072619837" calcext:value-type="float">
            <text:p>86.0111072619837</text:p>
          </table:table-cell>
          <table:table-cell office:value-type="float" office:value="0.011537928119566" calcext:value-type="float">
            <text:p>0.011537928119566</text:p>
          </table:table-cell>
          <table:table-cell/>
          <table:table-cell office:value-type="float" office:value="-0.001793482" calcext:value-type="float">
            <text:p>-1.793482E-03</text:p>
          </table:table-cell>
          <table:table-cell office:value-type="float" office:value="-0.01499645" calcext:value-type="float">
            <text:p>-1.499645E-02</text:p>
          </table:table-cell>
          <table:table-cell office:value-type="float" office:value="-0.0005002939" calcext:value-type="float">
            <text:p>-5.002939E-04</text:p>
          </table:table-cell>
          <table:table-cell office:value-type="float" office:value="-0.00125041" calcext:value-type="float">
            <text:p>-1.250410E-03</text:p>
          </table:table-cell>
          <table:table-cell/>
          <table:table-cell office:value-type="float" office:value="0.060791" calcext:value-type="float">
            <text:p>6.079100E-02</text:p>
          </table:table-cell>
          <table:table-cell office:value-type="float" office:value="0.059081" calcext:value-type="float">
            <text:p>5.908100E-02</text:p>
          </table:table-cell>
          <table:table-cell table:formula="of:=[.X65]-[.W65]" office:value-type="float" office:value="-0.00171" calcext:value-type="float">
            <text:p>-0.0017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0.0382601" calcext:value-type="float">
            <text:p>3.83E-02</text:p>
          </table:table-cell>
          <table:table-cell office:value-type="float" office:value="0.03412013" calcext:value-type="float">
            <text:p>3.41E-02</text:p>
          </table:table-cell>
          <table:table-cell office:value-type="float" office:value="561.7791712646" calcext:value-type="float">
            <text:p>561.7791712646</text:p>
          </table:table-cell>
          <table:table-cell office:value-type="float" office:value="337.43012304446" calcext:value-type="float">
            <text:p>337.43012304446</text:p>
          </table:table-cell>
          <table:table-cell office:value-type="float" office:value="100.79070569094" calcext:value-type="float">
            <text:p>100.79070569094</text:p>
          </table:table-cell>
          <table:table-cell office:value-type="float" office:value="0.014080893952444" calcext:value-type="float">
            <text:p>0.014080893952444</text:p>
          </table:table-cell>
          <table:table-cell/>
          <table:table-cell office:value-type="float" office:value="0.03634709" calcext:value-type="float">
            <text:p>3.63E-02</text:p>
          </table:table-cell>
          <table:table-cell office:value-type="float" office:value="0.03412013" calcext:value-type="float">
            <text:p>3.41E-02</text:p>
          </table:table-cell>
          <table:table-cell office:value-type="float" office:value="578.212333946967" calcext:value-type="float">
            <text:p>578.212333946967</text:p>
          </table:table-cell>
          <table:table-cell office:value-type="float" office:value="325.231020644557" calcext:value-type="float">
            <text:p>325.231020644557</text:p>
          </table:table-cell>
          <table:table-cell office:value-type="float" office:value="96.5566454084764" calcext:value-type="float">
            <text:p>96.5566454084764</text:p>
          </table:table-cell>
          <table:table-cell office:value-type="float" office:value="0.013508222294755" calcext:value-type="float">
            <text:p>0.013508222294755</text:p>
          </table:table-cell>
          <table:table-cell/>
          <table:table-cell office:value-type="float" office:value="-0.001913005" calcext:value-type="float">
            <text:p>-1.913005E-03</text:p>
          </table:table-cell>
          <table:table-cell office:value-type="float" office:value="-0.01551199" calcext:value-type="float">
            <text:p>-1.551199E-02</text:p>
          </table:table-cell>
          <table:table-cell office:value-type="float" office:value="-0.0005806819" calcext:value-type="float">
            <text:p>-5.806819E-04</text:p>
          </table:table-cell>
          <table:table-cell office:value-type="float" office:value="-0.001293396" calcext:value-type="float">
            <text:p>-1.293396E-03</text:p>
          </table:table-cell>
          <table:table-cell/>
          <table:table-cell office:value-type="float" office:value="0.068771" calcext:value-type="float">
            <text:p>6.877100E-02</text:p>
          </table:table-cell>
          <table:table-cell office:value-type="float" office:value="0.066979" calcext:value-type="float">
            <text:p>6.697900E-02</text:p>
          </table:table-cell>
          <table:table-cell table:formula="of:=[.X66]-[.W66]" office:value-type="float" office:value="-0.001792" calcext:value-type="float">
            <text:p>-0.0017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0.04079274" calcext:value-type="float">
            <text:p>4.08E-02</text:p>
          </table:table-cell>
          <table:table-cell office:value-type="float" office:value="0.03824597" calcext:value-type="float">
            <text:p>3.82E-02</text:p>
          </table:table-cell>
          <table:table-cell office:value-type="float" office:value="539.323782381058" calcext:value-type="float">
            <text:p>539.323782381058</text:p>
          </table:table-cell>
          <table:table-cell office:value-type="float" office:value="347.223841213784" calcext:value-type="float">
            <text:p>347.223841213784</text:p>
          </table:table-cell>
          <table:table-cell office:value-type="float" office:value="113.452376405157" calcext:value-type="float">
            <text:p>113.452376405157</text:p>
          </table:table-cell>
          <table:table-cell office:value-type="float" office:value="0.016449755678416" calcext:value-type="float">
            <text:p>0.016449755678416</text:p>
          </table:table-cell>
          <table:table-cell/>
          <table:table-cell office:value-type="float" office:value="0.0387531" calcext:value-type="float">
            <text:p>3.88E-02</text:p>
          </table:table-cell>
          <table:table-cell office:value-type="float" office:value="0.03824597" calcext:value-type="float">
            <text:p>3.82E-02</text:p>
          </table:table-cell>
          <table:table-cell office:value-type="float" office:value="556.233438154063" calcext:value-type="float">
            <text:p>556.233438154063</text:p>
          </table:table-cell>
          <table:table-cell office:value-type="float" office:value="335.006002772919" calcext:value-type="float">
            <text:p>335.006002772919</text:p>
          </table:table-cell>
          <table:table-cell office:value-type="float" office:value="108.760559073018" calcext:value-type="float">
            <text:p>108.760559073018</text:p>
          </table:table-cell>
          <table:table-cell office:value-type="float" office:value="0.015787384131835" calcext:value-type="float">
            <text:p>0.015787384131835</text:p>
          </table:table-cell>
          <table:table-cell/>
          <table:table-cell office:value-type="float" office:value="-0.002039637" calcext:value-type="float">
            <text:p>-2.039637E-03</text:p>
          </table:table-cell>
          <table:table-cell office:value-type="float" office:value="-0.01601289" calcext:value-type="float">
            <text:p>-1.601289E-02</text:p>
          </table:table-cell>
          <table:table-cell office:value-type="float" office:value="-0.000673223" calcext:value-type="float">
            <text:p>-6.732230E-04</text:p>
          </table:table-cell>
          <table:table-cell office:value-type="float" office:value="-0.001335161" calcext:value-type="float">
            <text:p>-1.335161E-03</text:p>
          </table:table-cell>
          <table:table-cell/>
          <table:table-cell office:value-type="float" office:value="0.077886" calcext:value-type="float">
            <text:p>7.788600E-02</text:p>
          </table:table-cell>
          <table:table-cell office:value-type="float" office:value="0.076" calcext:value-type="float">
            <text:p>7.600000E-02</text:p>
          </table:table-cell>
          <table:table-cell table:formula="of:=[.X67]-[.W67]" office:value-type="float" office:value="-0.001886" calcext:value-type="float">
            <text:p>-0.00188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0.04346756" calcext:value-type="float">
            <text:p>4.35E-02</text:p>
          </table:table-cell>
          <table:table-cell office:value-type="float" office:value="0.04290777" calcext:value-type="float">
            <text:p>4.29E-02</text:p>
          </table:table-cell>
          <table:table-cell office:value-type="float" office:value="516.382898669357" calcext:value-type="float">
            <text:p>516.382898669357</text:p>
          </table:table-cell>
          <table:table-cell office:value-type="float" office:value="355.581233120071" calcext:value-type="float">
            <text:p>355.581233120071</text:p>
          </table:table-cell>
          <table:table-cell office:value-type="float" office:value="128.035868210573" calcext:value-type="float">
            <text:p>128.035868210573</text:p>
          </table:table-cell>
          <table:table-cell office:value-type="float" office:value="0.019488987438297" calcext:value-type="float">
            <text:p>0.019488987438297</text:p>
          </table:table-cell>
          <table:table-cell/>
          <table:table-cell office:value-type="float" office:value="0.04129418" calcext:value-type="float">
            <text:p>4.13E-02</text:p>
          </table:table-cell>
          <table:table-cell office:value-type="float" office:value="0.04290777" calcext:value-type="float">
            <text:p>4.29E-02</text:p>
          </table:table-cell>
          <table:table-cell office:value-type="float" office:value="533.732020554742" calcext:value-type="float">
            <text:p>533.732020554742</text:p>
          </table:table-cell>
          <table:table-cell office:value-type="float" office:value="343.437080964884" calcext:value-type="float">
            <text:p>343.437080964884</text:p>
          </table:table-cell>
          <table:table-cell office:value-type="float" office:value="122.830898480374" calcext:value-type="float">
            <text:p>122.830898480374</text:p>
          </table:table-cell>
          <table:table-cell office:value-type="float" office:value="0.018711686115257" calcext:value-type="float">
            <text:p>0.018711686115257</text:p>
          </table:table-cell>
          <table:table-cell/>
          <table:table-cell office:value-type="float" office:value="-0.002173378" calcext:value-type="float">
            <text:p>-2.173378E-03</text:p>
          </table:table-cell>
          <table:table-cell office:value-type="float" office:value="-0.01649538" calcext:value-type="float">
            <text:p>-1.649538E-02</text:p>
          </table:table-cell>
          <table:table-cell office:value-type="float" office:value="-0.0007924372" calcext:value-type="float">
            <text:p>-7.924372E-04</text:p>
          </table:table-cell>
          <table:table-cell office:value-type="float" office:value="-0.001375391" calcext:value-type="float">
            <text:p>-1.375391E-03</text:p>
          </table:table-cell>
          <table:table-cell/>
          <table:table-cell office:value-type="float" office:value="0.088263" calcext:value-type="float">
            <text:p>8.826300E-02</text:p>
          </table:table-cell>
          <table:table-cell office:value-type="float" office:value="0.086259" calcext:value-type="float">
            <text:p>8.625900E-02</text:p>
          </table:table-cell>
          <table:table-cell table:formula="of:=[.X68]-[.W68]" office:value-type="float" office:value="-0.00200399999999999" calcext:value-type="float">
            <text:p>-0.00200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.04605184" calcext:value-type="float">
            <text:p>4.61E-02</text:p>
          </table:table-cell>
          <table:table-cell office:value-type="float" office:value="0.04897107" calcext:value-type="float">
            <text:p>4.90E-02</text:p>
          </table:table-cell>
          <table:table-cell office:value-type="float" office:value="493.141773134252" calcext:value-type="float">
            <text:p>493.141773134252</text:p>
          </table:table-cell>
          <table:table-cell office:value-type="float" office:value="361.828660644086" calcext:value-type="float">
            <text:p>361.828660644086</text:p>
          </table:table-cell>
          <table:table-cell office:value-type="float" office:value="145.029566221662" calcext:value-type="float">
            <text:p>145.029566221662</text:p>
          </table:table-cell>
          <table:table-cell office:value-type="float" office:value="0.023008110602741" calcext:value-type="float">
            <text:p>0.023008110602741</text:p>
          </table:table-cell>
          <table:table-cell/>
          <table:table-cell office:value-type="float" office:value="0.04374925" calcext:value-type="float">
            <text:p>4.37E-02</text:p>
          </table:table-cell>
          <table:table-cell office:value-type="float" office:value="0.04897107" calcext:value-type="float">
            <text:p>4.90E-02</text:p>
          </table:table-cell>
          <table:table-cell office:value-type="float" office:value="510.885060146199" calcext:value-type="float">
            <text:p>510.885060146199</text:p>
          </table:table-cell>
          <table:table-cell office:value-type="float" office:value="349.87072847579" calcext:value-type="float">
            <text:p>349.87072847579</text:p>
          </table:table-cell>
          <table:table-cell office:value-type="float" office:value="139.244211378011" calcext:value-type="float">
            <text:p>139.244211378011</text:p>
          </table:table-cell>
          <table:table-cell office:value-type="float" office:value="0.022098192144286" calcext:value-type="float">
            <text:p>0.022098192144286</text:p>
          </table:table-cell>
          <table:table-cell/>
          <table:table-cell office:value-type="float" office:value="-0.002302592" calcext:value-type="float">
            <text:p>-2.302592E-03</text:p>
          </table:table-cell>
          <table:table-cell office:value-type="float" office:value="-0.01695467" calcext:value-type="float">
            <text:p>-1.695467E-02</text:p>
          </table:table-cell>
          <table:table-cell office:value-type="float" office:value="-0.0009309136" calcext:value-type="float">
            <text:p>-9.309136E-04</text:p>
          </table:table-cell>
          <table:table-cell office:value-type="float" office:value="-0.001219429" calcext:value-type="float">
            <text:p>-1.219429E-03</text:p>
          </table:table-cell>
          <table:table-cell/>
          <table:table-cell office:value-type="float" office:value="0.100019" calcext:value-type="float">
            <text:p>1.000190E-01</text:p>
          </table:table-cell>
          <table:table-cell office:value-type="float" office:value="0.094187" calcext:value-type="float">
            <text:p>9.418700E-02</text:p>
          </table:table-cell>
          <table:table-cell table:formula="of:=[.X69]-[.W69]" office:value-type="float" office:value="-0.005832" calcext:value-type="float">
            <text:p>-0.00583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0.0484034" calcext:value-type="float">
            <text:p>4.84E-02</text:p>
          </table:table-cell>
          <table:table-cell office:value-type="float" office:value="0.0558999" calcext:value-type="float">
            <text:p>5.59E-02</text:p>
          </table:table-cell>
          <table:table-cell office:value-type="float" office:value="469.84051483586" calcext:value-type="float">
            <text:p>469.84051483586</text:p>
          </table:table-cell>
          <table:table-cell office:value-type="float" office:value="365.458664640033" calcext:value-type="float">
            <text:p>365.458664640033</text:p>
          </table:table-cell>
          <table:table-cell office:value-type="float" office:value="164.700820524107" calcext:value-type="float">
            <text:p>164.700820524107</text:p>
          </table:table-cell>
          <table:table-cell office:value-type="float" office:value="0.026998457664171" calcext:value-type="float">
            <text:p>0.026998457664171</text:p>
          </table:table-cell>
          <table:table-cell/>
          <table:table-cell office:value-type="float" office:value="0.04598323" calcext:value-type="float">
            <text:p>4.60E-02</text:p>
          </table:table-cell>
          <table:table-cell office:value-type="float" office:value="0.0558999" calcext:value-type="float">
            <text:p>5.59E-02</text:p>
          </table:table-cell>
          <table:table-cell office:value-type="float" office:value="487.924853654174" calcext:value-type="float">
            <text:p>487.924853654174</text:p>
          </table:table-cell>
          <table:table-cell office:value-type="float" office:value="353.80978816154" calcext:value-type="float">
            <text:p>353.80978816154</text:p>
          </table:table-cell>
          <table:table-cell office:value-type="float" office:value="158.265358184286" calcext:value-type="float">
            <text:p>158.265358184286</text:p>
          </table:table-cell>
          <table:table-cell office:value-type="float" office:value="0.025938053951616" calcext:value-type="float">
            <text:p>0.025938053951616</text:p>
          </table:table-cell>
          <table:table-cell/>
          <table:table-cell office:value-type="float" office:value="-0.00242017" calcext:value-type="float">
            <text:p>-2.420170E-03</text:p>
          </table:table-cell>
          <table:table-cell office:value-type="float" office:value="-0.01738847" calcext:value-type="float">
            <text:p>-1.738847E-02</text:p>
          </table:table-cell>
          <table:table-cell office:value-type="float" office:value="-0.001089234" calcext:value-type="float">
            <text:p>-1.089234E-03</text:p>
          </table:table-cell>
          <table:table-cell office:value-type="float" office:value="-0.001250629" calcext:value-type="float">
            <text:p>-1.250629E-03</text:p>
          </table:table-cell>
          <table:table-cell/>
          <table:table-cell office:value-type="float" office:value="0.113057" calcext:value-type="float">
            <text:p>1.130570E-01</text:p>
          </table:table-cell>
          <table:table-cell office:value-type="float" office:value="0.107068" calcext:value-type="float">
            <text:p>1.070680E-01</text:p>
          </table:table-cell>
          <table:table-cell table:formula="of:=[.X70]-[.W70]" office:value-type="float" office:value="-0.00598899999999999" calcext:value-type="float">
            <text:p>-0.0059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0.05052224" calcext:value-type="float">
            <text:p>5.05E-02</text:p>
          </table:table-cell>
          <table:table-cell office:value-type="float" office:value="0.06369427" calcext:value-type="float">
            <text:p>6.37E-02</text:p>
          </table:table-cell>
          <table:table-cell office:value-type="float" office:value="446.692779431628" calcext:value-type="float">
            <text:p>446.692779431628</text:p>
          </table:table-cell>
          <table:table-cell office:value-type="float" office:value="366.054610510269" calcext:value-type="float">
            <text:p>366.054610510269</text:p>
          </table:table-cell>
          <table:table-cell office:value-type="float" office:value="187.252610058104" calcext:value-type="float">
            <text:p>187.252610058104</text:p>
          </table:table-cell>
          <table:table-cell office:value-type="float" office:value="0.031436710906186" calcext:value-type="float">
            <text:p>0.031436710906186</text:p>
          </table:table-cell>
          <table:table-cell/>
          <table:table-cell office:value-type="float" office:value="0.04799613" calcext:value-type="float">
            <text:p>4.80E-02</text:p>
          </table:table-cell>
          <table:table-cell office:value-type="float" office:value="0.06369427" calcext:value-type="float">
            <text:p>6.37E-02</text:p>
          </table:table-cell>
          <table:table-cell office:value-type="float" office:value="465.059462953981" calcext:value-type="float">
            <text:p>465.059462953981</text:p>
          </table:table-cell>
          <table:table-cell office:value-type="float" office:value="354.842220309373" calcext:value-type="float">
            <text:p>354.842220309373</text:p>
          </table:table-cell>
          <table:table-cell office:value-type="float" office:value="180.098316736647" calcext:value-type="float">
            <text:p>180.098316736647</text:p>
          </table:table-cell>
          <table:table-cell office:value-type="float" office:value="0.030207884602329" calcext:value-type="float">
            <text:p>0.030207884602329</text:p>
          </table:table-cell>
          <table:table-cell/>
          <table:table-cell office:value-type="float" office:value="-0.002526112" calcext:value-type="float">
            <text:p>-2.526112E-03</text:p>
          </table:table-cell>
          <table:table-cell office:value-type="float" office:value="-0.01779648" calcext:value-type="float">
            <text:p>-1.779648E-02</text:p>
          </table:table-cell>
          <table:table-cell office:value-type="float" office:value="-0.001267906" calcext:value-type="float">
            <text:p>-1.267906E-03</text:p>
          </table:table-cell>
          <table:table-cell office:value-type="float" office:value="-0.001279975" calcext:value-type="float">
            <text:p>-1.279975E-03</text:p>
          </table:table-cell>
          <table:table-cell/>
          <table:table-cell office:value-type="float" office:value="0.127254" calcext:value-type="float">
            <text:p>1.272540E-01</text:p>
          </table:table-cell>
          <table:table-cell office:value-type="float" office:value="0.12109" calcext:value-type="float">
            <text:p>1.210900E-01</text:p>
          </table:table-cell>
          <table:table-cell table:formula="of:=[.X71]-[.W71]" office:value-type="float" office:value="-0.006164" calcext:value-type="float">
            <text:p>-0.00616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0.05240837" calcext:value-type="float">
            <text:p>5.24E-02</text:p>
          </table:table-cell>
          <table:table-cell office:value-type="float" office:value="0.07235417" calcext:value-type="float">
            <text:p>7.24E-02</text:p>
          </table:table-cell>
          <table:table-cell office:value-type="float" office:value="423.885212770744" calcext:value-type="float">
            <text:p>423.885212770744</text:p>
          </table:table-cell>
          <table:table-cell office:value-type="float" office:value="363.312072433792" calcext:value-type="float">
            <text:p>363.312072433792</text:p>
          </table:table-cell>
          <table:table-cell office:value-type="float" office:value="212.802714795464" calcext:value-type="float">
            <text:p>212.802714795464</text:p>
          </table:table-cell>
          <table:table-cell office:value-type="float" office:value="0.03628385240527" calcext:value-type="float">
            <text:p>0.03628385240527</text:p>
          </table:table-cell>
          <table:table-cell/>
          <table:table-cell office:value-type="float" office:value="0.04978795" calcext:value-type="float">
            <text:p>4.98E-02</text:p>
          </table:table-cell>
          <table:table-cell office:value-type="float" office:value="0.07235417" calcext:value-type="float">
            <text:p>7.24E-02</text:p>
          </table:table-cell>
          <table:table-cell office:value-type="float" office:value="442.472060894051" calcext:value-type="float">
            <text:p>442.472060894051</text:p>
          </table:table-cell>
          <table:table-cell office:value-type="float" office:value="352.662126936028" calcext:value-type="float">
            <text:p>352.662126936028</text:p>
          </table:table-cell>
          <table:table-cell office:value-type="float" office:value="204.865812169921" calcext:value-type="float">
            <text:p>204.865812169921</text:p>
          </table:table-cell>
          <table:table-cell office:value-type="float" office:value="0.0348686831139" calcext:value-type="float">
            <text:p>0.0348686831139</text:p>
          </table:table-cell>
          <table:table-cell/>
          <table:table-cell office:value-type="float" office:value="-0.002620419" calcext:value-type="float">
            <text:p>-2.620419E-03</text:p>
          </table:table-cell>
          <table:table-cell office:value-type="float" office:value="-0.01817971" calcext:value-type="float">
            <text:p>-1.817971E-02</text:p>
          </table:table-cell>
          <table:table-cell office:value-type="float" office:value="-0.001467373" calcext:value-type="float">
            <text:p>-1.467373E-03</text:p>
          </table:table-cell>
          <table:table-cell office:value-type="float" office:value="-0.001307537" calcext:value-type="float">
            <text:p>-1.307537E-03</text:p>
          </table:table-cell>
          <table:table-cell/>
          <table:table-cell office:value-type="float" office:value="0.142463" calcext:value-type="float">
            <text:p>1.424630E-01</text:p>
          </table:table-cell>
          <table:table-cell office:value-type="float" office:value="0.136101" calcext:value-type="float">
            <text:p>1.361010E-01</text:p>
          </table:table-cell>
          <table:table-cell table:formula="of:=[.X72]-[.W72]" office:value-type="float" office:value="-0.00636200000000001" calcext:value-type="float">
            <text:p>-0.0063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0.05406178" calcext:value-type="float">
            <text:p>5.41E-02</text:p>
          </table:table-cell>
          <table:table-cell office:value-type="float" office:value="0.08187961" calcext:value-type="float">
            <text:p>8.19E-02</text:p>
          </table:table-cell>
          <table:table-cell office:value-type="float" office:value="401.577649816763" calcext:value-type="float">
            <text:p>401.577649816763</text:p>
          </table:table-cell>
          <table:table-cell office:value-type="float" office:value="357.057085277582" calcext:value-type="float">
            <text:p>357.057085277582</text:p>
          </table:table-cell>
          <table:table-cell office:value-type="float" office:value="241.365264905655" calcext:value-type="float">
            <text:p>241.365264905655</text:p>
          </table:table-cell>
          <table:table-cell office:value-type="float" office:value="0.041484508260427" calcext:value-type="float">
            <text:p>0.041484508260427</text:p>
          </table:table-cell>
          <table:table-cell/>
          <table:table-cell office:value-type="float" office:value="0.05135869" calcext:value-type="float">
            <text:p>5.14E-02</text:p>
          </table:table-cell>
          <table:table-cell office:value-type="float" office:value="0.08187961" calcext:value-type="float">
            <text:p>8.19E-02</text:p>
          </table:table-cell>
          <table:table-cell office:value-type="float" office:value="420.320969382993" calcext:value-type="float">
            <text:p>420.320969382993</text:p>
          </table:table-cell>
          <table:table-cell office:value-type="float" office:value="347.087936418611" calcext:value-type="float">
            <text:p>347.087936418611</text:p>
          </table:table-cell>
          <table:table-cell office:value-type="float" office:value="232.591094198396" calcext:value-type="float">
            <text:p>232.591094198396</text:p>
          </table:table-cell>
          <table:table-cell office:value-type="float" office:value="0.03986517722259" calcext:value-type="float">
            <text:p>0.03986517722259</text:p>
          </table:table-cell>
          <table:table-cell/>
          <table:table-cell office:value-type="float" office:value="-0.002703089" calcext:value-type="float">
            <text:p>-2.703089E-03</text:p>
          </table:table-cell>
          <table:table-cell office:value-type="float" office:value="-0.01853954" calcext:value-type="float">
            <text:p>-1.853954E-02</text:p>
          </table:table-cell>
          <table:table-cell office:value-type="float" office:value="-0.00168799" calcext:value-type="float">
            <text:p>-1.687990E-03</text:p>
          </table:table-cell>
          <table:table-cell office:value-type="float" office:value="-0.001333417" calcext:value-type="float">
            <text:p>-1.333417E-03</text:p>
          </table:table-cell>
          <table:table-cell/>
          <table:table-cell office:value-type="float" office:value="0.158503" calcext:value-type="float">
            <text:p>1.585030E-01</text:p>
          </table:table-cell>
          <table:table-cell office:value-type="float" office:value="0.151924" calcext:value-type="float">
            <text:p>1.519240E-01</text:p>
          </table:table-cell>
          <table:table-cell table:formula="of:=[.X73]-[.W73]" office:value-type="float" office:value="-0.006579" calcext:value-type="float">
            <text:p>-0.0065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.05548247" calcext:value-type="float">
            <text:p>5.55E-02</text:p>
          </table:table-cell>
          <table:table-cell office:value-type="float" office:value="0.09227058" calcext:value-type="float">
            <text:p>9.23E-02</text:p>
          </table:table-cell>
          <table:table-cell office:value-type="float" office:value="379.903943682042" calcext:value-type="float">
            <text:p>379.903943682042</text:p>
          </table:table-cell>
          <table:table-cell office:value-type="float" office:value="347.259202477635" calcext:value-type="float">
            <text:p>347.259202477635</text:p>
          </table:table-cell>
          <table:table-cell office:value-type="float" office:value="272.836853840323" calcext:value-type="float">
            <text:p>272.836853840323</text:p>
          </table:table-cell>
          <table:table-cell office:value-type="float" office:value="0.047476590805754" calcext:value-type="float">
            <text:p>0.047476590805754</text:p>
          </table:table-cell>
          <table:table-cell/>
          <table:table-cell office:value-type="float" office:value="0.05270835" calcext:value-type="float">
            <text:p>5.27E-02</text:p>
          </table:table-cell>
          <table:table-cell office:value-type="float" office:value="0.09227058" calcext:value-type="float">
            <text:p>9.23E-02</text:p>
          </table:table-cell>
          <table:table-cell office:value-type="float" office:value="398.740282095673" calcext:value-type="float">
            <text:p>398.740282095673</text:p>
          </table:table-cell>
          <table:table-cell office:value-type="float" office:value="338.075731673956" calcext:value-type="float">
            <text:p>338.075731673956</text:p>
          </table:table-cell>
          <table:table-cell office:value-type="float" office:value="263.183986230371" calcext:value-type="float">
            <text:p>263.183986230371</text:p>
          </table:table-cell>
          <table:table-cell office:value-type="float" office:value="0.045615512919727" calcext:value-type="float">
            <text:p>0.045615512919727</text:p>
          </table:table-cell>
          <table:table-cell/>
          <table:table-cell office:value-type="float" office:value="-0.002774124" calcext:value-type="float">
            <text:p>-2.774124E-03</text:p>
          </table:table-cell>
          <table:table-cell office:value-type="float" office:value="-0.01887579" calcext:value-type="float">
            <text:p>-1.887579E-02</text:p>
          </table:table-cell>
          <table:table-cell office:value-type="float" office:value="-0.001951933" calcext:value-type="float">
            <text:p>-1.951933E-03</text:p>
          </table:table-cell>
          <table:table-cell office:value-type="float" office:value="-0.001357602" calcext:value-type="float">
            <text:p>-1.357602E-03</text:p>
          </table:table-cell>
          <table:table-cell/>
          <table:table-cell office:value-type="float" office:value="0.175187" calcext:value-type="float">
            <text:p>1.751870E-01</text:p>
          </table:table-cell>
          <table:table-cell office:value-type="float" office:value="0.168346" calcext:value-type="float">
            <text:p>1.683460E-01</text:p>
          </table:table-cell>
          <table:table-cell table:formula="of:=[.X74]-[.W74]" office:value-type="float" office:value="-0.00684099999999999" calcext:value-type="float">
            <text:p>-0.00684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0.05658039" calcext:value-type="float">
            <text:p>5.66E-02</text:p>
          </table:table-cell>
          <table:table-cell office:value-type="float" office:value="0.1047122" calcext:value-type="float">
            <text:p>1.05E-01</text:p>
          </table:table-cell>
          <table:table-cell office:value-type="float" office:value="359.00562359734" calcext:value-type="float">
            <text:p>359.00562359734</text:p>
          </table:table-cell>
          <table:table-cell office:value-type="float" office:value="333.634295423089" calcext:value-type="float">
            <text:p>333.634295423089</text:p>
          </table:table-cell>
          <table:table-cell office:value-type="float" office:value="307.36008097957" calcext:value-type="float">
            <text:p>307.36008097957</text:p>
          </table:table-cell>
          <table:table-cell office:value-type="float" office:value="0.053758477744152" calcext:value-type="float">
            <text:p>0.053758477744152</text:p>
          </table:table-cell>
          <table:table-cell/>
          <table:table-cell office:value-type="float" office:value="0.05375137" calcext:value-type="float">
            <text:p>5.38E-02</text:p>
          </table:table-cell>
          <table:table-cell office:value-type="float" office:value="0.1047122" calcext:value-type="float">
            <text:p>1.05E-01</text:p>
          </table:table-cell>
          <table:table-cell office:value-type="float" office:value="377.873284898235" calcext:value-type="float">
            <text:p>377.873284898235</text:p>
          </table:table-cell>
          <table:table-cell office:value-type="float" office:value="325.332488475824" calcext:value-type="float">
            <text:p>325.332488475824</text:p>
          </table:table-cell>
          <table:table-cell office:value-type="float" office:value="296.794226625941" calcext:value-type="float">
            <text:p>296.794226625941</text:p>
          </table:table-cell>
          <table:table-cell office:value-type="float" office:value="0.051633171370254" calcext:value-type="float">
            <text:p>0.051633171370254</text:p>
          </table:table-cell>
          <table:table-cell/>
          <table:table-cell office:value-type="float" office:value="-0.002829019" calcext:value-type="float">
            <text:p>-2.829019E-03</text:p>
          </table:table-cell>
          <table:table-cell office:value-type="float" office:value="-0.01918683" calcext:value-type="float">
            <text:p>-1.918683E-02</text:p>
          </table:table-cell>
          <table:table-cell office:value-type="float" office:value="-0.002243532" calcext:value-type="float">
            <text:p>-2.243532E-03</text:p>
          </table:table-cell>
          <table:table-cell office:value-type="float" office:value="-0.001379973" calcext:value-type="float">
            <text:p>-1.379973E-03</text:p>
          </table:table-cell>
          <table:table-cell/>
          <table:table-cell office:value-type="float" office:value="0.192542" calcext:value-type="float">
            <text:p>1.925420E-01</text:p>
          </table:table-cell>
          <table:table-cell office:value-type="float" office:value="0.185412" calcext:value-type="float">
            <text:p>1.854120E-01</text:p>
          </table:table-cell>
          <table:table-cell table:formula="of:=[.X75]-[.W75]" office:value-type="float" office:value="-0.00713" calcext:value-type="float">
            <text:p>-0.0071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0.05758824" calcext:value-type="float">
            <text:p>5.76E-02</text:p>
          </table:table-cell>
          <table:table-cell office:value-type="float" office:value="0.1183389" calcext:value-type="float">
            <text:p>1.18E-01</text:p>
          </table:table-cell>
          <table:table-cell office:value-type="float" office:value="338.915160477886" calcext:value-type="float">
            <text:p>338.915160477886</text:p>
          </table:table-cell>
          <table:table-cell office:value-type="float" office:value="316.489490871173" calcext:value-type="float">
            <text:p>316.489490871173</text:p>
          </table:table-cell>
          <table:table-cell office:value-type="float" office:value="344.595348650942" calcext:value-type="float">
            <text:p>344.595348650942</text:p>
          </table:table-cell>
          <table:table-cell office:value-type="float" office:value="0.060200549441137" calcext:value-type="float">
            <text:p>0.060200549441137</text:p>
          </table:table-cell>
          <table:table-cell/>
          <table:table-cell office:value-type="float" office:value="0.05470883" calcext:value-type="float">
            <text:p>5.47E-02</text:p>
          </table:table-cell>
          <table:table-cell office:value-type="float" office:value="0.1183389" calcext:value-type="float">
            <text:p>1.18E-01</text:p>
          </table:table-cell>
          <table:table-cell office:value-type="float" office:value="357.755604875798" calcext:value-type="float">
            <text:p>357.755604875798</text:p>
          </table:table-cell>
          <table:table-cell office:value-type="float" office:value="309.141424293087" calcext:value-type="float">
            <text:p>309.141424293087</text:p>
          </table:table-cell>
          <table:table-cell office:value-type="float" office:value="333.102970831116" calcext:value-type="float">
            <text:p>333.102970831116</text:p>
          </table:table-cell>
          <table:table-cell office:value-type="float" office:value="0.057789521864162" calcext:value-type="float">
            <text:p>0.057789521864162</text:p>
          </table:table-cell>
          <table:table-cell/>
          <table:table-cell office:value-type="float" office:value="-0.002879412" calcext:value-type="float">
            <text:p>-2.879412E-03</text:p>
          </table:table-cell>
          <table:table-cell office:value-type="float" office:value="-0.0194695" calcext:value-type="float">
            <text:p>-1.946950E-02</text:p>
          </table:table-cell>
          <table:table-cell office:value-type="float" office:value="-0.002562185" calcext:value-type="float">
            <text:p>-2.562185E-03</text:p>
          </table:table-cell>
          <table:table-cell office:value-type="float" office:value="-0.001400303" calcext:value-type="float">
            <text:p>-1.400303E-03</text:p>
          </table:table-cell>
          <table:table-cell/>
          <table:table-cell office:value-type="float" office:value="0.212303" calcext:value-type="float">
            <text:p>2.123030E-01</text:p>
          </table:table-cell>
          <table:table-cell office:value-type="float" office:value="0.204857" calcext:value-type="float">
            <text:p>2.048570E-01</text:p>
          </table:table-cell>
          <table:table-cell table:formula="of:=[.X76]-[.W76]" office:value-type="float" office:value="-0.00744600000000001" calcext:value-type="float">
            <text:p>-0.00744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0.05850603" calcext:value-type="float">
            <text:p>5.85E-02</text:p>
          </table:table-cell>
          <table:table-cell office:value-type="float" office:value="0.1331506" calcext:value-type="float">
            <text:p>1.33E-01</text:p>
          </table:table-cell>
          <table:table-cell office:value-type="float" office:value="319.655476216998" calcext:value-type="float">
            <text:p>319.655476216998</text:p>
          </table:table-cell>
          <table:table-cell office:value-type="float" office:value="296.29345501457" calcext:value-type="float">
            <text:p>296.29345501457</text:p>
          </table:table-cell>
          <table:table-cell office:value-type="float" office:value="384.051068768432" calcext:value-type="float">
            <text:p>384.051068768432</text:p>
          </table:table-cell>
          <table:table-cell office:value-type="float" office:value="0.066651319415716" calcext:value-type="float">
            <text:p>0.066651319415716</text:p>
          </table:table-cell>
          <table:table-cell/>
          <table:table-cell office:value-type="float" office:value="0.05558073" calcext:value-type="float">
            <text:p>5.56E-02</text:p>
          </table:table-cell>
          <table:table-cell office:value-type="float" office:value="0.1331506" calcext:value-type="float">
            <text:p>1.33E-01</text:p>
          </table:table-cell>
          <table:table-cell office:value-type="float" office:value="338.413782043667" calcext:value-type="float">
            <text:p>338.413782043667</text:p>
          </table:table-cell>
          <table:table-cell office:value-type="float" office:value="289.943586676918" calcext:value-type="float">
            <text:p>289.943586676918</text:p>
          </table:table-cell>
          <table:table-cell office:value-type="float" office:value="371.642631279416" calcext:value-type="float">
            <text:p>371.642631279416</text:p>
          </table:table-cell>
          <table:table-cell office:value-type="float" office:value="0.063934929900779" calcext:value-type="float">
            <text:p>0.063934929900779</text:p>
          </table:table-cell>
          <table:table-cell/>
          <table:table-cell office:value-type="float" office:value="-0.002925302" calcext:value-type="float">
            <text:p>-2.925302E-03</text:p>
          </table:table-cell>
          <table:table-cell office:value-type="float" office:value="-0.01971613" calcext:value-type="float">
            <text:p>-1.971613E-02</text:p>
          </table:table-cell>
          <table:table-cell office:value-type="float" office:value="-0.002906143" calcext:value-type="float">
            <text:p>-2.906143E-03</text:p>
          </table:table-cell>
          <table:table-cell office:value-type="float" office:value="-0.001418041" calcext:value-type="float">
            <text:p>-1.418041E-03</text:p>
          </table:table-cell>
          <table:table-cell/>
          <table:table-cell office:value-type="float" office:value="0.234875" calcext:value-type="float">
            <text:p>2.348750E-01</text:p>
          </table:table-cell>
          <table:table-cell office:value-type="float" office:value="0.227088" calcext:value-type="float">
            <text:p>2.270880E-01</text:p>
          </table:table-cell>
          <table:table-cell table:formula="of:=[.X77]-[.W77]" office:value-type="float" office:value="-0.00778700000000002" calcext:value-type="float">
            <text:p>-0.00778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0.05933376" calcext:value-type="float">
            <text:p>5.93E-02</text:p>
          </table:table-cell>
          <table:table-cell office:value-type="float" office:value="0.1491475" calcext:value-type="float">
            <text:p>1.49E-01</text:p>
          </table:table-cell>
          <table:table-cell office:value-type="float" office:value="301.240821105744" calcext:value-type="float">
            <text:p>301.240821105744</text:p>
          </table:table-cell>
          <table:table-cell office:value-type="float" office:value="273.65430116654" calcext:value-type="float">
            <text:p>273.65430116654</text:p>
          </table:table-cell>
          <table:table-cell office:value-type="float" office:value="425.104877727716" calcext:value-type="float">
            <text:p>425.104877727716</text:p>
          </table:table-cell>
          <table:table-cell office:value-type="float" office:value="0.072939912784374" calcext:value-type="float">
            <text:p>0.072939912784374</text:p>
          </table:table-cell>
          <table:table-cell/>
          <table:table-cell office:value-type="float" office:value="0.05636708" calcext:value-type="float">
            <text:p>5.64E-02</text:p>
          </table:table-cell>
          <table:table-cell office:value-type="float" office:value="0.1491475" calcext:value-type="float">
            <text:p>1.49E-01</text:p>
          </table:table-cell>
          <table:table-cell office:value-type="float" office:value="319.866038412272" calcext:value-type="float">
            <text:p>319.866038412272</text:p>
          </table:table-cell>
          <table:table-cell office:value-type="float" office:value="268.317345986524" calcext:value-type="float">
            <text:p>268.317345986524</text:p>
          </table:table-cell>
          <table:table-cell office:value-type="float" office:value="411.816615601204" calcext:value-type="float">
            <text:p>411.816615601204</text:p>
          </table:table-cell>
          <table:table-cell office:value-type="float" office:value="0.069901675005862" calcext:value-type="float">
            <text:p>0.069901675005862</text:p>
          </table:table-cell>
          <table:table-cell/>
          <table:table-cell office:value-type="float" office:value="-0.002966688" calcext:value-type="float">
            <text:p>-2.966688E-03</text:p>
          </table:table-cell>
          <table:table-cell office:value-type="float" office:value="-0.01991379" calcext:value-type="float">
            <text:p>-1.991379E-02</text:p>
          </table:table-cell>
          <table:table-cell office:value-type="float" office:value="-0.003271924" calcext:value-type="float">
            <text:p>-3.271924E-03</text:p>
          </table:table-cell>
          <table:table-cell office:value-type="float" office:value="-0.001432258" calcext:value-type="float">
            <text:p>-1.432258E-03</text:p>
          </table:table-cell>
          <table:table-cell/>
          <table:table-cell office:value-type="float" office:value="0.260534" calcext:value-type="float">
            <text:p>2.605340E-01</text:p>
          </table:table-cell>
          <table:table-cell office:value-type="float" office:value="0.252385" calcext:value-type="float">
            <text:p>2.523850E-01</text:p>
          </table:table-cell>
          <table:table-cell table:formula="of:=[.X78]-[.W78]" office:value-type="float" office:value="-0.00814900000000002" calcext:value-type="float">
            <text:p>-0.0081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0.06007143" calcext:value-type="float">
            <text:p>6.01E-02</text:p>
          </table:table-cell>
          <table:table-cell office:value-type="float" office:value="0.1663294" calcext:value-type="float">
            <text:p>1.66E-01</text:p>
          </table:table-cell>
          <table:table-cell office:value-type="float" office:value="283.67765671536" calcext:value-type="float">
            <text:p>283.67765671536</text:p>
          </table:table-cell>
          <table:table-cell office:value-type="float" office:value="249.284665478222" calcext:value-type="float">
            <text:p>249.284665478222</text:p>
          </table:table-cell>
          <table:table-cell office:value-type="float" office:value="467.037677806418" calcext:value-type="float">
            <text:p>467.037677806418</text:p>
          </table:table-cell>
          <table:table-cell office:value-type="float" office:value="0.07888026512844" calcext:value-type="float">
            <text:p>0.07888026512844</text:p>
          </table:table-cell>
          <table:table-cell/>
          <table:table-cell office:value-type="float" office:value="0.05706786" calcext:value-type="float">
            <text:p>5.71E-02</text:p>
          </table:table-cell>
          <table:table-cell office:value-type="float" office:value="0.1663294" calcext:value-type="float">
            <text:p>1.66E-01</text:p>
          </table:table-cell>
          <table:table-cell office:value-type="float" office:value="302.12305970162" calcext:value-type="float">
            <text:p>302.12305970162</text:p>
          </table:table-cell>
          <table:table-cell office:value-type="float" office:value="244.945320917083" calcext:value-type="float">
            <text:p>244.945320917083</text:p>
          </table:table-cell>
          <table:table-cell office:value-type="float" office:value="452.931619381297" calcext:value-type="float">
            <text:p>452.931619381297</text:p>
          </table:table-cell>
          <table:table-cell office:value-type="float" office:value="0.075508673130136" calcext:value-type="float">
            <text:p>0.075508673130136</text:p>
          </table:table-cell>
          <table:table-cell/>
          <table:table-cell office:value-type="float" office:value="-0.003003572" calcext:value-type="float">
            <text:p>-3.003572E-03</text:p>
          </table:table-cell>
          <table:table-cell office:value-type="float" office:value="-0.02004378" calcext:value-type="float">
            <text:p>-2.004378E-02</text:p>
          </table:table-cell>
          <table:table-cell office:value-type="float" office:value="-0.003653636" calcext:value-type="float">
            <text:p>-3.653636E-03</text:p>
          </table:table-cell>
          <table:table-cell office:value-type="float" office:value="-0.001441607" calcext:value-type="float">
            <text:p>-1.441607E-03</text:p>
          </table:table-cell>
          <table:table-cell/>
          <table:table-cell office:value-type="float" office:value="0.288629" calcext:value-type="float">
            <text:p>2.886290E-01</text:p>
          </table:table-cell>
          <table:table-cell office:value-type="float" office:value="0.280102" calcext:value-type="float">
            <text:p>2.801020E-01</text:p>
          </table:table-cell>
          <table:table-cell table:formula="of:=[.X79]-[.W79]" office:value-type="float" office:value="-0.00852700000000001" calcext:value-type="float">
            <text:p>-0.00852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0.06071904" calcext:value-type="float">
            <text:p>6.07E-02</text:p>
          </table:table-cell>
          <table:table-cell office:value-type="float" office:value="0.1846964" calcext:value-type="float">
            <text:p>1.85E-01</text:p>
          </table:table-cell>
          <table:table-cell office:value-type="float" office:value="266.965527874888" calcext:value-type="float">
            <text:p>266.965527874888</text:p>
          </table:table-cell>
          <table:table-cell office:value-type="float" office:value="223.956585040595" calcext:value-type="float">
            <text:p>223.956585040595</text:p>
          </table:table-cell>
          <table:table-cell office:value-type="float" office:value="509.077887084517" calcext:value-type="float">
            <text:p>509.077887084517</text:p>
          </table:table-cell>
          <table:table-cell office:value-type="float" office:value="0.083237454462558" calcext:value-type="float">
            <text:p>0.083237454462558</text:p>
          </table:table-cell>
          <table:table-cell/>
          <table:table-cell office:value-type="float" office:value="0.05768309" calcext:value-type="float">
            <text:p>5.77E-02</text:p>
          </table:table-cell>
          <table:table-cell office:value-type="float" office:value="0.1846964" calcext:value-type="float">
            <text:p>1.85E-01</text:p>
          </table:table-cell>
          <table:table-cell office:value-type="float" office:value="285.188774561259" calcext:value-type="float">
            <text:p>285.188774561259</text:p>
          </table:table-cell>
          <table:table-cell office:value-type="float" office:value="220.571198525474" calcext:value-type="float">
            <text:p>220.571198525474</text:p>
          </table:table-cell>
          <table:table-cell office:value-type="float" office:value="494.240026913267" calcext:value-type="float">
            <text:p>494.240026913267</text:p>
          </table:table-cell>
          <table:table-cell office:value-type="float" office:value="0.079574129449091" calcext:value-type="float">
            <text:p>0.079574129449091</text:p>
          </table:table-cell>
          <table:table-cell/>
          <table:table-cell office:value-type="float" office:value="-0.003035952" calcext:value-type="float">
            <text:p>-3.035952E-03</text:p>
          </table:table-cell>
          <table:table-cell office:value-type="float" office:value="-0.02008487" calcext:value-type="float">
            <text:p>-2.008487E-02</text:p>
          </table:table-cell>
          <table:table-cell office:value-type="float" office:value="-0.003987974" calcext:value-type="float">
            <text:p>-3.987974E-03</text:p>
          </table:table-cell>
          <table:table-cell office:value-type="float" office:value="-0.001444562" calcext:value-type="float">
            <text:p>-1.444562E-03</text:p>
          </table:table-cell>
          <table:table-cell/>
          <table:table-cell office:value-type="float" office:value="0.319186" calcext:value-type="float">
            <text:p>3.191860E-01</text:p>
          </table:table-cell>
          <table:table-cell office:value-type="float" office:value="0.310328" calcext:value-type="float">
            <text:p>3.103280E-01</text:p>
          </table:table-cell>
          <table:table-cell table:formula="of:=[.X80]-[.W80]" office:value-type="float" office:value="-0.00885799999999998" calcext:value-type="float">
            <text:p>-0.00885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0.06119694" calcext:value-type="float">
            <text:p>6.12E-02</text:p>
          </table:table-cell>
          <table:table-cell office:value-type="float" office:value="0.2014554" calcext:value-type="float">
            <text:p>2.01E-01</text:p>
          </table:table-cell>
          <table:table-cell office:value-type="float" office:value="251.117913314082" calcext:value-type="float">
            <text:p>251.117913314082</text:p>
          </table:table-cell>
          <table:table-cell office:value-type="float" office:value="198.941092582936" calcext:value-type="float">
            <text:p>198.941092582936</text:p>
          </table:table-cell>
          <table:table-cell office:value-type="float" office:value="549.940994102982" calcext:value-type="float">
            <text:p>549.940994102982</text:p>
          </table:table-cell>
          <table:table-cell office:value-type="float" office:value="0.087254336798641" calcext:value-type="float">
            <text:p>0.087254336798641</text:p>
          </table:table-cell>
          <table:table-cell/>
          <table:table-cell office:value-type="float" office:value="0.05813709" calcext:value-type="float">
            <text:p>5.81E-02</text:p>
          </table:table-cell>
          <table:table-cell office:value-type="float" office:value="0.2014554" calcext:value-type="float">
            <text:p>2.01E-01</text:p>
          </table:table-cell>
          <table:table-cell office:value-type="float" office:value="269.081480919418" calcext:value-type="float">
            <text:p>269.081480919418</text:p>
          </table:table-cell>
          <table:table-cell office:value-type="float" office:value="196.433082598743" calcext:value-type="float">
            <text:p>196.433082598743</text:p>
          </table:table-cell>
          <table:table-cell office:value-type="float" office:value="534.485436481839" calcext:value-type="float">
            <text:p>534.485436481839</text:p>
          </table:table-cell>
          <table:table-cell office:value-type="float" office:value="0.083293927277618" calcext:value-type="float">
            <text:p>0.083293927277618</text:p>
          </table:table-cell>
          <table:table-cell/>
          <table:table-cell office:value-type="float" office:value="-0.003059847" calcext:value-type="float">
            <text:p>-3.059847E-03</text:p>
          </table:table-cell>
          <table:table-cell office:value-type="float" office:value="-0.02001583" calcext:value-type="float">
            <text:p>-2.001583E-02</text:p>
          </table:table-cell>
          <table:table-cell office:value-type="float" office:value="-0.00432962" calcext:value-type="float">
            <text:p>-4.329620E-03</text:p>
          </table:table-cell>
          <table:table-cell office:value-type="float" office:value="-0.001439597" calcext:value-type="float">
            <text:p>-1.439597E-03</text:p>
          </table:table-cell>
          <table:table-cell/>
          <table:table-cell office:value-type="float" office:value="0.352242" calcext:value-type="float">
            <text:p>3.522420E-01</text:p>
          </table:table-cell>
          <table:table-cell office:value-type="float" office:value="0.343045" calcext:value-type="float">
            <text:p>3.430450E-01</text:p>
          </table:table-cell>
          <table:table-cell table:formula="of:=[.X81]-[.W81]" office:value-type="float" office:value="-0.00919700000000001" calcext:value-type="float">
            <text:p>-0.0091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0.06172263" calcext:value-type="float">
            <text:p>6.17E-02</text:p>
          </table:table-cell>
          <table:table-cell office:value-type="float" office:value="0.2198902" calcext:value-type="float">
            <text:p>2.20E-01</text:p>
          </table:table-cell>
          <table:table-cell office:value-type="float" office:value="236.08690481476" calcext:value-type="float">
            <text:p>236.08690481476</text:p>
          </table:table-cell>
          <table:table-cell office:value-type="float" office:value="174.702501002458" calcext:value-type="float">
            <text:p>174.702501002458</text:p>
          </table:table-cell>
          <table:table-cell office:value-type="float" office:value="589.210594182782" calcext:value-type="float">
            <text:p>589.210594182782</text:p>
          </table:table-cell>
          <table:table-cell office:value-type="float" office:value="0.089684143843881" calcext:value-type="float">
            <text:p>0.089684143843881</text:p>
          </table:table-cell>
          <table:table-cell/>
          <table:table-cell office:value-type="float" office:value="0.05863649" calcext:value-type="float">
            <text:p>5.86E-02</text:p>
          </table:table-cell>
          <table:table-cell office:value-type="float" office:value="0.2198902" calcext:value-type="float">
            <text:p>2.20E-01</text:p>
          </table:table-cell>
          <table:table-cell office:value-type="float" office:value="253.757159067558" calcext:value-type="float">
            <text:p>253.757159067558</text:p>
          </table:table-cell>
          <table:table-cell office:value-type="float" office:value="172.982868250249" calcext:value-type="float">
            <text:p>172.982868250249</text:p>
          </table:table-cell>
          <table:table-cell office:value-type="float" office:value="573.259972682193" calcext:value-type="float">
            <text:p>573.259972682193</text:p>
          </table:table-cell>
          <table:table-cell office:value-type="float" office:value="0.085482160914194" calcext:value-type="float">
            <text:p>0.085482160914194</text:p>
          </table:table-cell>
          <table:table-cell/>
          <table:table-cell office:value-type="float" office:value="-0.003086131" calcext:value-type="float">
            <text:p>-3.086131E-03</text:p>
          </table:table-cell>
          <table:table-cell office:value-type="float" office:value="-0.01981624" calcext:value-type="float">
            <text:p>-1.981624E-02</text:p>
          </table:table-cell>
          <table:table-cell office:value-type="float" office:value="-0.004605341" calcext:value-type="float">
            <text:p>-4.605341E-03</text:p>
          </table:table-cell>
          <table:table-cell office:value-type="float" office:value="-0.001425241" calcext:value-type="float">
            <text:p>-1.425241E-03</text:p>
          </table:table-cell>
          <table:table-cell/>
          <table:table-cell office:value-type="float" office:value="0.387753" calcext:value-type="float">
            <text:p>3.877530E-01</text:p>
          </table:table-cell>
          <table:table-cell office:value-type="float" office:value="0.378284" calcext:value-type="float">
            <text:p>3.782840E-01</text:p>
          </table:table-cell>
          <table:table-cell table:formula="of:=[.X82]-[.W82]" office:value-type="float" office:value="-0.00946899999999995" calcext:value-type="float">
            <text:p>-0.0094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0.06218789" calcext:value-type="float">
            <text:p>6.22E-02</text:p>
          </table:table-cell>
          <table:table-cell office:value-type="float" office:value="0.2368371" calcext:value-type="float">
            <text:p>2.37E-01</text:p>
          </table:table-cell>
          <table:table-cell office:value-type="float" office:value="221.852354985128" calcext:value-type="float">
            <text:p>221.852354985128</text:p>
          </table:table-cell>
          <table:table-cell office:value-type="float" office:value="152.095754671236" calcext:value-type="float">
            <text:p>152.095754671236</text:p>
          </table:table-cell>
          <table:table-cell office:value-type="float" office:value="626.051890343636" calcext:value-type="float">
            <text:p>626.051890343636</text:p>
          </table:table-cell>
          <table:table-cell office:value-type="float" office:value="0.085771208433637" calcext:value-type="float">
            <text:p>0.085771208433637</text:p>
          </table:table-cell>
          <table:table-cell/>
          <table:table-cell office:value-type="float" office:value="0.05907849" calcext:value-type="float">
            <text:p>5.91E-02</text:p>
          </table:table-cell>
          <table:table-cell office:value-type="float" office:value="0.2368371" calcext:value-type="float">
            <text:p>2.37E-01</text:p>
          </table:table-cell>
          <table:table-cell office:value-type="float" office:value="239.199815865265" calcext:value-type="float">
            <text:p>239.199815865265</text:p>
          </table:table-cell>
          <table:table-cell office:value-type="float" office:value="151.061551768834" calcext:value-type="float">
            <text:p>151.061551768834</text:p>
          </table:table-cell>
          <table:table-cell office:value-type="float" office:value="609.738632365901" calcext:value-type="float">
            <text:p>609.738632365901</text:p>
          </table:table-cell>
          <table:table-cell office:value-type="float" office:value="0.081627060725722" calcext:value-type="float">
            <text:p>0.081627060725722</text:p>
          </table:table-cell>
          <table:table-cell/>
          <table:table-cell office:value-type="float" office:value="-0.003109394" calcext:value-type="float">
            <text:p>-3.109394E-03</text:p>
          </table:table-cell>
          <table:table-cell office:value-type="float" office:value="-0.01950655" calcext:value-type="float">
            <text:p>-1.950655E-02</text:p>
          </table:table-cell>
          <table:table-cell office:value-type="float" office:value="-0.004522701" calcext:value-type="float">
            <text:p>-4.522701E-03</text:p>
          </table:table-cell>
          <table:table-cell office:value-type="float" office:value="-0.001402968" calcext:value-type="float">
            <text:p>-1.402968E-03</text:p>
          </table:table-cell>
          <table:table-cell/>
          <table:table-cell office:value-type="float" office:value="0.425627" calcext:value-type="float">
            <text:p>4.256270E-01</text:p>
          </table:table-cell>
          <table:table-cell office:value-type="float" office:value="0.416244" calcext:value-type="float">
            <text:p>4.162440E-01</text:p>
          </table:table-cell>
          <table:table-cell table:formula="of:=[.X83]-[.W83]" office:value-type="float" office:value="-0.00938299999999997" calcext:value-type="float">
            <text:p>-0.0093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6218789" calcext:value-type="float">
            <text:p>6.22E-02</text:p>
          </table:table-cell>
          <table:table-cell office:value-type="float" office:value="0.2368371" calcext:value-type="float">
            <text:p>2.37E-01</text:p>
          </table:table-cell>
          <table:table-cell office:value-type="float" office:value="208.476058640632" calcext:value-type="float">
            <text:p>208.476058640632</text:p>
          </table:table-cell>
          <table:table-cell office:value-type="float" office:value="133.398069759031" calcext:value-type="float">
            <text:p>133.398069759031</text:p>
          </table:table-cell>
          <table:table-cell office:value-type="float" office:value="658.125871600336" calcext:value-type="float">
            <text:p>658.125871600336</text:p>
          </table:table-cell>
          <table:table-cell office:value-type="float" office:value="0.08228469960292" calcext:value-type="float">
            <text:p>0.08228469960292</text:p>
          </table:table-cell>
          <table:table-cell/>
          <table:table-cell office:value-type="float" office:value="0.05907849" calcext:value-type="float">
            <text:p>5.91E-02</text:p>
          </table:table-cell>
          <table:table-cell office:value-type="float" office:value="0.2368371" calcext:value-type="float">
            <text:p>2.37E-01</text:p>
          </table:table-cell>
          <table:table-cell office:value-type="float" office:value="225.477586997826" calcext:value-type="float">
            <text:p>225.477586997826</text:p>
          </table:table-cell>
          <table:table-cell office:value-type="float" office:value="132.927892281501" calcext:value-type="float">
            <text:p>132.927892281501</text:p>
          </table:table-cell>
          <table:table-cell office:value-type="float" office:value="641.594520720673" calcext:value-type="float">
            <text:p>641.594520720673</text:p>
          </table:table-cell>
          <table:table-cell office:value-type="float" office:value="0.078212696131604" calcext:value-type="float">
            <text:p>0.078212696131604</text:p>
          </table:table-cell>
          <table:table-cell/>
          <table:table-cell office:value-type="float" office:value="-0.003109394" calcext:value-type="float">
            <text:p>-3.109394E-03</text:p>
          </table:table-cell>
          <table:table-cell office:value-type="float" office:value="-0.0191407" calcext:value-type="float">
            <text:p>-1.914070E-02</text:p>
          </table:table-cell>
          <table:table-cell office:value-type="float" office:value="-0.004427295" calcext:value-type="float">
            <text:p>-4.427295E-03</text:p>
          </table:table-cell>
          <table:table-cell office:value-type="float" office:value="-0.001376655" calcext:value-type="float">
            <text:p>-1.376655E-03</text:p>
          </table:table-cell>
          <table:table-cell/>
          <table:table-cell office:value-type="float" office:value="0.465725" calcext:value-type="float">
            <text:p>4.657250E-01</text:p>
          </table:table-cell>
          <table:table-cell office:value-type="float" office:value="0.456439" calcext:value-type="float">
            <text:p>4.564390E-01</text:p>
          </table:table-cell>
          <table:table-cell table:formula="of:=[.X84]-[.W84]" office:value-type="float" office:value="-0.00928600000000002" calcext:value-type="float">
            <text:p>-0.00928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0.06218789" calcext:value-type="float">
            <text:p>6.22E-02</text:p>
          </table:table-cell>
          <table:table-cell office:value-type="float" office:value="0.2368371" calcext:value-type="float">
            <text:p>2.37E-01</text:p>
          </table:table-cell>
          <table:table-cell office:value-type="float" office:value="195.906268514688" calcext:value-type="float">
            <text:p>195.906268514688</text:p>
          </table:table-cell>
          <table:table-cell office:value-type="float" office:value="117.836849927599" calcext:value-type="float">
            <text:p>117.836849927599</text:p>
          </table:table-cell>
          <table:table-cell office:value-type="float" office:value="686.256881557712" calcext:value-type="float">
            <text:p>686.256881557712</text:p>
          </table:table-cell>
          <table:table-cell office:value-type="float" office:value="0.079203193764434" calcext:value-type="float">
            <text:p>0.079203193764434</text:p>
          </table:table-cell>
          <table:table-cell/>
          <table:table-cell office:value-type="float" office:value="0.05907849" calcext:value-type="float">
            <text:p>5.91E-02</text:p>
          </table:table-cell>
          <table:table-cell office:value-type="float" office:value="0.2368371" calcext:value-type="float">
            <text:p>2.37E-01</text:p>
          </table:table-cell>
          <table:table-cell office:value-type="float" office:value="212.54256427605" calcext:value-type="float">
            <text:p>212.54256427605</text:p>
          </table:table-cell>
          <table:table-cell office:value-type="float" office:value="117.831056160502" calcext:value-type="float">
            <text:p>117.831056160502</text:p>
          </table:table-cell>
          <table:table-cell office:value-type="float" office:value="669.626379563449" calcext:value-type="float">
            <text:p>669.626379563449</text:p>
          </table:table-cell>
          <table:table-cell office:value-type="float" office:value="0.075212528102929" calcext:value-type="float">
            <text:p>0.075212528102929</text:p>
          </table:table-cell>
          <table:table-cell/>
          <table:table-cell office:value-type="float" office:value="-0.003109394" calcext:value-type="float">
            <text:p>-3.109394E-03</text:p>
          </table:table-cell>
          <table:table-cell office:value-type="float" office:value="-0.01874132" calcext:value-type="float">
            <text:p>-1.874132E-02</text:p>
          </table:table-cell>
          <table:table-cell office:value-type="float" office:value="-0.004324562" calcext:value-type="float">
            <text:p>-4.324562E-03</text:p>
          </table:table-cell>
          <table:table-cell office:value-type="float" office:value="-0.00134793" calcext:value-type="float">
            <text:p>-1.347930E-03</text:p>
          </table:table-cell>
          <table:table-cell/>
          <table:table-cell office:value-type="float" office:value="0.50783" calcext:value-type="float">
            <text:p>5.078300E-01</text:p>
          </table:table-cell>
          <table:table-cell office:value-type="float" office:value="0.498647" calcext:value-type="float">
            <text:p>4.986470E-01</text:p>
          </table:table-cell>
          <table:table-cell table:formula="of:=[.X85]-[.W85]" office:value-type="float" office:value="-0.00918300000000005" calcext:value-type="float">
            <text:p>-0.0091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0.06218789" calcext:value-type="float">
            <text:p>6.22E-02</text:p>
          </table:table-cell>
          <table:table-cell office:value-type="float" office:value="0.2368371" calcext:value-type="float">
            <text:p>2.37E-01</text:p>
          </table:table-cell>
          <table:table-cell office:value-type="float" office:value="184.09435737418" calcext:value-type="float">
            <text:p>184.09435737418</text:p>
          </table:table-cell>
          <table:table-cell office:value-type="float" office:value="104.799304065865" calcext:value-type="float">
            <text:p>104.799304065865</text:p>
          </table:table-cell>
          <table:table-cell office:value-type="float" office:value="711.106338559955" calcext:value-type="float">
            <text:p>711.106338559955</text:p>
          </table:table-cell>
          <table:table-cell office:value-type="float" office:value="0.076499071584886" calcext:value-type="float">
            <text:p>0.076499071584886</text:p>
          </table:table-cell>
          <table:table-cell/>
          <table:table-cell office:value-type="float" office:value="0.05907849" calcext:value-type="float">
            <text:p>5.91E-02</text:p>
          </table:table-cell>
          <table:table-cell office:value-type="float" office:value="0.2368371" calcext:value-type="float">
            <text:p>2.37E-01</text:p>
          </table:table-cell>
          <table:table-cell office:value-type="float" office:value="200.349587870453" calcext:value-type="float">
            <text:p>200.349587870453</text:p>
          </table:table-cell>
          <table:table-cell office:value-type="float" office:value="105.175797354548" calcext:value-type="float">
            <text:p>105.175797354548</text:p>
          </table:table-cell>
          <table:table-cell office:value-type="float" office:value="694.474614774999" calcext:value-type="float">
            <text:p>694.474614774999</text:p>
          </table:table-cell>
          <table:table-cell office:value-type="float" office:value="0.072594595849645" calcext:value-type="float">
            <text:p>0.072594595849645</text:p>
          </table:table-cell>
          <table:table-cell/>
          <table:table-cell office:value-type="float" office:value="-0.003109394" calcext:value-type="float">
            <text:p>-3.109394E-03</text:p>
          </table:table-cell>
          <table:table-cell office:value-type="float" office:value="-0.01832719" calcext:value-type="float">
            <text:p>-1.832719E-02</text:p>
          </table:table-cell>
          <table:table-cell office:value-type="float" office:value="-0.004218994" calcext:value-type="float">
            <text:p>-4.218994E-03</text:p>
          </table:table-cell>
          <table:table-cell office:value-type="float" office:value="-0.001318145" calcext:value-type="float">
            <text:p>-1.318145E-03</text:p>
          </table:table-cell>
          <table:table-cell/>
          <table:table-cell office:value-type="float" office:value="0.551613" calcext:value-type="float">
            <text:p>5.516130E-01</text:p>
          </table:table-cell>
          <table:table-cell office:value-type="float" office:value="0.542536" calcext:value-type="float">
            <text:p>5.425360E-01</text:p>
          </table:table-cell>
          <table:table-cell table:formula="of:=[.X86]-[.W86]" office:value-type="float" office:value="-0.009077" calcext:value-type="float">
            <text:p>-0.00907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0.06218789" calcext:value-type="float">
            <text:p>6.22E-02</text:p>
          </table:table-cell>
          <table:table-cell office:value-type="float" office:value="0.2368371" calcext:value-type="float">
            <text:p>2.37E-01</text:p>
          </table:table-cell>
          <table:table-cell office:value-type="float" office:value="172.994629901142" calcext:value-type="float">
            <text:p>172.994629901142</text:p>
          </table:table-cell>
          <table:table-cell office:value-type="float" office:value="93.7989346519811" calcext:value-type="float">
            <text:p>93.7989346519811</text:p>
          </table:table-cell>
          <table:table-cell office:value-type="float" office:value="733.206435446877" calcext:value-type="float">
            <text:p>733.206435446877</text:p>
          </table:table-cell>
          <table:table-cell office:value-type="float" office:value="0.074140982208255" calcext:value-type="float">
            <text:p>0.074140982208255</text:p>
          </table:table-cell>
          <table:table-cell/>
          <table:table-cell office:value-type="float" office:value="0.05907849" calcext:value-type="float">
            <text:p>5.91E-02</text:p>
          </table:table-cell>
          <table:table-cell office:value-type="float" office:value="0.2368371" calcext:value-type="float">
            <text:p>2.37E-01</text:p>
          </table:table-cell>
          <table:table-cell office:value-type="float" office:value="188.856088645504" calcext:value-type="float">
            <text:p>188.856088645504</text:p>
          </table:table-cell>
          <table:table-cell office:value-type="float" office:value="94.4898047172806" calcext:value-type="float">
            <text:p>94.4898047172806</text:p>
          </table:table-cell>
          <table:table-cell office:value-type="float" office:value="716.654106637215" calcext:value-type="float">
            <text:p>716.654106637215</text:p>
          </table:table-cell>
          <table:table-cell office:value-type="float" office:value="0.070324039269478" calcext:value-type="float">
            <text:p>0.070324039269478</text:p>
          </table:table-cell>
          <table:table-cell/>
          <table:table-cell office:value-type="float" office:value="-0.003109394" calcext:value-type="float">
            <text:p>-3.109394E-03</text:p>
          </table:table-cell>
          <table:table-cell office:value-type="float" office:value="-0.01791314" calcext:value-type="float">
            <text:p>-1.791314E-02</text:p>
          </table:table-cell>
          <table:table-cell office:value-type="float" office:value="-0.004114122" calcext:value-type="float">
            <text:p>-4.114122E-03</text:p>
          </table:table-cell>
          <table:table-cell office:value-type="float" office:value="-0.001288365" calcext:value-type="float">
            <text:p>-1.288365E-03</text:p>
          </table:table-cell>
          <table:table-cell/>
          <table:table-cell office:value-type="float" office:value="0.596656" calcext:value-type="float">
            <text:p>5.966560E-01</text:p>
          </table:table-cell>
          <table:table-cell office:value-type="float" office:value="0.587683" calcext:value-type="float">
            <text:p>5.876830E-01</text:p>
          </table:table-cell>
          <table:table-cell table:formula="of:=[.X87]-[.W87]" office:value-type="float" office:value="-0.00897300000000001" calcext:value-type="float">
            <text:p>-0.00897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0.06218789" calcext:value-type="float">
            <text:p>6.22E-02</text:p>
          </table:table-cell>
          <table:table-cell office:value-type="float" office:value="0.2368371" calcext:value-type="float">
            <text:p>2.37E-01</text:p>
          </table:table-cell>
          <table:table-cell office:value-type="float" office:value="162.564145916786" calcext:value-type="float">
            <text:p>162.564145916786</text:p>
          </table:table-cell>
          <table:table-cell office:value-type="float" office:value="84.4490817135269" calcext:value-type="float">
            <text:p>84.4490817135269</text:p>
          </table:table-cell>
          <table:table-cell office:value-type="float" office:value="752.986772369687" calcext:value-type="float">
            <text:p>752.986772369687</text:p>
          </table:table-cell>
          <table:table-cell office:value-type="float" office:value="0.072095888763873" calcext:value-type="float">
            <text:p>0.072095888763873</text:p>
          </table:table-cell>
          <table:table-cell/>
          <table:table-cell office:value-type="float" office:value="0.05907849" calcext:value-type="float">
            <text:p>5.91E-02</text:p>
          </table:table-cell>
          <table:table-cell office:value-type="float" office:value="0.2368371" calcext:value-type="float">
            <text:p>2.37E-01</text:p>
          </table:table-cell>
          <table:table-cell office:value-type="float" office:value="178.021939538706" calcext:value-type="float">
            <text:p>178.021939538706</text:p>
          </table:table-cell>
          <table:table-cell office:value-type="float" office:value="85.3979260923886" calcext:value-type="float">
            <text:p>85.3979260923886</text:p>
          </table:table-cell>
          <table:table-cell office:value-type="float" office:value="736.580134368905" calcext:value-type="float">
            <text:p>736.580134368905</text:p>
          </table:table-cell>
          <table:table-cell office:value-type="float" office:value="0.068365119767177" calcext:value-type="float">
            <text:p>0.068365119767177</text:p>
          </table:table-cell>
          <table:table-cell/>
          <table:table-cell office:value-type="float" office:value="-0.003109394" calcext:value-type="float">
            <text:p>-3.109394E-03</text:p>
          </table:table-cell>
          <table:table-cell office:value-type="float" office:value="-0.01751033" calcext:value-type="float">
            <text:p>-1.751033E-02</text:p>
          </table:table-cell>
          <table:table-cell office:value-type="float" office:value="-0.004012579" calcext:value-type="float">
            <text:p>-4.012579E-03</text:p>
          </table:table-cell>
          <table:table-cell office:value-type="float" office:value="-0.001259394" calcext:value-type="float">
            <text:p>-1.259394E-03</text:p>
          </table:table-cell>
          <table:table-cell/>
          <table:table-cell office:value-type="float" office:value="0.642397" calcext:value-type="float">
            <text:p>6.423970E-01</text:p>
          </table:table-cell>
          <table:table-cell office:value-type="float" office:value="0.633526" calcext:value-type="float">
            <text:p>6.335260E-01</text:p>
          </table:table-cell>
          <table:table-cell table:formula="of:=[.X88]-[.W88]" office:value-type="float" office:value="-0.00887100000000007" calcext:value-type="float">
            <text:p>-0.00887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.06218789" calcext:value-type="float">
            <text:p>6.22E-02</text:p>
          </table:table-cell>
          <table:table-cell office:value-type="float" office:value="0.2368371" calcext:value-type="float">
            <text:p>2.37E-01</text:p>
          </table:table-cell>
          <table:table-cell office:value-type="float" office:value="152.762554264002" calcext:value-type="float">
            <text:p>152.762554264002</text:p>
          </table:table-cell>
          <table:table-cell office:value-type="float" office:value="76.442035183871" calcext:value-type="float">
            <text:p>76.442035183871</text:p>
          </table:table-cell>
          <table:table-cell office:value-type="float" office:value="770.795410552127" calcext:value-type="float">
            <text:p>770.795410552127</text:p>
          </table:table-cell>
          <table:table-cell office:value-type="float" office:value="0.070330662872456" calcext:value-type="float">
            <text:p>0.070330662872456</text:p>
          </table:table-cell>
          <table:table-cell/>
          <table:table-cell office:value-type="float" office:value="0.05907849" calcext:value-type="float">
            <text:p>5.91E-02</text:p>
          </table:table-cell>
          <table:table-cell office:value-type="float" office:value="0.2368371" calcext:value-type="float">
            <text:p>2.37E-01</text:p>
          </table:table-cell>
          <table:table-cell office:value-type="float" office:value="167.809315465653" calcext:value-type="float">
            <text:p>167.809315465653</text:p>
          </table:table-cell>
          <table:table-cell office:value-type="float" office:value="77.6018195025181" calcext:value-type="float">
            <text:p>77.6018195025181</text:p>
          </table:table-cell>
          <table:table-cell office:value-type="float" office:value="754.588865031829" calcext:value-type="float">
            <text:p>754.588865031829</text:p>
          </table:table-cell>
          <table:table-cell office:value-type="float" office:value="0.066682737300931" calcext:value-type="float">
            <text:p>0.066682737300931</text:p>
          </table:table-cell>
          <table:table-cell/>
          <table:table-cell office:value-type="float" office:value="-0.003109394" calcext:value-type="float">
            <text:p>-3.109394E-03</text:p>
          </table:table-cell>
          <table:table-cell office:value-type="float" office:value="-0.01712666" calcext:value-type="float">
            <text:p>-1.712666E-02</text:p>
          </table:table-cell>
          <table:table-cell office:value-type="float" office:value="-0.003916217" calcext:value-type="float">
            <text:p>-3.916217E-03</text:p>
          </table:table-cell>
          <table:table-cell office:value-type="float" office:value="-0.001231799" calcext:value-type="float">
            <text:p>-1.231799E-03</text:p>
          </table:table-cell>
          <table:table-cell/>
          <table:table-cell office:value-type="float" office:value="0.68816" calcext:value-type="float">
            <text:p>6.881600E-01</text:p>
          </table:table-cell>
          <table:table-cell office:value-type="float" office:value="0.679385" calcext:value-type="float">
            <text:p>6.793850E-01</text:p>
          </table:table-cell>
          <table:table-cell table:formula="of:=[.X89]-[.W89]" office:value-type="float" office:value="-0.00877500000000009" calcext:value-type="float">
            <text:p>-0.00877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0.06218789" calcext:value-type="float">
            <text:p>6.22E-02</text:p>
          </table:table-cell>
          <table:table-cell office:value-type="float" office:value="0.2368371" calcext:value-type="float">
            <text:p>2.37E-01</text:p>
          </table:table-cell>
          <table:table-cell office:value-type="float" office:value="143.551936705697" calcext:value-type="float">
            <text:p>143.551936705697</text:p>
          </table:table-cell>
          <table:table-cell office:value-type="float" office:value="69.5325420328982" calcext:value-type="float">
            <text:p>69.5325420328982</text:p>
          </table:table-cell>
          <table:table-cell office:value-type="float" office:value="786.915521261405" calcext:value-type="float">
            <text:p>786.915521261405</text:p>
          </table:table-cell>
          <table:table-cell office:value-type="float" office:value="0.068813249961516" calcext:value-type="float">
            <text:p>0.068813249961516</text:p>
          </table:table-cell>
          <table:table-cell/>
          <table:table-cell office:value-type="float" office:value="0.05907849" calcext:value-type="float">
            <text:p>5.91E-02</text:p>
          </table:table-cell>
          <table:table-cell office:value-type="float" office:value="0.2368371" calcext:value-type="float">
            <text:p>2.37E-01</text:p>
          </table:table-cell>
          <table:table-cell office:value-type="float" office:value="158.182561261942" calcext:value-type="float">
            <text:p>158.182561261942</text:p>
          </table:table-cell>
          <table:table-cell office:value-type="float" office:value="70.8638874624237" calcext:value-type="float">
            <text:p>70.8638874624237</text:p>
          </table:table-cell>
          <table:table-cell office:value-type="float" office:value="770.953551275635" calcext:value-type="float">
            <text:p>770.953551275635</text:p>
          </table:table-cell>
          <table:table-cell office:value-type="float" office:value="0.065243490808678" calcext:value-type="float">
            <text:p>0.065243490808678</text:p>
          </table:table-cell>
          <table:table-cell/>
          <table:table-cell office:value-type="float" office:value="-0.003109394" calcext:value-type="float">
            <text:p>-3.109394E-03</text:p>
          </table:table-cell>
          <table:table-cell office:value-type="float" office:value="-0.01676733" calcext:value-type="float">
            <text:p>-1.676733E-02</text:p>
          </table:table-cell>
          <table:table-cell office:value-type="float" office:value="-0.003826229" calcext:value-type="float">
            <text:p>-3.826229E-03</text:p>
          </table:table-cell>
          <table:table-cell office:value-type="float" office:value="-0.001205955" calcext:value-type="float">
            <text:p>-1.205955E-03</text:p>
          </table:table-cell>
          <table:table-cell/>
          <table:table-cell office:value-type="float" office:value="0.68816" calcext:value-type="float">
            <text:p>6.881600E-01</text:p>
          </table:table-cell>
          <table:table-cell office:value-type="float" office:value="0.679475" calcext:value-type="float">
            <text:p>6.794750E-01</text:p>
          </table:table-cell>
          <table:table-cell table:formula="of:=[.X90]-[.W90]" office:value-type="float" office:value="-0.00868500000000016" calcext:value-type="float">
            <text:p>-0.0086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0.06218789" calcext:value-type="float">
            <text:p>6.22E-02</text:p>
          </table:table-cell>
          <table:table-cell office:value-type="float" office:value="0.2368371" calcext:value-type="float">
            <text:p>2.37E-01</text:p>
          </table:table-cell>
          <table:table-cell office:value-type="float" office:value="134.896661235079" calcext:value-type="float">
            <text:p>134.896661235079</text:p>
          </table:table-cell>
          <table:table-cell office:value-type="float" office:value="63.5247820051583" calcext:value-type="float">
            <text:p>63.5247820051583</text:p>
          </table:table-cell>
          <table:table-cell office:value-type="float" office:value="801.578556759763" calcext:value-type="float">
            <text:p>801.578556759763</text:p>
          </table:table-cell>
          <table:table-cell office:value-type="float" office:value="0.067513458821504" calcext:value-type="float">
            <text:p>0.067513458821504</text:p>
          </table:table-cell>
          <table:table-cell/>
          <table:table-cell office:value-type="float" office:value="0.05907849" calcext:value-type="float">
            <text:p>5.91E-02</text:p>
          </table:table-cell>
          <table:table-cell office:value-type="float" office:value="0.2368371" calcext:value-type="float">
            <text:p>2.37E-01</text:p>
          </table:table-cell>
          <table:table-cell office:value-type="float" office:value="149.10806720089" calcext:value-type="float">
            <text:p>149.10806720089</text:p>
          </table:table-cell>
          <table:table-cell office:value-type="float" office:value="64.9945916513668" calcext:value-type="float">
            <text:p>64.9945916513668</text:p>
          </table:table-cell>
          <table:table-cell office:value-type="float" office:value="785.897341147743" calcext:value-type="float">
            <text:p>785.897341147743</text:p>
          </table:table-cell>
          <table:table-cell office:value-type="float" office:value="0.064016354325996" calcext:value-type="float">
            <text:p>0.064016354325996</text:p>
          </table:table-cell>
          <table:table-cell/>
          <table:table-cell office:value-type="float" office:value="-0.003109394" calcext:value-type="float">
            <text:p>-3.109394E-03</text:p>
          </table:table-cell>
          <table:table-cell office:value-type="float" office:value="-0.01643535" calcext:value-type="float">
            <text:p>-1.643535E-02</text:p>
          </table:table-cell>
          <table:table-cell office:value-type="float" office:value="-0.003743285" calcext:value-type="float">
            <text:p>-3.743285E-03</text:p>
          </table:table-cell>
          <table:table-cell office:value-type="float" office:value="-0.001182078" calcext:value-type="float">
            <text:p>-1.182078E-03</text:p>
          </table:table-cell>
          <table:table-cell/>
          <table:table-cell office:value-type="float" office:value="0.68816" calcext:value-type="float">
            <text:p>6.881600E-01</text:p>
          </table:table-cell>
          <table:table-cell office:value-type="float" office:value="0.679558" calcext:value-type="float">
            <text:p>6.795580E-01</text:p>
          </table:table-cell>
          <table:table-cell table:formula="of:=[.X91]-[.W91]" office:value-type="float" office:value="-0.00860200000000011" calcext:value-type="float">
            <text:p>-0.00860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0.06218789" calcext:value-type="float">
            <text:p>6.22E-02</text:p>
          </table:table-cell>
          <table:table-cell office:value-type="float" office:value="0.2368371" calcext:value-type="float">
            <text:p>2.37E-01</text:p>
          </table:table-cell>
          <table:table-cell office:value-type="float" office:value="126.763244230403" calcext:value-type="float">
            <text:p>126.763244230403</text:p>
          </table:table-cell>
          <table:table-cell office:value-type="float" office:value="58.262081072331" calcext:value-type="float">
            <text:p>58.262081072331</text:p>
          </table:table-cell>
          <table:table-cell office:value-type="float" office:value="814.974674697266" calcext:value-type="float">
            <text:p>814.974674697266</text:p>
          </table:table-cell>
          <table:table-cell office:value-type="float" office:value="0.066403442653855" calcext:value-type="float">
            <text:p>0.066403442653855</text:p>
          </table:table-cell>
          <table:table-cell/>
          <table:table-cell office:value-type="float" office:value="0.05907849" calcext:value-type="float">
            <text:p>5.91E-02</text:p>
          </table:table-cell>
          <table:table-cell office:value-type="float" office:value="0.2368371" calcext:value-type="float">
            <text:p>2.37E-01</text:p>
          </table:table-cell>
          <table:table-cell office:value-type="float" office:value="140.554151652458" calcext:value-type="float">
            <text:p>140.554151652458</text:p>
          </table:table-cell>
          <table:table-cell office:value-type="float" office:value="59.8424355285752" calcext:value-type="float">
            <text:p>59.8424355285752</text:p>
          </table:table-cell>
          <table:table-cell office:value-type="float" office:value="799.603412818967" calcext:value-type="float">
            <text:p>799.603412818967</text:p>
          </table:table-cell>
          <table:table-cell office:value-type="float" office:value="0.062973048592062" calcext:value-type="float">
            <text:p>0.062973048592062</text:p>
          </table:table-cell>
          <table:table-cell/>
          <table:table-cell office:value-type="float" office:value="-0.003109394" calcext:value-type="float">
            <text:p>-3.109394E-03</text:p>
          </table:table-cell>
          <table:table-cell office:value-type="float" office:value="-0.01613204" calcext:value-type="float">
            <text:p>-1.613204E-02</text:p>
          </table:table-cell>
          <table:table-cell office:value-type="float" office:value="-0.003667652" calcext:value-type="float">
            <text:p>-3.667652E-03</text:p>
          </table:table-cell>
          <table:table-cell office:value-type="float" office:value="-0.001160263" calcext:value-type="float">
            <text:p>-1.160263E-03</text:p>
          </table:table-cell>
          <table:table-cell/>
          <table:table-cell office:value-type="float" office:value="0.68816" calcext:value-type="float">
            <text:p>6.881600E-01</text:p>
          </table:table-cell>
          <table:table-cell office:value-type="float" office:value="0.679634" calcext:value-type="float">
            <text:p>6.796340E-01</text:p>
          </table:table-cell>
          <table:table-cell table:formula="of:=[.X92]-[.W92]" office:value-type="float" office:value="-0.00852600000000014" calcext:value-type="float">
            <text:p>-0.00852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0.06218789" calcext:value-type="float">
            <text:p>6.22E-02</text:p>
          </table:table-cell>
          <table:table-cell office:value-type="float" office:value="0.2368371" calcext:value-type="float">
            <text:p>2.37E-01</text:p>
          </table:table-cell>
          <table:table-cell office:value-type="float" office:value="119.120220920917" calcext:value-type="float">
            <text:p>119.120220920917</text:p>
          </table:table-cell>
          <table:table-cell office:value-type="float" office:value="53.6187858035654" calcext:value-type="float">
            <text:p>53.6187858035654</text:p>
          </table:table-cell>
          <table:table-cell office:value-type="float" office:value="827.260993275517" calcext:value-type="float">
            <text:p>827.260993275517</text:p>
          </table:table-cell>
          <table:table-cell office:value-type="float" office:value="0.065457940368869" calcext:value-type="float">
            <text:p>0.065457940368869</text:p>
          </table:table-cell>
          <table:table-cell/>
          <table:table-cell office:value-type="float" office:value="0.05907849" calcext:value-type="float">
            <text:p>5.91E-02</text:p>
          </table:table-cell>
          <table:table-cell office:value-type="float" office:value="0.2368371" calcext:value-type="float">
            <text:p>2.37E-01</text:p>
          </table:table-cell>
          <table:table-cell office:value-type="float" office:value="132.490950473699" calcext:value-type="float">
            <text:p>132.490950473699</text:p>
          </table:table-cell>
          <table:table-cell office:value-type="float" office:value="55.2860526850996" calcext:value-type="float">
            <text:p>55.2860526850996</text:p>
          </table:table-cell>
          <table:table-cell office:value-type="float" office:value="812.222996841201" calcext:value-type="float">
            <text:p>812.222996841201</text:p>
          </table:table-cell>
          <table:table-cell office:value-type="float" office:value="0.062088184164972" calcext:value-type="float">
            <text:p>0.062088184164972</text:p>
          </table:table-cell>
          <table:table-cell/>
          <table:table-cell office:value-type="float" office:value="-0.003109394" calcext:value-type="float">
            <text:p>-3.109394E-03</text:p>
          </table:table-cell>
          <table:table-cell office:value-type="float" office:value="-0.01585747" calcext:value-type="float">
            <text:p>-1.585747E-02</text:p>
          </table:table-cell>
          <table:table-cell office:value-type="float" office:value="-0.003599298" calcext:value-type="float">
            <text:p>-3.599298E-03</text:p>
          </table:table-cell>
          <table:table-cell office:value-type="float" office:value="-0.001140515" calcext:value-type="float">
            <text:p>-1.140515E-03</text:p>
          </table:table-cell>
          <table:table-cell/>
          <table:table-cell office:value-type="float" office:value="0.68816" calcext:value-type="float">
            <text:p>6.881600E-01</text:p>
          </table:table-cell>
          <table:table-cell office:value-type="float" office:value="0.679702" calcext:value-type="float">
            <text:p>6.797020E-01</text:p>
          </table:table-cell>
          <table:table-cell table:formula="of:=[.X93]-[.W93]" office:value-type="float" office:value="-0.00845800000000019" calcext:value-type="float">
            <text:p>-0.00845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0.06218789" calcext:value-type="float">
            <text:p>6.22E-02</text:p>
          </table:table-cell>
          <table:table-cell office:value-type="float" office:value="0.2368371" calcext:value-type="float">
            <text:p>2.37E-01</text:p>
          </table:table-cell>
          <table:table-cell office:value-type="float" office:value="111.938023662895" calcext:value-type="float">
            <text:p>111.938023662895</text:p>
          </table:table-cell>
          <table:table-cell office:value-type="float" office:value="49.4938434600388" calcext:value-type="float">
            <text:p>49.4938434600388</text:p>
          </table:table-cell>
          <table:table-cell office:value-type="float" office:value="838.568132877066" calcext:value-type="float">
            <text:p>838.5681328770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5907849" calcext:value-type="float">
            <text:p>5.91E-02</text:p>
          </table:table-cell>
          <table:table-cell office:value-type="float" office:value="0.2368371" calcext:value-type="float">
            <text:p>2.37E-01</text:p>
          </table:table-cell>
          <table:table-cell office:value-type="float" office:value="124.890312744577" calcext:value-type="float">
            <text:p>124.890312744577</text:p>
          </table:table-cell>
          <table:table-cell office:value-type="float" office:value="51.2279572601515" calcext:value-type="float">
            <text:p>51.2279572601515</text:p>
          </table:table-cell>
          <table:table-cell office:value-type="float" office:value="823.881729995271" calcext:value-type="float">
            <text:p>823.8817299952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03109394" calcext:value-type="float">
            <text:p>-3.109394E-03</text:p>
          </table:table-cell>
          <table:table-cell table:number-columns-repeated="3" office:value-type="float" office:value="0" calcext:value-type="float">
            <text:p>0.000000E+00</text:p>
          </table:table-cell>
          <table:table-cell/>
          <table:table-cell office:value-type="float" office:value="0.68816" calcext:value-type="float">
            <text:p>6.881600E-01</text:p>
          </table:table-cell>
          <table:table-cell office:value-type="float" office:value="0.683414" calcext:value-type="float">
            <text:p>6.834140E-01</text:p>
          </table:table-cell>
          <table:table-cell table:formula="of:=[.X94]-[.W94]" office:value-type="float" office:value="-0.00474600000000014" calcext:value-type="float">
            <text:p>-0.00474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0.06218789" calcext:value-type="float">
            <text:p>6.22E-02</text:p>
          </table:table-cell>
          <table:table-cell office:value-type="float" office:value="0.2368371" calcext:value-type="float">
            <text:p>2.37E-01</text:p>
          </table:table-cell>
          <table:table-cell office:value-type="float" office:value="105.18886755485" calcext:value-type="float">
            <text:p>105.18886755485</text:p>
          </table:table-cell>
          <table:table-cell office:value-type="float" office:value="45.805728581193" calcext:value-type="float">
            <text:p>45.805728581193</text:p>
          </table:table-cell>
          <table:table-cell office:value-type="float" office:value="849.005403863957" calcext:value-type="float">
            <text:p>849.0054038639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5907849" calcext:value-type="float">
            <text:p>5.91E-02</text:p>
          </table:table-cell>
          <table:table-cell office:value-type="float" office:value="0.2368371" calcext:value-type="float">
            <text:p>2.37E-01</text:p>
          </table:table-cell>
          <table:table-cell office:value-type="float" office:value="117.725702485126" calcext:value-type="float">
            <text:p>117.725702485126</text:p>
          </table:table-cell>
          <table:table-cell office:value-type="float" office:value="47.5896062894697" calcext:value-type="float">
            <text:p>47.5896062894697</text:p>
          </table:table-cell>
          <table:table-cell office:value-type="float" office:value="834.684691225404" calcext:value-type="float">
            <text:p>834.6846912254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03109394" calcext:value-type="float">
            <text:p>-3.109394E-03</text:p>
          </table:table-cell>
          <table:table-cell table:number-columns-repeated="3" office:value-type="float" office:value="0" calcext:value-type="float">
            <text:p>0.000000E+00</text:p>
          </table:table-cell>
          <table:table-cell/>
          <table:table-cell office:value-type="float" office:value="0.68816" calcext:value-type="float">
            <text:p>6.881600E-01</text:p>
          </table:table-cell>
          <table:table-cell office:value-type="float" office:value="0.683414" calcext:value-type="float">
            <text:p>6.834140E-01</text:p>
          </table:table-cell>
          <table:table-cell table:formula="of:=[.X95]-[.W95]" office:value-type="float" office:value="-0.00474600000000014" calcext:value-type="float">
            <text:p>-0.00474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0.06218789" calcext:value-type="float">
            <text:p>6.22E-02</text:p>
          </table:table-cell>
          <table:table-cell office:value-type="float" office:value="0.2368371" calcext:value-type="float">
            <text:p>2.37E-01</text:p>
          </table:table-cell>
          <table:table-cell office:value-type="float" office:value="98.8466429494365" calcext:value-type="float">
            <text:p>98.8466429494365</text:p>
          </table:table-cell>
          <table:table-cell office:value-type="float" office:value="42.4884325567348" calcext:value-type="float">
            <text:p>42.4884325567348</text:p>
          </table:table-cell>
          <table:table-cell office:value-type="float" office:value="858.664924493828" calcext:value-type="float">
            <text:p>858.6649244938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5907849" calcext:value-type="float">
            <text:p>5.91E-02</text:p>
          </table:table-cell>
          <table:table-cell office:value-type="float" office:value="0.2368371" calcext:value-type="float">
            <text:p>2.37E-01</text:p>
          </table:table-cell>
          <table:table-cell office:value-type="float" office:value="110.972106010826" calcext:value-type="float">
            <text:p>110.972106010826</text:p>
          </table:table-cell>
          <table:table-cell office:value-type="float" office:value="44.3074976683739" calcext:value-type="float">
            <text:p>44.3074976683739</text:p>
          </table:table-cell>
          <table:table-cell office:value-type="float" office:value="844.7203963208" calcext:value-type="float">
            <text:p>844.72039632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03109394" calcext:value-type="float">
            <text:p>-3.109394E-03</text:p>
          </table:table-cell>
          <table:table-cell table:number-columns-repeated="3" office:value-type="float" office:value="0" calcext:value-type="float">
            <text:p>0.000000E+00</text:p>
          </table:table-cell>
          <table:table-cell/>
          <table:table-cell office:value-type="float" office:value="0.68816" calcext:value-type="float">
            <text:p>6.881600E-01</text:p>
          </table:table-cell>
          <table:table-cell office:value-type="float" office:value="0.683414" calcext:value-type="float">
            <text:p>6.834140E-01</text:p>
          </table:table-cell>
          <table:table-cell table:formula="of:=[.X96]-[.W96]" office:value-type="float" office:value="-0.00474600000000014" calcext:value-type="float">
            <text:p>-0.004746</text:p>
          </table:table-cell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percentage-style style:name="N118">
      <number:number number:decimal-places="4" loext:min-decimal-places="4" number:min-integer-digits="1"/>
      <number:text>%</number:text>
    </number:percentage-style>
    <number:date-style style:name="N119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:</number:text>
      <number:seconds number:style="long"/>
    </number:date-style>
    <number:time-style style:name="N120"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0" loext:min-decimal-places="0" number:min-integer-digits="1"/>
      <number:text> </number:text>
    </number:number-style>
    <number:number-style style:name="N128">
      <number:number number:decimal-places="9" loext:min-decimal-places="9" number:min-integer-digits="1"/>
    </number:number-style>
    <number:number-style style:name="N13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text>$</number:text>
      <number:number number:decimal-places="0" loext:min-decimal-places="0" number:min-integer-digits="1" number:grouping="true"/>
    </number:number-style>
    <number:currency-style style:name="N133">
      <number:currency-symbol number:language="en" number:country="AU">$</number:currency-symbol>
      <number:number number:decimal-places="0" loext:min-decimal-places="0" number:min-integer-digits="1" number:grouping="true"/>
    </number:currency-style>
    <number:number-style style:name="N134">
      <number:number number:decimal-places="8" loext:min-decimal-places="8" number:min-integer-digits="1"/>
    </number:number-style>
    <number:number-style style:name="N135">
      <number:number number:decimal-places="10" loext:min-decimal-places="10" number:min-integer-digits="1"/>
    </number:number-style>
    <number:number-style style:name="N136">
      <number:text>$</number:text>
      <number:number number:decimal-places="2" loext:min-decimal-places="2" number:min-integer-digits="1" number:grouping="true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 number:grouping="true"/>
    </number:number-style>
    <number:number-style style:name="N139">
      <number:number number:decimal-places="1" loext:min-decimal-places="1" number:min-integer-digits="1"/>
    </number:number-style>
    <number:number-style style:name="N142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42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4" loext:min-decimal-places="4" number:min-integer-digits="1" number:grouping="true"/>
    </number:number-style>
    <number:number-style style:name="N144">
      <number:number number:decimal-places="3" loext:min-decimal-places="3" number:min-integer-digits="1" number:grouping="true"/>
    </number:number-style>
    <number:number-style style:name="N145">
      <number:number number:decimal-places="5" loext:min-decimal-places="5" number:min-integer-digits="1" number:grouping="true"/>
    </number:number-style>
    <number:number-style style:name="N146">
      <number:number number:decimal-places="7" loext:min-decimal-places="7" number:min-integer-digits="1" number:grouping="true"/>
    </number:number-style>
    <number:number-style style:name="N147">
      <number:number number:decimal-places="40" loext:min-decimal-places="40" number:min-integer-digits="1"/>
    </number:number-style>
    <number:number-style style:name="N150P0" style:volatile="true">
      <loext:text> </loext:text>
      <loext:fill-character> </loext:fill-character>
      <number:number number:decimal-places="8" loext:min-decimal-places="8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8" loext:min-decimal-places="8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52">
      <number:scientific-number number:decimal-places="4" loext:min-decimal-places="4" number:min-integer-digits="1" number:min-exponent-digits="2" loext:exponent-interval="1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/00/0000</text:date>, <text:time style:data-style-name="N2" text:time-value="15:30:10.8113138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Moss</meta:initial-creator>
    <meta:creation-date>2018-10-19T08:49:59.566219374</meta:creation-date>
    <dc:date>2018-10-19T15:30:26.772071384</dc:date>
    <dc:creator>Rob Moss</dc:creator>
    <meta:editing-duration>PT28M55S</meta:editing-duration>
    <meta:editing-cycles>7</meta:editing-cycles>
    <meta:generator>LibreOffice/6.1.2.1$Linux_X86_64 LibreOffice_project/10$Build-1</meta:generator>
    <meta:document-statistic meta:table-count="1" meta:cell-count="1999" meta:object-count="0"/>
  </office:meta>
</office:document-meta>
</file>